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Helvetica Neue" svg:font-family="'Helvetica Neue'"/>
    <style:font-face style:name="Helvetica Neue Medium" svg:font-family="'Helvetica Neue Medium'"/>
    <style:font-face style:name="Helvetica Neue1" svg:font-family="'Helvetica Neue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075in"/>
    </style:style>
    <style:style style:name="co2" style:family="table-column">
      <style:table-column-properties fo:break-before="auto" style:column-width="1.5043in"/>
    </style:style>
    <style:style style:name="co3" style:family="table-column">
      <style:table-column-properties fo:break-before="auto" style:column-width="1.889in"/>
    </style:style>
    <style:style style:name="co4" style:family="table-column">
      <style:table-column-properties fo:break-before="auto" style:column-width="0.9839in"/>
    </style:style>
    <style:style style:name="co5" style:family="table-column">
      <style:table-column-properties fo:break-before="auto" style:column-width="1.9339in"/>
    </style:style>
    <style:style style:name="co6" style:family="table-column">
      <style:table-column-properties fo:break-before="auto" style:column-width="0.4862in"/>
    </style:style>
    <style:style style:name="co7" style:family="table-column">
      <style:table-column-properties fo:break-before="auto" style:column-width="0.4752in"/>
    </style:style>
    <style:style style:name="co8" style:family="table-column">
      <style:table-column-properties fo:break-before="auto" style:column-width="0.7575in"/>
    </style:style>
    <style:style style:name="co9" style:family="table-column">
      <style:table-column-properties fo:break-before="auto" style:column-width="8.3354in"/>
    </style:style>
    <style:style style:name="co10" style:family="table-column">
      <style:table-column-properties fo:break-before="auto" style:column-width="1.3799in"/>
    </style:style>
    <style:style style:name="co11" style:family="table-column">
      <style:table-column-properties fo:break-before="auto" style:column-width="1.3228in"/>
    </style:style>
    <style:style style:name="co12" style:family="table-column">
      <style:table-column-properties fo:break-before="auto" style:column-width="1.2102in"/>
    </style:style>
    <style:style style:name="co13" style:family="table-column">
      <style:table-column-properties fo:break-before="auto" style:column-width="1.2217in"/>
    </style:style>
    <style:style style:name="co14" style:family="table-column">
      <style:table-column-properties fo:break-before="auto" style:column-width="0.6563in"/>
    </style:style>
    <style:style style:name="ro1" style:family="table-row">
      <style:table-row-properties style:row-height="0.6874in" fo:break-before="auto" style:use-optimal-row-height="false"/>
    </style:style>
    <style:style style:name="ta1" style:family="table" style:master-page-name="PageStyle_5f_Sheet_20_1_20_-_20_odsToCSV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etica Neue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etica Neue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etica Neue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7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152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ffffff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9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0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ffffff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1" style:family="table-cell" style:parent-style-name="Default" style:data-style-name="N152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2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ffffff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4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15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16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18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Excel_20_Built-in_20_Hyperlink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Helvetica Neu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>
        <loext:char-complex-color loext:theme-type="hyperlink" loext:color-type="theme"/>
      </style:text-properties>
    </style:style>
    <style:style style:name="ce20" style:family="table-cell" style:parent-style-name="Excel_20_Built-in_20_Hyperlink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Helvetica Neu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>
        <loext:char-complex-color loext:theme-type="hyperlink" loext:color-type="theme"/>
      </style:text-properties>
    </style:style>
    <style:style style:name="ce21" style:family="table-cell" style:parent-style-name="Default" style:data-style-name="N153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22" style:family="table-cell" style:parent-style-name="Default" style:data-style-name="N15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in" style:writing-mode="page"/>
    </style:style>
    <style:style style:name="ce2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2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ffffff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25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2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2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2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 1 - odsToCSV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2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2" table:default-cell-style-name="ce6"/>
        <table:table-column table:style-name="co14" table:number-columns-repeated="16369" table:default-cell-style-name="ce6"/>
        <table:table-row table:style-name="ro1">
          <table:table-cell table:style-name="ce1" office:value-type="string" calcext:value-type="string" table:number-columns-spanned="14" table:number-rows-spanned="1">
            <text:p>Book of Parts</text:p>
          </table:table-cell>
          <table:covered-table-cell table:number-columns-repeated="13" table:style-name="ce1"/>
          <table:table-cell table:number-columns-repeated="16370"/>
        </table:table-row>
        <table:table-row table:style-name="ro1">
          <table:table-cell table:style-name="ce2" office:value-type="string" calcext:value-type="string">
            <text:p>Degree</text:p>
          </table:table-cell>
          <table:table-cell table:style-name="ce7" office:value-type="string" calcext:value-type="string">
            <text:p>Part#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Current Stock</text:p>
          </table:table-cell>
          <table:table-cell table:style-name="ce2" office:value-type="string" calcext:value-type="string">
            <text:p>Comparison</text:p>
          </table:table-cell>
          <table:table-cell table:style-name="ce2" office:value-type="string" calcext:value-type="string">
            <text:p>JICtes</text:p>
          </table:table-cell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Image</text:p>
          </table:table-cell>
          <table:table-cell table:style-name="ce2" office:value-type="string" calcext:value-type="string">
            <text:p>NPT/JIC</text:p>
          </table:table-cell>
          <table:table-cell table:style-name="ce2" office:value-type="string" calcext:value-type="string">
            <text:p>Webpage</text:p>
          </table:table-cell>
          <table:table-cell table:style-name="ce2" office:value-type="string" calcext:value-type="string">
            <text:p>Suggest List Price/1</text:p>
          </table:table-cell>
          <table:table-cell table:style-name="ce2" office:value-type="string" calcext:value-type="string">
            <text:p>Image</text:p>
          </table:table-cell>
          <table:table-cell table:style-name="ce15" office:value-type="string" calcext:value-type="string">
            <text:p>Description</text:p>
          </table:table-cell>
          <table:table-cell table:style-name="ce2" office:value-type="string" calcext:value-type="string">
            <text:p>Amount for HAZL</text:p>
          </table:table-cell>
          <table:table-cell table:style-name="ce2" office:value-type="string" calcext:value-type="string">
            <text:p>Amount for MAZL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Size 4-6 JIC Male Connector</text:p>
          </table:table-cell>
          <table:table-cell table:style-name="ce8" office:value-type="date" office:date-value="2404-06-08" calcext:value-type="date">
            <text:p>2404-6-8</text:p>
          </table:table-cell>
          <table:table-cell table:style-name="ce14" office:value-type="string" calcext:value-type="string">
            <text:p>Federal Fluid Power</text:p>
          </table:table-cell>
          <table:table-cell table:style-name="ce17" office:value-type="float" office:value="14" calcext:value-type="float">
            <text:p>14</text:p>
          </table:table-cell>
          <table:table-cell table:style-name="ce14" office:value-type="string" calcext:value-type="string">
            <text:p>UNKWN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JIC</text:p>
          </table:table-cell>
          <table:table-cell table:style-name="ce19" office:value-type="string" calcext:value-type="string">
            <text:p><text:a xlink:href="https://www.titanfittings.com/adapters-and-fittings/hydraulic-adapters/steel-hydraulic-adapters/37-degree-jic-an-fittings/2406/tube-expander-reducer-3-8-jic-9-16-18-thread-female-x-1-2-jic-3-4-16-thread-male" xlink:type="simple">https://www.titanfittings.com/adapters-and-fittings/hydraulic-adapters/steel-hydraulic-adapters/37-degree-jic-an-fittings/2406/tube-expander-reducer-3-8-jic-9-16-18-thread-female-x-1-2-jic-3-4-16-thread-male</text:a></text:p>
          </table:table-cell>
          <table:table-cell table:style-name="ce17"/>
          <table:table-cell table:formula="of:=#VALUE!" office:value-type="string" office:string-value="" calcext:value-type="error">
            <text:p>#VALUE!</text:p>
          </table:table-cell>
          <table:table-cell table:style-name="ce26" office:value-type="string" calcext:value-type="string">
            <text:p>Tube Expander-Reducer 3/8" JIC (9/16"-18 thread) Female x 1/2" JIC (3/4"-16 thread) Male</text:p>
          </table:table-cell>
          <table:table-cell table:style-name="ce17" table:number-columns-repeated="2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4-6 JIC Male Connector</text:p>
          </table:table-cell>
          <table:table-cell table:style-name="ce9" office:value-type="string" calcext:value-type="string">
            <text:p>2404-4-6</text:p>
          </table:table-cell>
          <table:table-cell table:style-name="ce15" office:value-type="string" calcext:value-type="string">
            <text:p>Federal Fluid Power</text:p>
          </table:table-cell>
          <table:table-cell table:style-name="ce16" office:value-type="float" office:value="21" calcext:value-type="float">
            <text:p>21</text:p>
          </table:table-cell>
          <table:table-cell table:style-name="ce15" office:value-type="string" calcext:value-type="string">
            <text:p>UNKWN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JIC</text:p>
          </table:table-cell>
          <table:table-cell table:style-name="ce15" office:value-type="string" calcext:value-type="string">
            <text:p><text:a xlink:href="https://www.titanfittings.com/adapters-and-fittings/hydraulic-adapters/steel-hydraulic-adapters/37-degree-jic-an-fittings/2404/1-4-male-jic-7-16-20-thread-x-3-8-nptf-male" xlink:type="simple">https://www.titanfittings.com/adapters-and-fittings/hydraulic-adapters/steel-hydraulic-adapters/37-degree-jic-an-fittings/2404/1-4-male-jic-7-16-20-thread-x-3-8-nptf-male</text:a></text:p>
          </table:table-cell>
          <table:table-cell table:style-name="ce16"/>
          <table:table-cell table:formula="of:=#VALUE!" office:value-type="string" office:string-value="" calcext:value-type="error">
            <text:p>#VALUE!</text:p>
          </table:table-cell>
          <table:table-cell table:style-name="ce26" office:value-type="string" calcext:value-type="string">
            <text:p>1/4" Male JIC (7/16"-20 thread) x 3/8" NPTF Male</text:p>
          </table:table-cell>
          <table:table-cell table:style-name="ce16" table:number-columns-repeated="2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4 JIC Male Connector</text:p>
          </table:table-cell>
          <table:table-cell table:style-name="ce10" office:value-type="string" calcext:value-type="string">
            <text:p>2404-4-4</text:p>
          </table:table-cell>
          <table:table-cell table:style-name="ce14" office:value-type="string" calcext:value-type="string">
            <text:p>Service Manufacturing Supply</text:p>
          </table:table-cell>
          <table:table-cell table:style-name="ce17" office:value-type="float" office:value="28" calcext:value-type="float">
            <text:p>28</text:p>
          </table:table-cell>
          <table:table-cell table:style-name="ce14" office:value-type="string" calcext:value-type="string">
            <text:p>HAZL ONLY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JIC</text:p>
          </table:table-cell>
          <table:table-cell table:style-name="ce14" office:value-type="string" calcext:value-type="string">
            <text:p><text:a xlink:href="https://www.titanfittings.com/adapters-and-fittings/hydraulic-adapters/steel-hydraulic-adapters/37-degree-jic-an-fittings/2404/1-4-male-jic-7-16-20-thread-x-1-4-nptf-male" xlink:type="simple">https://www.titanfittings.com/adapters-and-fittings/hydraulic-adapters/steel-hydraulic-adapters/37-degree-jic-an-fittings/2404/1-4-male-jic-7-16-20-thread-x-1-4-nptf-male</text:a></text:p>
          </table:table-cell>
          <table:table-cell table:style-name="ce17"/>
          <table:table-cell table:formula="of:=#VALUE!" office:value-type="string" office:string-value="" calcext:value-type="error">
            <text:p>#VALUE!</text:p>
          </table:table-cell>
          <table:table-cell table:style-name="ce26" office:value-type="string" calcext:value-type="string">
            <text:p>1/4" Male JIC (7/16"-20 thread) x 1/4" NPTF Male</text:p>
          </table:table-cell>
          <table:table-cell table:style-name="ce17" table:number-columns-repeated="2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4 JIC Bulkhead Union 45 Degree Elbow</text:p>
          </table:table-cell>
          <table:table-cell table:style-name="ce9" office:value-type="string" calcext:value-type="string">
            <text:p>2702-4-4</text:p>
          </table:table-cell>
          <table:table-cell table:style-name="ce15" office:value-type="string" calcext:value-type="string">
            <text:p>Service Manufacturing Supply</text:p>
          </table:table-cell>
          <table:table-cell table:style-name="ce16" office:value-type="float" office:value="72" calcext:value-type="float">
            <text:p>72</text:p>
          </table:table-cell>
          <table:table-cell table:style-name="ce15" office:value-type="string" calcext:value-type="string">
            <text:p>HAZL ONLY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JIC</text:p>
          </table:table-cell>
          <table:table-cell table:style-name="ce15" office:value-type="string" calcext:value-type="string">
            <text:p><text:a xlink:href="https://www.titanfittings.com/45-elbow-1-4-male-jic-7-16-20-thread-x-1-4-male-jic-7-16-20-thread-bulkhead" xlink:type="simple">https://www.titanfittings.com/45-elbow-1-4-male-jic-7-16-20-thread-x-1-4-male-jic-7-16-20-thread-bulkhead</text:a></text:p>
          </table:table-cell>
          <table:table-cell table:style-name="ce16"/>
          <table:table-cell table:formula="of:=#VALUE!" office:value-type="string" office:string-value="" calcext:value-type="error">
            <text:p>#VALUE!</text:p>
          </table:table-cell>
          <table:table-cell table:style-name="ce26" office:value-type="string" calcext:value-type="string">
            <text:p>45° Elbow 1/4" Male JIC (7/16"-20 thread) x 1/4" Male JIC (7/16"-20 thread) Bulkhead</text:p>
          </table:table-cell>
          <table:table-cell table:style-name="ce16" table:number-columns-repeated="2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4 JIC Bulkhead Run Tee</text:p>
          </table:table-cell>
          <table:table-cell table:style-name="ce10" office:value-type="string" calcext:value-type="string">
            <text:p>2704-4-4-4</text:p>
          </table:table-cell>
          <table:table-cell table:style-name="ce14" office:value-type="string" calcext:value-type="string">
            <text:p>Service Manufacturing Supply</text:p>
          </table:table-cell>
          <table:table-cell table:style-name="ce17"/>
          <table:table-cell table:style-name="ce14" office:value-type="string" calcext:value-type="string">
            <text:p>HAZL ONLY</text:p>
          </table:table-cell>
          <table:table-cell table:style-name="ce17" table:number-columns-repeated="2"/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JIC</text:p>
          </table:table-cell>
          <table:table-cell table:style-name="ce19" office:value-type="string" calcext:value-type="string">
            <text:p><text:a xlink:href="https://www.titanfittings.com/run-tee-1-4-male-jic-7-16-20-thread-x-1-4-male-jic-7-16-20-thread-bulkhead-x-1-4-male-jic-7-16-20-thread" xlink:type="simple">https://www.titanfittings.com/run-tee-1-4-male-jic-7-16-20-thread-x-1-4-male-jic-7-16-20-thread-bulkhead-x-1-4-male-jic-7-16-20-thread</text:a></text:p>
          </table:table-cell>
          <table:table-cell table:style-name="ce17"/>
          <table:table-cell table:formula="of:=#VALUE!" office:value-type="string" office:string-value="" calcext:value-type="error">
            <text:p>#VALUE!</text:p>
          </table:table-cell>
          <table:table-cell table:style-name="ce26" office:value-type="string" calcext:value-type="string">
            <text:p>Run Tee 1/4" Male JIC (7/16"-20 thread) x 1/4" Male JIC (7/16"-20 thread) Bulkhead x 1/4" Male JIC (7/16"-20 thread)</text:p>
          </table:table-cell>
          <table:table-cell table:style-name="ce17" table:number-columns-repeated="2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4 JIC Swivel Nut Elbow</text:p>
          </table:table-cell>
          <table:table-cell table:style-name="ce9" office:value-type="string" calcext:value-type="string">
            <text:p>6500-4-4</text:p>
          </table:table-cell>
          <table:table-cell table:style-name="ce15" office:value-type="string" calcext:value-type="string">
            <text:p>Service Manufacturing Supply</text:p>
          </table:table-cell>
          <table:table-cell table:style-name="ce16" office:value-type="float" office:value="28" calcext:value-type="float">
            <text:p>28</text:p>
          </table:table-cell>
          <table:table-cell table:style-name="ce15" office:value-type="string" calcext:value-type="string">
            <text:p>HAZL ONLY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JIC</text:p>
          </table:table-cell>
          <table:table-cell table:style-name="ce15" office:value-type="string" calcext:value-type="string">
            <text:p><text:a xlink:href="https://www.titanfittings.com/90-elbow-1-4-jic-7-16-20-thread-male-x-1-4-jic-7-16-20-thread-female-swivel" xlink:type="simple">https://www.titanfittings.com/90-elbow-1-4-jic-7-16-20-thread-male-x-1-4-jic-7-16-20-thread-female-swivel</text:a></text:p>
          </table:table-cell>
          <table:table-cell table:style-name="ce16"/>
          <table:table-cell table:formula="of:=#VALUE!" office:value-type="string" office:string-value="" calcext:value-type="error">
            <text:p>#VALUE!</text:p>
          </table:table-cell>
          <table:table-cell table:style-name="ce26" office:value-type="string" calcext:value-type="string">
            <text:p>90° Elbow 1/4" JIC (7/16"-20 thread) Male x 1/4" JIC (7/16"-20 thread) Female Swivel</text:p>
          </table:table-cell>
          <table:table-cell table:style-name="ce16" table:number-columns-repeated="2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4-6 JIC Swivel Nut Elbow</text:p>
          </table:table-cell>
          <table:table-cell table:style-name="ce10" office:value-type="string" calcext:value-type="string">
            <text:p>6500-4-6</text:p>
          </table:table-cell>
          <table:table-cell table:style-name="ce14" office:value-type="string" calcext:value-type="string">
            <text:p>Service Manufacturing Supply</text:p>
          </table:table-cell>
          <table:table-cell table:style-name="ce17" office:value-type="float" office:value="16" calcext:value-type="float">
            <text:p>16</text:p>
          </table:table-cell>
          <table:table-cell table:style-name="ce14" office:value-type="string" calcext:value-type="string">
            <text:p>HAZL ONLY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JIC</text:p>
          </table:table-cell>
          <table:table-cell table:style-name="ce14" office:value-type="string" calcext:value-type="string">
            <text:p><text:a xlink:href="https://www.titanfittings.com/90-elbow-1-4-jic-7-16-20-thread-male-x-3-8-jic-9-16-18-thread-female-swivel" xlink:type="simple">https://www.titanfittings.com/90-elbow-1-4-jic-7-16-20-thread-male-x-3-8-jic-9-16-18-thread-female-swivel</text:a></text:p>
          </table:table-cell>
          <table:table-cell table:style-name="ce17"/>
          <table:table-cell table:formula="of:=#VALUE!" office:value-type="string" office:string-value="" calcext:value-type="error">
            <text:p>#VALUE!</text:p>
          </table:table-cell>
          <table:table-cell table:style-name="ce26" office:value-type="string" calcext:value-type="string">
            <text:p>90° Elbow 1/4" JIC (7/16"-20 thread) Male x 3/8" JIC (9/16"-18 thread) Female Swivel</text:p>
          </table:table-cell>
          <table:table-cell table:style-name="ce17" table:number-columns-repeated="2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4 JIC Swivel 45 Degree Elbow</text:p>
          </table:table-cell>
          <table:table-cell table:style-name="ce9" office:value-type="string" calcext:value-type="string">
            <text:p>6502-4-4</text:p>
          </table:table-cell>
          <table:table-cell table:style-name="ce15" office:value-type="string" calcext:value-type="string">
            <text:p>Service Manufacturing Supply</text:p>
          </table:table-cell>
          <table:table-cell table:style-name="ce16" office:value-type="float" office:value="15" calcext:value-type="float">
            <text:p>15</text:p>
          </table:table-cell>
          <table:table-cell table:style-name="ce15" office:value-type="string" calcext:value-type="string">
            <text:p>HAZL ONLY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JIC</text:p>
          </table:table-cell>
          <table:table-cell table:style-name="ce15" office:value-type="string" calcext:value-type="string">
            <text:p><text:a xlink:href="https://www.titanfittings.com/45-elbow-1-4-jic-7-16-20-thread-male-x-1-4-jic-7-16-20-thread-female-swivel" xlink:type="simple">https://www.titanfittings.com/45-elbow-1-4-jic-7-16-20-thread-male-x-1-4-jic-7-16-20-thread-female-swivel</text:a></text:p>
          </table:table-cell>
          <table:table-cell table:style-name="ce16"/>
          <table:table-cell table:formula="of:=#VALUE!" office:value-type="string" office:string-value="" calcext:value-type="error">
            <text:p>#VALUE!</text:p>
          </table:table-cell>
          <table:table-cell table:style-name="ce26" office:value-type="string" calcext:value-type="string">
            <text:p>45° Elbow 1/4" JIC (7/16"-20 thread) Male x 1/4" JIC (7/16"-20 thread) Female Swivel</text:p>
          </table:table-cell>
          <table:table-cell table:style-name="ce16" table:number-columns-repeated="2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6 JIC Swivel 45 Degree Elbow</text:p>
          </table:table-cell>
          <table:table-cell table:style-name="ce10" office:value-type="string" calcext:value-type="string">
            <text:p>6502-6-6</text:p>
          </table:table-cell>
          <table:table-cell table:style-name="ce14" office:value-type="string" calcext:value-type="string">
            <text:p>Federal Fluid Power</text:p>
          </table:table-cell>
          <table:table-cell table:style-name="ce17" office:value-type="float" office:value="6" calcext:value-type="float">
            <text:p>6</text:p>
          </table:table-cell>
          <table:table-cell table:style-name="ce14" office:value-type="string" calcext:value-type="string">
            <text:p>UNKWN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JIC</text:p>
          </table:table-cell>
          <table:table-cell table:style-name="ce14" office:value-type="string" calcext:value-type="string">
            <text:p><text:a xlink:href="https://www.titanfittings.com/45-elbow-3-8-jic-9-16-18-thread-male-x-3-8-jic-9-16-18-thread-female-swivel" xlink:type="simple">https://www.titanfittings.com/45-elbow-3-8-jic-9-16-18-thread-male-x-3-8-jic-9-16-18-thread-female-swivel</text:a></text:p>
          </table:table-cell>
          <table:table-cell table:style-name="ce17"/>
          <table:table-cell table:formula="of:=#VALUE!" office:value-type="string" office:string-value="" calcext:value-type="error">
            <text:p>#VALUE!</text:p>
          </table:table-cell>
          <table:table-cell table:style-name="ce26" office:value-type="string" calcext:value-type="string">
            <text:p>45° Elbow 3/8" JIC (9/16"-18 thread) Male x 3/8" JIC (9/16"-18 thread) Female Swivel</text:p>
          </table:table-cell>
          <table:table-cell table:style-name="ce17" table:number-columns-repeated="2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4-6 JIC to O-Ring Elbow Connector</text:p>
          </table:table-cell>
          <table:table-cell table:style-name="ce9" office:value-type="string" calcext:value-type="string">
            <text:p>6801-4-6</text:p>
          </table:table-cell>
          <table:table-cell table:style-name="ce15" office:value-type="string" calcext:value-type="string">
            <text:p>Service Manufacturing Supply</text:p>
          </table:table-cell>
          <table:table-cell table:style-name="ce16" office:value-type="float" office:value="15" calcext:value-type="float">
            <text:p>15</text:p>
          </table:table-cell>
          <table:table-cell table:style-name="ce15" office:value-type="string" calcext:value-type="string">
            <text:p>HAZL ONLY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JIC</text:p>
          </table:table-cell>
          <table:table-cell table:style-name="ce15" office:value-type="string" calcext:value-type="string">
            <text:p><text:a xlink:href="https://www.titanfittings.com/90-elbow-1-4-male-jic-7-16-20-thread-x-3-8-orb-9-16-18-thread-male" xlink:type="simple">https://www.titanfittings.com/90-elbow-1-4-male-jic-7-16-20-thread-x-3-8-orb-9-16-18-thread-male</text:a></text:p>
          </table:table-cell>
          <table:table-cell table:style-name="ce16"/>
          <table:table-cell table:formula="of:=#VALUE!" office:value-type="string" office:string-value="" calcext:value-type="error">
            <text:p>#VALUE!</text:p>
          </table:table-cell>
          <table:table-cell table:style-name="ce26" office:value-type="string" calcext:value-type="string">
            <text:p>90° Elbow 1/4" Male JIC (7/16"-20 thread) x 3/8" ORB (9/16"-18 thread) Male</text:p>
          </table:table-cell>
          <table:table-cell table:style-name="ce16" table:number-columns-repeated="2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4 JIC to O-Ring Elbow Connector</text:p>
          </table:table-cell>
          <table:table-cell table:style-name="ce10" office:value-type="string" calcext:value-type="string">
            <text:p>6801-4-4</text:p>
          </table:table-cell>
          <table:table-cell table:style-name="ce14" office:value-type="string" calcext:value-type="string">
            <text:p>Federal Fluid Power</text:p>
          </table:table-cell>
          <table:table-cell table:style-name="ce17" office:value-type="float" office:value="4" calcext:value-type="float">
            <text:p>4</text:p>
          </table:table-cell>
          <table:table-cell table:style-name="ce14" office:value-type="string" calcext:value-type="string">
            <text:p>UNKWN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JIC</text:p>
          </table:table-cell>
          <table:table-cell table:style-name="ce14" office:value-type="string" calcext:value-type="string">
            <text:p><text:a xlink:href="https://www.titanfittings.com/90-elbow-1-4-male-jic-7-16-20-thread-x-1-4-orb-1-5-8-12-thread-male" xlink:type="simple">https://www.titanfittings.com/90-elbow-1-4-male-jic-7-16-20-thread-x-1-4-orb-1-5-8-12-thread-male</text:a></text:p>
          </table:table-cell>
          <table:table-cell table:style-name="ce17"/>
          <table:table-cell table:formula="of:=#VALUE!" office:value-type="string" office:string-value="" calcext:value-type="error">
            <text:p>#VALUE!</text:p>
          </table:table-cell>
          <table:table-cell table:style-name="ce26" office:value-type="string" calcext:value-type="string">
            <text:p>90° Elbow 1/4" Male JIC (7/16"-20 thread) x 1/4" ORB (1-5/8"-12 thread) Male</text:p>
          </table:table-cell>
          <table:table-cell table:style-name="ce17" table:number-columns-repeated="2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6 Cap</text:p>
          </table:table-cell>
          <table:table-cell table:style-name="ce9" office:value-type="string" calcext:value-type="string">
            <text:p>0304-C-6</text:p>
          </table:table-cell>
          <table:table-cell table:style-name="ce15" office:value-type="string" calcext:value-type="string">
            <text:p>Service Manufacturing Supply</text:p>
          </table:table-cell>
          <table:table-cell table:style-name="ce16" office:value-type="float" office:value="38" calcext:value-type="float">
            <text:p>38</text:p>
          </table:table-cell>
          <table:table-cell table:style-name="ce15" office:value-type="string" calcext:value-type="string">
            <text:p>HAZL ONLY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JIC</text:p>
          </table:table-cell>
          <table:table-cell table:style-name="ce15" office:value-type="string" calcext:value-type="string">
            <text:p><text:a xlink:href="https://brennaninc.com/fittings/tube-fittings-and-adapters/0304-c/" xlink:type="simple">https://brennaninc.com/fittings/tube-fittings-and-adapters/0304-c/</text:a></text:p>
          </table:table-cell>
          <table:table-cell table:style-name="ce16"/>
          <table:table-cell table:style-name="ce23" table:formula="of:=#VALUE!" office:value-type="string" office:string-value="" calcext:value-type="error">
            <text:p>#VALUE!</text:p>
          </table:table-cell>
          <table:table-cell office:value-type="string" calcext:value-type="string">
            <text:p>JIC CAP</text:p>
          </table:table-cell>
          <table:table-cell table:style-name="ce16" table:number-columns-repeated="2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12 Cap</text:p>
          </table:table-cell>
          <table:table-cell table:style-name="ce10" office:value-type="string" calcext:value-type="string">
            <text:p>0304-C-12</text:p>
          </table:table-cell>
          <table:table-cell table:style-name="ce14" office:value-type="string" calcext:value-type="string">
            <text:p>Federal Fluid Power</text:p>
          </table:table-cell>
          <table:table-cell table:style-name="ce17" office:value-type="float" office:value="44" calcext:value-type="float">
            <text:p>44</text:p>
          </table:table-cell>
          <table:table-cell table:style-name="ce14" office:value-type="string" calcext:value-type="string">
            <text:p>UNKWN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JIC</text:p>
          </table:table-cell>
          <table:table-cell table:style-name="ce14" office:value-type="string" calcext:value-type="string">
            <text:p><text:a xlink:href="https://brennaninc.com/fittings/tube-fittings-and-adapters/0304-c/" xlink:type="simple">https://brennaninc.com/fittings/tube-fittings-and-adapters/0304-c/</text:a></text:p>
          </table:table-cell>
          <table:table-cell table:style-name="ce17"/>
          <table:table-cell table:style-name="ce23" table:formula="of:=#VALUE!" office:value-type="string" office:string-value="" calcext:value-type="error">
            <text:p>#VALUE!</text:p>
          </table:table-cell>
          <table:table-cell office:value-type="string" calcext:value-type="string">
            <text:p>JIC CAP</text:p>
          </table:table-cell>
          <table:table-cell table:style-name="ce17" table:number-columns-repeated="2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16 Cap</text:p>
          </table:table-cell>
          <table:table-cell table:style-name="ce9" office:value-type="string" calcext:value-type="string">
            <text:p>0304-C-16</text:p>
          </table:table-cell>
          <table:table-cell table:style-name="ce15" office:value-type="string" calcext:value-type="string">
            <text:p>Federal Fluid Power</text:p>
          </table:table-cell>
          <table:table-cell table:style-name="ce16" office:value-type="float" office:value="23" calcext:value-type="float">
            <text:p>23</text:p>
          </table:table-cell>
          <table:table-cell table:style-name="ce15" office:value-type="string" calcext:value-type="string">
            <text:p>UNKWN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JIC</text:p>
          </table:table-cell>
          <table:table-cell table:style-name="ce15" office:value-type="string" calcext:value-type="string">
            <text:p><text:a xlink:href="https://brennaninc.com/fittings/tube-fittings-and-adapters/0304-c/" xlink:type="simple">https://brennaninc.com/fittings/tube-fittings-and-adapters/0304-c/</text:a></text:p>
          </table:table-cell>
          <table:table-cell table:style-name="ce16"/>
          <table:table-cell table:style-name="ce23" table:formula="of:=#VALUE!" office:value-type="string" office:string-value="" calcext:value-type="error">
            <text:p>#VALUE!</text:p>
          </table:table-cell>
          <table:table-cell office:value-type="string" calcext:value-type="string">
            <text:p>JIC CAP</text:p>
          </table:table-cell>
          <table:table-cell table:style-name="ce16" table:number-columns-repeated="2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6 JIC Bulkhead Union</text:p>
          </table:table-cell>
          <table:table-cell table:style-name="ce10" office:value-type="string" calcext:value-type="string">
            <text:p>2700-6-6</text:p>
          </table:table-cell>
          <table:table-cell table:style-name="ce14" office:value-type="string" calcext:value-type="string">
            <text:p>Service Manufacturing Supply</text:p>
          </table:table-cell>
          <table:table-cell table:style-name="ce17" office:value-type="float" office:value="21" calcext:value-type="float">
            <text:p>21</text:p>
          </table:table-cell>
          <table:table-cell table:style-name="ce14" office:value-type="string" calcext:value-type="string">
            <text:p>HAZL ONLY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JIC</text:p>
          </table:table-cell>
          <table:table-cell table:style-name="ce14" office:value-type="string" calcext:value-type="string">
            <text:p><text:a xlink:href="https://www.titanfittings.com/3-8-male-jic-9-16-18-thread-x-3-8-male-jic-9-16-18-thread-bulkhead-union" xlink:type="simple">https://www.titanfittings.com/3-8-male-jic-9-16-18-thread-x-3-8-male-jic-9-16-18-thread-bulkhead-union</text:a></text:p>
          </table:table-cell>
          <table:table-cell table:style-name="ce17"/>
          <table:table-cell table:formula="of:=#VALUE!" office:value-type="string" office:string-value="" calcext:value-type="error">
            <text:p>#VALUE!</text:p>
          </table:table-cell>
          <table:table-cell table:style-name="ce27" office:value-type="string" calcext:value-type="string">
            <text:p>3/8" Male JIC (9/16"-18 thread) x 3/8" Male JIC (9/16"-18 thread) Bulkhead Union</text:p>
          </table:table-cell>
          <table:table-cell table:style-name="ce17" table:number-columns-repeated="2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6 JIC Swivel Nut Elbow</text:p>
          </table:table-cell>
          <table:table-cell table:style-name="ce11" office:value-type="date" office:date-value="6500-06-06" calcext:value-type="date">
            <text:p>6500-6-6</text:p>
          </table:table-cell>
          <table:table-cell table:style-name="ce15" office:value-type="string" calcext:value-type="string">
            <text:p>Service Manufacturing Supply</text:p>
          </table:table-cell>
          <table:table-cell table:style-name="ce16" office:value-type="float" office:value="16" calcext:value-type="float">
            <text:p>16</text:p>
          </table:table-cell>
          <table:table-cell table:style-name="ce15" office:value-type="string" calcext:value-type="string">
            <text:p>HAZL ONLY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JIC</text:p>
          </table:table-cell>
          <table:table-cell table:style-name="ce15" office:value-type="string" calcext:value-type="string">
            <text:p><text:a xlink:href="https://www.titanfittings.com/90-elbow-3-8-jic-9-16-18-thread-male-x-3-8-jic-9-16-18-thread-female-swivel" xlink:type="simple">https://www.titanfittings.com/90-elbow-3-8-jic-9-16-18-thread-male-x-3-8-jic-9-16-18-thread-female-swivel</text:a></text:p>
          </table:table-cell>
          <table:table-cell table:style-name="ce16"/>
          <table:table-cell table:formula="of:=#VALUE!" office:value-type="string" office:string-value="" calcext:value-type="error">
            <text:p>#VALUE!</text:p>
          </table:table-cell>
          <table:table-cell table:style-name="ce27" office:value-type="string" calcext:value-type="string">
            <text:p>90° Elbow 3/8" JIC (9/16"-18 thread) Male x 3/8" JIC (9/16"-18 thread) Female Swivel</text:p>
          </table:table-cell>
          <table:table-cell table:style-name="ce16" table:number-columns-repeated="2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12 JIC Swivel Nut Elbow</text:p>
          </table:table-cell>
          <table:table-cell table:style-name="ce9" office:value-type="string" calcext:value-type="string">
            <text:p>6500-12-12</text:p>
          </table:table-cell>
          <table:table-cell table:style-name="ce15" office:value-type="string" calcext:value-type="string">
            <text:p>Service Manufacturing Supply</text:p>
          </table:table-cell>
          <table:table-cell table:style-name="ce16" office:value-type="float" office:value="0" calcext:value-type="float">
            <text:p>0</text:p>
          </table:table-cell>
          <table:table-cell table:style-name="ce15" office:value-type="string" calcext:value-type="string">
            <text:p>Shared btwn HAZL AND MAZL</text:p>
          </table:table-cell>
          <table:table-cell table:style-name="ce15" office:value-type="string" calcext:value-type="string">
            <text:p>AC</text:p>
          </table:table-cell>
          <table:table-cell table:style-name="ce16" office:value-type="float" office:value="20" calcext:value-type="float">
            <text:p>20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JIC</text:p>
          </table:table-cell>
          <table:table-cell table:style-name="ce15" office:value-type="string" calcext:value-type="string">
            <text:p><text:a xlink:href="https://www.titanfittings.com/90-elbow-3-4-jic-1-1-16-12-thread-male-x-3-4-jic-1-1-16-12-thread-female-swivel" xlink:type="simple">https://www.titanfittings.com/90-elbow-3-4-jic-1-1-16-12-thread-male-x-3-4-jic-1-1-16-12-thread-female-swivel</text:a></text:p>
          </table:table-cell>
          <table:table-cell table:style-name="ce16"/>
          <table:table-cell table:formula="of:=#VALUE!" office:value-type="string" office:string-value="" calcext:value-type="error">
            <text:p>#VALUE!</text:p>
          </table:table-cell>
          <table:table-cell table:style-name="ce27" office:value-type="string" calcext:value-type="string">
            <text:p>90° Elbow 3/4" JIC (1 1/16"-12 thread) Male x 3/4" JIC (1 1/16"-12 thread) Female Swivel</text:p>
          </table:table-cell>
          <table:table-cell table:style-name="ce16" table:number-columns-repeated="2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16-4 JIC Reducer</text:p>
          </table:table-cell>
          <table:table-cell table:style-name="ce10" office:value-type="string" calcext:value-type="string">
            <text:p>2406-16-4</text:p>
          </table:table-cell>
          <table:table-cell table:style-name="ce14" office:value-type="string" calcext:value-type="string">
            <text:p>Service Manufacturing Supply</text:p>
          </table:table-cell>
          <table:table-cell table:style-name="ce17" office:value-type="float" office:value="2" calcext:value-type="float">
            <text:p>2</text:p>
          </table:table-cell>
          <table:table-cell table:style-name="ce14" office:value-type="string" calcext:value-type="string">
            <text:p>HAZL ONLY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JIC</text:p>
          </table:table-cell>
          <table:table-cell table:style-name="ce14" office:value-type="string" calcext:value-type="string">
            <text:p><text:a xlink:href="https://www.titanfittings.com/adapters-and-fittings/hydraulic-adapters/steel-hydraulic-adapters/37-degree-jic-an-fittings/2406/tube-expander-reducer-1-jic-1-5-16-12-thread-female-x-1-4-jic-7-16-20-thread-male" xlink:type="simple">https://www.titanfittings.com/adapters-and-fittings/hydraulic-adapters/steel-hydraulic-adapters/37-degree-jic-an-fittings/2406/tube-expander-reducer-1-jic-1-5-16-12-thread-female-x-1-4-jic-7-16-20-thread-male</text:a></text:p>
          </table:table-cell>
          <table:table-cell table:style-name="ce17"/>
          <table:table-cell table:formula="of:=#VALUE!" office:value-type="string" office:string-value="" calcext:value-type="error">
            <text:p>#VALUE!</text:p>
          </table:table-cell>
          <table:table-cell table:style-name="ce27" office:value-type="string" calcext:value-type="string">
            <text:p>Tube Expander-Reducer 1" JIC (1 5/16"-12 thread) Female x 1/4" JIC (7/16"-20 thread) Male</text:p>
          </table:table-cell>
          <table:table-cell table:style-name="ce17" table:number-columns-repeated="2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16-6 JIC Reducer</text:p>
          </table:table-cell>
          <table:table-cell table:style-name="ce9" office:value-type="string" calcext:value-type="string">
            <text:p>2406-16-6</text:p>
          </table:table-cell>
          <table:table-cell table:style-name="ce15" office:value-type="string" calcext:value-type="string">
            <text:p>Federal Fluid Power</text:p>
          </table:table-cell>
          <table:table-cell table:style-name="ce16" office:value-type="float" office:value="4" calcext:value-type="float">
            <text:p>4</text:p>
          </table:table-cell>
          <table:table-cell table:style-name="ce15" office:value-type="string" calcext:value-type="string">
            <text:p>UNKWN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JIC</text:p>
          </table:table-cell>
          <table:table-cell table:style-name="ce15" office:value-type="string" calcext:value-type="string">
            <text:p><text:a xlink:href="https://www.titanfittings.com/adapters-and-fittings/hydraulic-adapters/steel-hydraulic-adapters/37-degree-jic-an-fittings/2406/tube-expander-reducer-1-jic-1-5-16-12-thread-female-x-3-8-jic-9-16-18-thread-male" xlink:type="simple">https://www.titanfittings.com/adapters-and-fittings/hydraulic-adapters/steel-hydraulic-adapters/37-degree-jic-an-fittings/2406/tube-expander-reducer-1-jic-1-5-16-12-thread-female-x-3-8-jic-9-16-18-thread-male</text:a></text:p>
          </table:table-cell>
          <table:table-cell table:style-name="ce16"/>
          <table:table-cell table:formula="of:=#VALUE!" office:value-type="string" office:string-value="" calcext:value-type="error">
            <text:p>#VALUE!</text:p>
          </table:table-cell>
          <table:table-cell table:style-name="ce27" office:value-type="string" calcext:value-type="string">
            <text:p>Tube Expander-Reducer 1" JIC (1 5/16"-12 thread) Female x 3/8" JIC (9/16"-18 thread) Male</text:p>
          </table:table-cell>
          <table:table-cell table:style-name="ce16" table:number-columns-repeated="2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16-6 JIC Reducer</text:p>
          </table:table-cell>
          <table:table-cell table:style-name="ce10" office:value-type="string" calcext:value-type="string">
            <text:p>2406-16-8</text:p>
          </table:table-cell>
          <table:table-cell table:style-name="ce14" office:value-type="string" calcext:value-type="string">
            <text:p>Service Manufacturing Supply</text:p>
          </table:table-cell>
          <table:table-cell table:style-name="ce17" office:value-type="float" office:value="2" calcext:value-type="float">
            <text:p>2</text:p>
          </table:table-cell>
          <table:table-cell table:style-name="ce14" office:value-type="string" calcext:value-type="string">
            <text:p>HAZL ONLY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JIC</text:p>
          </table:table-cell>
          <table:table-cell table:style-name="ce14" office:value-type="string" calcext:value-type="string">
            <text:p><text:a xlink:href="https://www.titanfittings.com/adapters-and-fittings/hydraulic-adapters/steel-hydraulic-adapters/37-degree-jic-an-fittings/2406/tube-expander-reducer-1-jic-1-5-16-12-thread-female-x-1-2-jic-3-4-16-thread-male" xlink:type="simple">https://www.titanfittings.com/adapters-and-fittings/hydraulic-adapters/steel-hydraulic-adapters/37-degree-jic-an-fittings/2406/tube-expander-reducer-1-jic-1-5-16-12-thread-female-x-1-2-jic-3-4-16-thread-male</text:a></text:p>
          </table:table-cell>
          <table:table-cell table:style-name="ce17"/>
          <table:table-cell table:formula="of:=#VALUE!" office:value-type="string" office:string-value="" calcext:value-type="error">
            <text:p>#VALUE!</text:p>
          </table:table-cell>
          <table:table-cell table:style-name="ce27" office:value-type="string" calcext:value-type="string">
            <text:p>Tube Expander-Reducer 1" JIC (1 5/16"-12 thread) Female x 1/2" JIC (3/4"-16 thread) Male</text:p>
          </table:table-cell>
          <table:table-cell table:style-name="ce17" table:number-columns-repeated="2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16 JIC Union Elbow 90 Degree</text:p>
          </table:table-cell>
          <table:table-cell table:style-name="ce9" office:value-type="string" calcext:value-type="string">
            <text:p>2500-16-16</text:p>
          </table:table-cell>
          <table:table-cell table:style-name="ce15" office:value-type="string" calcext:value-type="string">
            <text:p>Service Manufacturing Supply</text:p>
          </table:table-cell>
          <table:table-cell table:style-name="ce16" office:value-type="float" office:value="8" calcext:value-type="float">
            <text:p>8</text:p>
          </table:table-cell>
          <table:table-cell table:style-name="ce15" office:value-type="string" calcext:value-type="string">
            <text:p>HAZL ONLY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JIC</text:p>
          </table:table-cell>
          <table:table-cell table:style-name="ce15" office:value-type="string" calcext:value-type="string">
            <text:p><text:a xlink:href="https://www.titanfittings.com/adapters-and-fittings/hydraulic-adapters/steel-hydraulic-adapters/37-degree-jic-an-fittings/2500/90-union-elbow-1-male-jic-1-5-16-12-thread-x-1-male-jic-1-5-16-12-thread" xlink:type="simple">https://www.titanfittings.com/adapters-and-fittings/hydraulic-adapters/steel-hydraulic-adapters/37-degree-jic-an-fittings/2500/90-union-elbow-1-male-jic-1-5-16-12-thread-x-1-male-jic-1-5-16-12-thread</text:a></text:p>
          </table:table-cell>
          <table:table-cell table:style-name="ce16"/>
          <table:table-cell table:formula="of:=#VALUE!" office:value-type="string" office:string-value="" calcext:value-type="error">
            <text:p>#VALUE!</text:p>
          </table:table-cell>
          <table:table-cell table:style-name="ce27" office:value-type="string" calcext:value-type="string">
            <text:p>90° Union Elbow 1" Male JIC (1 5/16"-12 thread) x 1" Male JIC (1 5/16"-12 thread)</text:p>
          </table:table-cell>
          <table:table-cell table:style-name="ce16" table:number-columns-repeated="2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6 JIC Union Elbow 90 Degree</text:p>
          </table:table-cell>
          <table:table-cell table:style-name="ce10" office:value-type="string" calcext:value-type="string">
            <text:p>2500-6-6</text:p>
          </table:table-cell>
          <table:table-cell table:style-name="ce14" office:value-type="string" calcext:value-type="string">
            <text:p>Federal Fluid Power</text:p>
          </table:table-cell>
          <table:table-cell table:style-name="ce17" office:value-type="float" office:value="13" calcext:value-type="float">
            <text:p>13</text:p>
          </table:table-cell>
          <table:table-cell table:style-name="ce14" office:value-type="string" calcext:value-type="string">
            <text:p>UNKWN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JIC</text:p>
          </table:table-cell>
          <table:table-cell table:style-name="ce14" office:value-type="string" calcext:value-type="string">
            <text:p><text:a xlink:href="https://www.titanfittings.com/adapters-and-fittings/hydraulic-adapters/steel-hydraulic-adapters/37-degree-jic-an-fittings/2500/90-union-elbow-3-8-male-jic-9-16-18-thread-x-3-8-male-jic-9-16-18-thread" xlink:type="simple">https://www.titanfittings.com/adapters-and-fittings/hydraulic-adapters/steel-hydraulic-adapters/37-degree-jic-an-fittings/2500/90-union-elbow-3-8-male-jic-9-16-18-thread-x-3-8-male-jic-9-16-18-thread</text:a></text:p>
          </table:table-cell>
          <table:table-cell table:style-name="ce17"/>
          <table:table-cell table:formula="of:=#VALUE!" office:value-type="string" office:string-value="" calcext:value-type="error">
            <text:p>#VALUE!</text:p>
          </table:table-cell>
          <table:table-cell table:style-name="ce27" office:value-type="string" calcext:value-type="string">
            <text:p>90° Union Elbow 3/8" Male JIC (9/16"-18 thread) x 3/8" Male JIC (9/16"-18 thread)</text:p>
          </table:table-cell>
          <table:table-cell table:style-name="ce17" table:number-columns-repeated="2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16 JIC Union Tee</text:p>
          </table:table-cell>
          <table:table-cell table:style-name="ce9" office:value-type="string" calcext:value-type="string">
            <text:p>2603-16-16-16</text:p>
          </table:table-cell>
          <table:table-cell table:style-name="ce15" office:value-type="string" calcext:value-type="string">
            <text:p>Service Manufacturing Supply</text:p>
          </table:table-cell>
          <table:table-cell table:style-name="ce16" office:value-type="float" office:value="16" calcext:value-type="float">
            <text:p>16</text:p>
          </table:table-cell>
          <table:table-cell table:style-name="ce15" office:value-type="string" calcext:value-type="string">
            <text:p>HAZL ONLY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JIC</text:p>
          </table:table-cell>
          <table:table-cell table:style-name="ce15" office:value-type="string" calcext:value-type="string">
            <text:p><text:a xlink:href="https://www.titanfittings.com/adapters-and-fittings/hydraulic-adapters/steel-hydraulic-adapters/37-degree-jic-an-fittings/2603/union-tee-1-jic-1-5-1612-thread-x-1-jic-1-5-1612-thread-x-1-jic-1-5-1612-thread" xlink:type="simple">https://www.titanfittings.com/adapters-and-fittings/hydraulic-adapters/steel-hydraulic-adapters/37-degree-jic-an-fittings/2603/union-tee-1-jic-1-5-1612-thread-x-1-jic-1-5-1612-thread-x-1-jic-1-5-1612-thread</text:a></text:p>
          </table:table-cell>
          <table:table-cell table:style-name="ce16"/>
          <table:table-cell table:formula="of:=#VALUE!" office:value-type="string" office:string-value="" calcext:value-type="error">
            <text:p>#VALUE!</text:p>
          </table:table-cell>
          <table:table-cell table:style-name="ce27" office:value-type="string" calcext:value-type="string">
            <text:p>Union Tee, 1" JIC (1 5/16"12 thread) x 1" JIC (1 5/16"12 thread) x 1" JIC (1 5/16"12 thread)</text:p>
          </table:table-cell>
          <table:table-cell table:style-name="ce16" table:number-columns-repeated="2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4 JIC Union Tee</text:p>
          </table:table-cell>
          <table:table-cell table:style-name="ce10" office:value-type="string" calcext:value-type="string">
            <text:p>2603-4-4-4</text:p>
          </table:table-cell>
          <table:table-cell table:style-name="ce14" office:value-type="string" calcext:value-type="string">
            <text:p>Federal Fluid Power</text:p>
          </table:table-cell>
          <table:table-cell table:style-name="ce17" office:value-type="float" office:value="28" calcext:value-type="float">
            <text:p>28</text:p>
          </table:table-cell>
          <table:table-cell table:style-name="ce14" office:value-type="string" calcext:value-type="string">
            <text:p>UNKWN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JIC</text:p>
          </table:table-cell>
          <table:table-cell table:style-name="ce19" office:value-type="string" calcext:value-type="string">
            <text:p><text:a xlink:href="https://www.titanfittings.com/adapters-and-fittings/hydraulic-adapters/steel-hydraulic-adapters/37-degree-jic-an-fittings/2603/union-tee-1-4-jic-7-1620-thread-x-1-4-jic-7-1620-thread-x-1-4-jic-7-1620-thread" xlink:type="simple">https://www.titanfittings.com/adapters-and-fittings/hydraulic-adapters/steel-hydraulic-adapters/37-degree-jic-an-fittings/2603/union-tee-1-4-jic-7-1620-thread-x-1-4-jic-7-1620-thread-x-1-4-jic-7-1620-thread</text:a></text:p>
          </table:table-cell>
          <table:table-cell table:style-name="ce17"/>
          <table:table-cell table:formula="of:=#VALUE!" office:value-type="string" office:string-value="" calcext:value-type="error">
            <text:p>#VALUE!</text:p>
          </table:table-cell>
          <table:table-cell table:style-name="ce27" office:value-type="string" calcext:value-type="string">
            <text:p>Union Tee, 1/4" JIC (7/16"20 thread) x 1/4" JIC (7/16"20 thread) x 1/4" JIC (7/16"20 thread)</text:p>
          </table:table-cell>
          <table:table-cell table:style-name="ce17" table:number-columns-repeated="2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16 JIC Bulkhead Run Tee</text:p>
          </table:table-cell>
          <table:table-cell table:style-name="ce9" office:value-type="string" calcext:value-type="string">
            <text:p>2704-16-16-16</text:p>
          </table:table-cell>
          <table:table-cell table:style-name="ce15" office:value-type="string" calcext:value-type="string">
            <text:p>Service Manufacturing Supply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string" calcext:value-type="string">
            <text:p>HAZL ONLY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JIC</text:p>
          </table:table-cell>
          <table:table-cell table:style-name="ce15" office:value-type="string" calcext:value-type="string">
            <text:p><text:a xlink:href="https://www.titanfittings.com/run-tee-1-male-jic-1-5-16-12-thread-x-1-male-jic-1-5-16-12-thread-bulkhead-x-1-male-jic-1-5-16-12-thread" xlink:type="simple">https://www.titanfittings.com/run-tee-1-male-jic-1-5-16-12-thread-x-1-male-jic-1-5-16-12-thread-bulkhead-x-1-male-jic-1-5-16-12-thread</text:a></text:p>
          </table:table-cell>
          <table:table-cell table:style-name="ce16"/>
          <table:table-cell table:style-name="ce16" table:formula="of:=#VALUE!" office:value-type="string" office:string-value="" calcext:value-type="error">
            <text:p>#VALUE!</text:p>
          </table:table-cell>
          <table:table-cell table:style-name="ce27" office:value-type="string" calcext:value-type="string">
            <text:p>Run Tee 1" Male JIC (1 5/16"-12 thread) x 1" Male JIC (1 5/16"-12 thread) Bulkhead x 1" Male JIC (1 5/16"-12 thread)</text:p>
          </table:table-cell>
          <table:table-cell table:style-name="ce16" table:number-columns-repeated="2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4 JIC Bulkhead Run Tee</text:p>
          </table:table-cell>
          <table:table-cell table:style-name="ce10" office:value-type="string" calcext:value-type="string">
            <text:p>2704-4-4-4</text:p>
          </table:table-cell>
          <table:table-cell table:style-name="ce14" office:value-type="string" calcext:value-type="string">
            <text:p>Federal Fluid Power</text:p>
          </table:table-cell>
          <table:table-cell table:style-name="ce17" office:value-type="float" office:value="3" calcext:value-type="float">
            <text:p>3</text:p>
          </table:table-cell>
          <table:table-cell table:style-name="ce14" office:value-type="string" calcext:value-type="string">
            <text:p>UNKWN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JIC</text:p>
          </table:table-cell>
          <table:table-cell table:style-name="ce14" office:value-type="string" calcext:value-type="string">
            <text:p><text:a xlink:href="https://www.titanfittings.com/run-tee-1-4-male-jic-7-16-20-thread-x-1-4-male-jic-7-16-20-thread-bulkhead-x-1-4-male-jic-7-16-20-thread" xlink:type="simple">https://www.titanfittings.com/run-tee-1-4-male-jic-7-16-20-thread-x-1-4-male-jic-7-16-20-thread-bulkhead-x-1-4-male-jic-7-16-20-thread</text:a></text:p>
          </table:table-cell>
          <table:table-cell table:style-name="ce17"/>
          <table:table-cell table:style-name="ce17" table:formula="of:=#VALUE!" office:value-type="string" office:string-value="" calcext:value-type="error">
            <text:p>#VALUE!</text:p>
          </table:table-cell>
          <table:table-cell table:style-name="ce17" office:value-type="string" calcext:value-type="string">
            <text:p>Run Tee 1/4" Male JIC (7/16"-20 thread) x 1/4" Male JIC (7/16"-20 thread) Bulkhead x 1/4" Male JIC (7/16"-20 thread)</text:p>
          </table:table-cell>
          <table:table-cell table:style-name="ce17" table:number-columns-repeated="2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16 JIC To O-Ring Connector</text:p>
          </table:table-cell>
          <table:table-cell table:style-name="ce9" office:value-type="string" calcext:value-type="string">
            <text:p>6400-16-16</text:p>
          </table:table-cell>
          <table:table-cell table:style-name="ce15" office:value-type="string" calcext:value-type="string">
            <text:p>Service Manufacturing Supply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HAZL ONLY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JIC</text:p>
          </table:table-cell>
          <table:table-cell table:style-name="ce15" office:value-type="string" calcext:value-type="string">
            <text:p><text:a xlink:href="https://www.titanfittings.com/1-jic-1-5-16-12-thread-x-1-orb-1-5-16-12-thread-male" xlink:type="simple">https://www.titanfittings.com/1-jic-1-5-16-12-thread-x-1-orb-1-5-16-12-thread-male</text:a></text:p>
          </table:table-cell>
          <table:table-cell table:style-name="ce16"/>
          <table:table-cell table:style-name="ce16" table:formula="of:=#VALUE!" office:value-type="string" office:string-value="" calcext:value-type="error">
            <text:p>#VALUE!</text:p>
          </table:table-cell>
          <table:table-cell table:style-name="ce16" office:value-type="string" calcext:value-type="string">
            <text:p>1" JIC (1 5/16"-12 thread) x 1" ORB (1 5/16"-12 thread) Male</text:p>
          </table:table-cell>
          <table:table-cell table:style-name="ce16" table:number-columns-repeated="2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16 JIC Swivel Nut Elbow</text:p>
          </table:table-cell>
          <table:table-cell table:style-name="ce10" office:value-type="string" calcext:value-type="string">
            <text:p>6500-16-16</text:p>
          </table:table-cell>
          <table:table-cell table:style-name="ce14" office:value-type="string" calcext:value-type="string">
            <text:p>Service Manufacturing Supply</text:p>
          </table:table-cell>
          <table:table-cell table:style-name="ce17" office:value-type="float" office:value="3" calcext:value-type="float">
            <text:p>3</text:p>
          </table:table-cell>
          <table:table-cell table:style-name="ce14" office:value-type="string" calcext:value-type="string">
            <text:p>HAZL ONLY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JIC</text:p>
          </table:table-cell>
          <table:table-cell table:style-name="ce14" office:value-type="string" calcext:value-type="string">
            <text:p><text:a xlink:href="https://www.titanfittings.com/90-elbow-1-jic-1-5-16-12-thread-male-x-1-jic-1-5-16-12-thread-female-swivel" xlink:type="simple">https://www.titanfittings.com/90-elbow-1-jic-1-5-16-12-thread-male-x-1-jic-1-5-16-12-thread-female-swivel</text:a></text:p>
          </table:table-cell>
          <table:table-cell table:style-name="ce17"/>
          <table:table-cell table:style-name="ce17" table:formula="of:=#VALUE!" office:value-type="string" office:string-value="" calcext:value-type="error">
            <text:p>#VALUE!</text:p>
          </table:table-cell>
          <table:table-cell table:style-name="ce17" office:value-type="string" calcext:value-type="string">
            <text:p>90° Elbow 1" JIC (1 5/16"-12 thread) Male x 1" JIC (1 5/16"-12 thread) Female Swivel</text:p>
          </table:table-cell>
          <table:table-cell table:style-name="ce17" table:number-columns-repeated="2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16 JIC Swivel Branch Tee</text:p>
          </table:table-cell>
          <table:table-cell table:style-name="ce9" office:value-type="string" calcext:value-type="string">
            <text:p>6600-16-16-16</text:p>
          </table:table-cell>
          <table:table-cell table:style-name="ce15" office:value-type="string" calcext:value-type="string">
            <text:p>Service Manufacturing Supply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string" calcext:value-type="string">
            <text:p>HAZL ONLY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JIC</text:p>
          </table:table-cell>
          <table:table-cell table:style-name="ce20" office:value-type="string" calcext:value-type="string">
            <text:p><text:a xlink:href="https://www.titanfittings.com/branch-tee-1-jic-1-5-16-12-thread-male-x-1-jic-1-5-16-12-thread-male-x-1-jic-female-swivel" xlink:type="simple">https://www.titanfittings.com/branch-tee-1-jic-1-5-16-12-thread-male-x-1-jic-1-5-16-12-thread-male-x-1-jic-female-swivel</text:a></text:p>
          </table:table-cell>
          <table:table-cell table:style-name="ce16"/>
          <table:table-cell table:style-name="ce16" table:formula="of:=#VALUE!" office:value-type="string" office:string-value="" calcext:value-type="error">
            <text:p>#VALUE!</text:p>
          </table:table-cell>
          <table:table-cell table:style-name="ce16" office:value-type="string" calcext:value-type="string">
            <text:p>Branch Tee 1" JIC (1 5/16"-12 thread) Male x 1" JIC (1 5/16"-12 thread) Male x 1" JIC Female Swivel</text:p>
          </table:table-cell>
          <table:table-cell table:style-name="ce16" table:number-columns-repeated="2"/>
          <table:table-cell table:number-columns-repeated="16369"/>
        </table:table-row>
        <table:table-row table:style-name="ro1">
          <table:table-cell table:style-name="ce3" office:value-type="string" calcext:value-type="string">
            <text:p>Federal Fluid Power</text:p>
          </table:table-cell>
          <table:table-cell table:style-name="ce10" office:value-type="string" calcext:value-type="string">
            <text:p>6600-12-12-12</text:p>
          </table:table-cell>
          <table:table-cell table:style-name="ce14" office:value-type="string" calcext:value-type="string">
            <text:p>Federal Fluid Power</text:p>
          </table:table-cell>
          <table:table-cell table:style-name="ce17" office:value-type="float" office:value="11" calcext:value-type="float">
            <text:p>11</text:p>
          </table:table-cell>
          <table:table-cell table:style-name="ce14" office:value-type="string" calcext:value-type="string">
            <text:p>UNKWN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JIC</text:p>
          </table:table-cell>
          <table:table-cell table:style-name="ce14" office:value-type="string" calcext:value-type="string">
            <text:p><text:a xlink:href="https://www.titanfittings.com/branch-tee-3-4-jic-1-1-16-12-thread-male-x-3-4-jic-male-x-3-4-jic-female-swivel" xlink:type="simple">https://www.titanfittings.com/branch-tee-3-4-jic-1-1-16-12-thread-male-x-3-4-jic-male-x-3-4-jic-female-swivel</text:a></text:p>
          </table:table-cell>
          <table:table-cell table:style-name="ce17"/>
          <table:table-cell table:style-name="ce17" table:formula="of:=#VALUE!" office:value-type="string" office:string-value="" calcext:value-type="error">
            <text:p>#VALUE!</text:p>
          </table:table-cell>
          <table:table-cell table:style-name="ce17" office:value-type="string" calcext:value-type="string">
            <text:p>Branch Tee 3/4" JIC (1 1/16"-12 thread) Male x 3/4" JIC Male x 3/4" JIC Female Swivel</text:p>
          </table:table-cell>
          <table:table-cell table:style-name="ce17" table:number-columns-repeated="2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6 JIC Swivel Branch Tee</text:p>
          </table:table-cell>
          <table:table-cell table:style-name="ce9" office:value-type="string" calcext:value-type="string">
            <text:p>6600-6-6-6</text:p>
          </table:table-cell>
          <table:table-cell table:style-name="ce15" office:value-type="string" calcext:value-type="string">
            <text:p>Federal Fluid Power</text:p>
          </table:table-cell>
          <table:table-cell table:style-name="ce16" office:value-type="float" office:value="5" calcext:value-type="float">
            <text:p>5</text:p>
          </table:table-cell>
          <table:table-cell table:style-name="ce15" office:value-type="string" calcext:value-type="string">
            <text:p>UNKWN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JIC</text:p>
          </table:table-cell>
          <table:table-cell table:style-name="ce15" office:value-type="string" calcext:value-type="string">
            <text:p><text:a xlink:href="https://www.titanfittings.com/branch-tee-3-8-jic-9-16-18-thread-male-x-3-8-jic-9-16-18-thread-male-x-3-8-jic-female-swivel" xlink:type="simple">https://www.titanfittings.com/branch-tee-3-8-jic-9-16-18-thread-male-x-3-8-jic-9-16-18-thread-male-x-3-8-jic-female-swivel</text:a></text:p>
          </table:table-cell>
          <table:table-cell table:style-name="ce16"/>
          <table:table-cell table:style-name="ce16" table:formula="of:=#VALUE!" office:value-type="string" office:string-value="" calcext:value-type="error">
            <text:p>#VALUE!</text:p>
          </table:table-cell>
          <table:table-cell table:style-name="ce16" office:value-type="string" calcext:value-type="string">
            <text:p>Branch Tee 3/8" JIC (9/16"-18 thread) Male x 3/8" JIC (9/16"-18 thread) Male x 3/8" JIC Female Swivel</text:p>
          </table:table-cell>
          <table:table-cell table:style-name="ce16" table:number-columns-repeated="2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4 JIC Swivel Branch Tee</text:p>
          </table:table-cell>
          <table:table-cell table:style-name="ce10" office:value-type="string" calcext:value-type="string">
            <text:p>6600-4-4-4</text:p>
          </table:table-cell>
          <table:table-cell table:style-name="ce14" office:value-type="string" calcext:value-type="string">
            <text:p>Federal Fluid Power</text:p>
          </table:table-cell>
          <table:table-cell table:style-name="ce17" office:value-type="float" office:value="19" calcext:value-type="float">
            <text:p>19</text:p>
          </table:table-cell>
          <table:table-cell table:style-name="ce14" office:value-type="string" calcext:value-type="string">
            <text:p>UNKWN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JIC</text:p>
          </table:table-cell>
          <table:table-cell table:style-name="ce14" office:value-type="string" calcext:value-type="string">
            <text:p><text:a xlink:href="https://www.titanfittings.com/branch-tee-1-4-jic-7-16-20-thread-male-x-1-4-jic-7-16-20-thread-male-x-1-4-jic-female-swivel" xlink:type="simple">https://www.titanfittings.com/branch-tee-1-4-jic-7-16-20-thread-male-x-1-4-jic-7-16-20-thread-male-x-1-4-jic-female-swivel</text:a></text:p>
          </table:table-cell>
          <table:table-cell table:style-name="ce17"/>
          <table:table-cell table:style-name="ce17" table:formula="of:=#VALUE!" office:value-type="string" office:string-value="" calcext:value-type="error">
            <text:p>#VALUE!</text:p>
          </table:table-cell>
          <table:table-cell table:style-name="ce17" office:value-type="string" calcext:value-type="string">
            <text:p>Branch Tee 1/4" JIC (7/16"-20 thread) Male x 1/4" JIC (7/16"-20 thread) Male x 1/4" JIC Female Swivel</text:p>
          </table:table-cell>
          <table:table-cell table:style-name="ce17" table:number-columns-repeated="2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20-6 JIC Reducer</text:p>
          </table:table-cell>
          <table:table-cell table:style-name="ce10" office:value-type="string" calcext:value-type="string">
            <text:p>2406-20-6</text:p>
          </table:table-cell>
          <table:table-cell table:style-name="ce14" office:value-type="string" calcext:value-type="string">
            <text:p>Service Manufacturing Supply</text:p>
          </table:table-cell>
          <table:table-cell table:style-name="ce17" office:value-type="float" office:value="10" calcext:value-type="float">
            <text:p>10</text:p>
          </table:table-cell>
          <table:table-cell table:style-name="ce14" office:value-type="string" calcext:value-type="string">
            <text:p>HAZL ONLY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JIC</text:p>
          </table:table-cell>
          <table:table-cell table:style-name="ce14" office:value-type="string" calcext:value-type="string">
            <text:p><text:a xlink:href="https://www.ebay.com/itm/114001302316" xlink:type="simple">https://www.ebay.com/itm/114001302316</text:a></text:p>
          </table:table-cell>
          <table:table-cell table:style-name="ce17"/>
          <table:table-cell table:style-name="ce24" table:formula="of:=#VALUE!" office:value-type="string" office:string-value="" calcext:value-type="error">
            <text:p>#VALUE!</text:p>
          </table:table-cell>
          <table:table-cell table:style-name="ce17" office:value-type="string" calcext:value-type="string">
            <text:p>Hydraulic Fitting 1 1/4" Female JIC x 3/8" Male JIC Straight</text:p>
          </table:table-cell>
          <table:table-cell table:style-name="ce17" table:number-columns-repeated="2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20-16 JIC Reducer</text:p>
          </table:table-cell>
          <table:table-cell table:style-name="ce9" office:value-type="string" calcext:value-type="string">
            <text:p>2406-20-16</text:p>
          </table:table-cell>
          <table:table-cell table:style-name="ce15" office:value-type="string" calcext:value-type="string">
            <text:p>Service Manufacturing Supply</text:p>
          </table:table-cell>
          <table:table-cell table:style-name="ce16" office:value-type="float" office:value="24" calcext:value-type="float">
            <text:p>24</text:p>
          </table:table-cell>
          <table:table-cell table:style-name="ce15" office:value-type="string" calcext:value-type="string">
            <text:p>HAZL ONLY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JIC</text:p>
          </table:table-cell>
          <table:table-cell table:style-name="ce15" office:value-type="string" calcext:value-type="string">
            <text:p><text:a xlink:href="https://www.motion.com/products/sku/00315854?srsltid=AfmBOoqumCgMkio68aLG_-fLuqKTJcLszRVVLmndP77YCp6c0SK2YMJC" xlink:type="simple">https://www.motion.com/products/sku/00315854?srsltid=AfmBOoqumCgMkio68aLG_-fLuqKTJcLszRVVLmndP77YCp6c0SK2YMJC</text:a></text:p>
          </table:table-cell>
          <table:table-cell table:style-name="ce21" office:value-type="currency" office:currency="USD" office:value="38.59" calcext:value-type="currency">
            <text:p>$38.59</text:p>
          </table:table-cell>
          <table:table-cell table:style-name="ce25" table:formula="of:=#VALUE!" office:value-type="string" office:string-value="" calcext:value-type="error">
            <text:p>#VALUE!</text:p>
          </table:table-cell>
          <table:table-cell table:style-name="ce16" office:value-type="string" calcext:value-type="string">
            <text:p>Reducer - 1-1/4 in Female JIC 37° Flare x 1 in Male JIC 37° Flare</text:p>
          </table:table-cell>
          <table:table-cell table:style-name="ce16" table:number-columns-repeated="2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20 JIC Union Elbow</text:p>
          </table:table-cell>
          <table:table-cell table:style-name="ce10" office:value-type="string" calcext:value-type="string">
            <text:p>2500-20-20</text:p>
          </table:table-cell>
          <table:table-cell table:style-name="ce14" office:value-type="string" calcext:value-type="string">
            <text:p>Service Manufacturing Supply</text:p>
          </table:table-cell>
          <table:table-cell table:style-name="ce17" office:value-type="float" office:value="8" calcext:value-type="float">
            <text:p>8</text:p>
          </table:table-cell>
          <table:table-cell table:style-name="ce14" office:value-type="string" calcext:value-type="string">
            <text:p>HAZL ONLY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JIC</text:p>
          </table:table-cell>
          <table:table-cell table:style-name="ce14" office:value-type="string" calcext:value-type="string">
            <text:p><text:a xlink:href="https://www.onehydraulics.com/products/2500-20-20-fg?srsltid=AfmBOooGs8wZ4dGinrMa5o3UpsmF1ac3GdJyXQJ7awMTfPXVXdnISmkt" xlink:type="simple">https://www.onehydraulics.com/products/2500-20-20-fg?srsltid=AfmBOooGs8wZ4dGinrMa5o3UpsmF1ac3GdJyXQJ7awMTfPXVXdnISmkt</text:a></text:p>
          </table:table-cell>
          <table:table-cell table:style-name="ce22" office:value-type="currency" office:currency="USD" office:value="45.65" calcext:value-type="currency">
            <text:p>$45.65</text:p>
          </table:table-cell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17" office:value-type="float" office:value="2" calcext:value-type="float">
            <text:p>2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Size 4 JIC Union Elbow</text:p>
          </table:table-cell>
          <table:table-cell table:style-name="ce9" office:value-type="string" calcext:value-type="string">
            <text:p>2500-4-4</text:p>
          </table:table-cell>
          <table:table-cell table:style-name="ce15" office:value-type="string" calcext:value-type="string">
            <text:p>Federal Fluid Power</text:p>
          </table:table-cell>
          <table:table-cell table:style-name="ce16" office:value-type="float" office:value="35" calcext:value-type="float">
            <text:p>35</text:p>
          </table:table-cell>
          <table:table-cell table:style-name="ce15" office:value-type="string" calcext:value-type="string">
            <text:p>UNKWN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JIC</text:p>
          </table:table-cell>
          <table:table-cell table:style-name="ce15" office:value-type="string" calcext:value-type="string">
            <text:p><text:a xlink:href="https://www.titanfittings.com/adapters-and-fittings/hydraulic-adapters/steel-hydraulic-adapters/37-degree-jic-an-fittings/2500/90-union-elbow-1-4-male-jic-7-16-20-thread-x-1-4-male-jic-7-16-20-thread" xlink:type="simple">https://www.titanfittings.com/adapters-and-fittings/hydraulic-adapters/steel-hydraulic-adapters/37-degree-jic-an-fittings/2500/90-union-elbow-1-4-male-jic-7-16-20-thread-x-1-4-male-jic-7-16-20-thread</text:a></text:p>
          </table:table-cell>
          <table:table-cell table:style-name="ce16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20 JIC Union Tee</text:p>
          </table:table-cell>
          <table:table-cell table:style-name="ce10" office:value-type="string" calcext:value-type="string">
            <text:p>2603-20-20-20</text:p>
          </table:table-cell>
          <table:table-cell table:style-name="ce14" office:value-type="string" calcext:value-type="string">
            <text:p>Service Manufacturing Supply</text:p>
          </table:table-cell>
          <table:table-cell table:style-name="ce17" office:value-type="float" office:value="7" calcext:value-type="float">
            <text:p>7</text:p>
          </table:table-cell>
          <table:table-cell table:style-name="ce14" office:value-type="string" calcext:value-type="string">
            <text:p>HAZL ONLY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JIC</text:p>
          </table:table-cell>
          <table:table-cell table:style-name="ce14" office:value-type="string" calcext:value-type="string">
            <text:p><text:a xlink:href="https://www.titanfittings.com/adapters-and-fittings/hydraulic-adapters/steel-hydraulic-adapters/37-degree-jic-an-fittings/2603/union-tee-11-4-jic-15-812-thread-x-11-4-jic-15-812-thread-x-11-4-jic-15-812-thread" xlink:type="simple">https://www.titanfittings.com/adapters-and-fittings/hydraulic-adapters/steel-hydraulic-adapters/37-degree-jic-an-fittings/2603/union-tee-11-4-jic-15-812-thread-x-11-4-jic-15-812-thread-x-11-4-jic-15-812-thread</text:a></text:p>
          </table:table-cell>
          <table:table-cell table:style-name="ce17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20 JIC Bulkhead Union</text:p>
          </table:table-cell>
          <table:table-cell table:style-name="ce9" office:value-type="string" calcext:value-type="string">
            <text:p>2700-20-20</text:p>
          </table:table-cell>
          <table:table-cell table:style-name="ce15" office:value-type="string" calcext:value-type="string">
            <text:p>Service Manufacturing Supply</text:p>
          </table:table-cell>
          <table:table-cell table:style-name="ce16" office:value-type="float" office:value="13" calcext:value-type="float">
            <text:p>13</text:p>
          </table:table-cell>
          <table:table-cell table:style-name="ce15" office:value-type="string" calcext:value-type="string">
            <text:p>HAZL ONLY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JIC</text:p>
          </table:table-cell>
          <table:table-cell table:style-name="ce15" office:value-type="string" calcext:value-type="string">
            <text:p><text:a xlink:href="https://www.titanfittings.com/1-1-4-male-jic-1-7-8-12-thread-x-1-1-4-male-jic-1-7-8-12-thread-bulkhead-union" xlink:type="simple">https://www.titanfittings.com/1-1-4-male-jic-1-7-8-12-thread-x-1-1-4-male-jic-1-7-8-12-thread-bulkhead-union</text:a></text:p>
          </table:table-cell>
          <table:table-cell table:style-name="ce16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20 Bulkhead Run Tee</text:p>
          </table:table-cell>
          <table:table-cell table:style-name="ce10" office:value-type="string" calcext:value-type="string">
            <text:p>2704-20-20-20</text:p>
          </table:table-cell>
          <table:table-cell table:style-name="ce14" office:value-type="string" calcext:value-type="string">
            <text:p>Service Manufacturing Supply</text:p>
          </table:table-cell>
          <table:table-cell table:style-name="ce17" office:value-type="float" office:value="2" calcext:value-type="float">
            <text:p>2</text:p>
          </table:table-cell>
          <table:table-cell table:style-name="ce14" office:value-type="string" calcext:value-type="string">
            <text:p>HAZL ONLY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JIC</text:p>
          </table:table-cell>
          <table:table-cell table:style-name="ce14" office:value-type="string" calcext:value-type="string">
            <text:p><text:a xlink:href="https://www.titanfittings.com/run-tee-1-1-4-jic-1-7-8-12-thread-x-1-1-4-jic-1-7-8-12-thread-bulkhead-x-1-1-4-jic" xlink:type="simple">https://www.titanfittings.com/run-tee-1-1-4-jic-1-7-8-12-thread-x-1-1-4-jic-1-7-8-12-thread-bulkhead-x-1-1-4-jic</text:a></text:p>
          </table:table-cell>
          <table:table-cell table:style-name="ce17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20-16 JIC To O-Ring Connector</text:p>
          </table:table-cell>
          <table:table-cell table:style-name="ce9" office:value-type="string" calcext:value-type="string">
            <text:p>6400-20-16</text:p>
          </table:table-cell>
          <table:table-cell table:style-name="ce15" office:value-type="string" calcext:value-type="string">
            <text:p>Service Manufacturing Supply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string" calcext:value-type="string">
            <text:p>HAZL ONLY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JIC</text:p>
          </table:table-cell>
          <table:table-cell table:style-name="ce15" office:value-type="string" calcext:value-type="string">
            <text:p><text:a xlink:href="https://www.titanfittings.com/1-1-4-jic-1-5-8-12-thread-x-1-orb-1-5-16-12-thread-male" xlink:type="simple">https://www.titanfittings.com/1-1-4-jic-1-5-8-12-thread-x-1-orb-1-5-16-12-thread-male</text:a></text:p>
          </table:table-cell>
          <table:table-cell table:style-name="ce16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20 JIC Swivel 45 Degree Elbow</text:p>
          </table:table-cell>
          <table:table-cell table:style-name="ce10" office:value-type="string" calcext:value-type="string">
            <text:p>6502-20-20</text:p>
          </table:table-cell>
          <table:table-cell table:style-name="ce14" office:value-type="string" calcext:value-type="string">
            <text:p>Service Manufacturing Supply</text:p>
          </table:table-cell>
          <table:table-cell table:style-name="ce17" office:value-type="float" office:value="11" calcext:value-type="float">
            <text:p>11</text:p>
          </table:table-cell>
          <table:table-cell table:style-name="ce14" office:value-type="string" calcext:value-type="string">
            <text:p>HAZL ONLY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JIC</text:p>
          </table:table-cell>
          <table:table-cell table:style-name="ce14" office:value-type="string" calcext:value-type="string">
            <text:p><text:a xlink:href="https://www.titanfittings.com/45-elbow-1-1-4-jic-1-7-8-12-thread-male-x-1-1-4-jic-1-7-8-12-thread-female-swivel" xlink:type="simple">https://www.titanfittings.com/45-elbow-1-1-4-jic-1-7-8-12-thread-male-x-1-1-4-jic-1-7-8-12-thread-female-swivel</text:a></text:p>
          </table:table-cell>
          <table:table-cell table:style-name="ce17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16 JIC Swivel 45 Degree Elbow</text:p>
          </table:table-cell>
          <table:table-cell table:style-name="ce9" office:value-type="string" calcext:value-type="string">
            <text:p>6502-16-16</text:p>
          </table:table-cell>
          <table:table-cell table:style-name="ce15" office:value-type="string" calcext:value-type="string">
            <text:p>Federal Fluid Power</text:p>
          </table:table-cell>
          <table:table-cell table:style-name="ce16" office:value-type="float" office:value="5" calcext:value-type="float">
            <text:p>5</text:p>
          </table:table-cell>
          <table:table-cell table:style-name="ce15" office:value-type="string" calcext:value-type="string">
            <text:p>UNKWN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JIC</text:p>
          </table:table-cell>
          <table:table-cell table:style-name="ce15" office:value-type="string" calcext:value-type="string">
            <text:p><text:a xlink:href="https://www.titanfittings.com/union-1-jic-1-5-16-12-thread-female-swivel-x-1-jic-1-5-16-12-thread-female-swivel-hydraulic-fittings" xlink:type="simple">https://www.titanfittings.com/union-1-jic-1-5-16-12-thread-female-swivel-x-1-jic-1-5-16-12-thread-female-swivel-hydraulic-fittings</text:a></text:p>
          </table:table-cell>
          <table:table-cell table:style-name="ce16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20 Female JIC Swivel Connector</text:p>
          </table:table-cell>
          <table:table-cell table:style-name="ce10" office:value-type="string" calcext:value-type="string">
            <text:p>6565-20-20</text:p>
          </table:table-cell>
          <table:table-cell table:style-name="ce14" office:value-type="string" calcext:value-type="string">
            <text:p>Service Manufacturing Supply</text:p>
          </table:table-cell>
          <table:table-cell table:style-name="ce17" office:value-type="float" office:value="2" calcext:value-type="float">
            <text:p>2</text:p>
          </table:table-cell>
          <table:table-cell table:style-name="ce14" office:value-type="string" calcext:value-type="string">
            <text:p>HAZL ONLY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JIC</text:p>
          </table:table-cell>
          <table:table-cell table:style-name="ce14" office:value-type="string" calcext:value-type="string">
            <text:p><text:a xlink:href="https://www.amazon.com/6565-20-20-Hydraulic-Adapter-Female-Swivel/dp/B07ZFX7BTM" xlink:type="simple">https://www.amazon.com/6565-20-20-Hydraulic-Adapter-Female-Swivel/dp/B07ZFX7BTM</text:a></text:p>
          </table:table-cell>
          <table:table-cell table:style-name="ce17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20-12 JIC To O-Ring Elbow Connector</text:p>
          </table:table-cell>
          <table:table-cell table:style-name="ce9" office:value-type="string" calcext:value-type="string">
            <text:p>6801-20-12</text:p>
          </table:table-cell>
          <table:table-cell table:style-name="ce15" office:value-type="string" calcext:value-type="string">
            <text:p>Service Manufacturing Supply</text:p>
          </table:table-cell>
          <table:table-cell table:style-name="ce16" office:value-type="float" office:value="9" calcext:value-type="float">
            <text:p>9</text:p>
          </table:table-cell>
          <table:table-cell table:style-name="ce15" office:value-type="string" calcext:value-type="string">
            <text:p>HAZL ONLY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JIC</text:p>
          </table:table-cell>
          <table:table-cell table:style-name="ce15" office:value-type="string" calcext:value-type="string">
            <text:p><text:a xlink:href="https://www.titanfittings.com/90-elbow-1-1-4-jic-1-5-8-12-thread-x-3-4-orb-1-1-16-12-thread-male-hydraulic-fittings" xlink:type="simple">https://www.titanfittings.com/90-elbow-1-1-4-jic-1-5-8-12-thread-x-3-4-orb-1-1-16-12-thread-male-hydraulic-fittings</text:a></text:p>
          </table:table-cell>
          <table:table-cell table:style-name="ce16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20-16 JIC To O-Ring 45 Degree Elbow</text:p>
          </table:table-cell>
          <table:table-cell table:style-name="ce10" office:value-type="string" calcext:value-type="string">
            <text:p>6802-20-16</text:p>
          </table:table-cell>
          <table:table-cell table:style-name="ce14" office:value-type="string" calcext:value-type="string">
            <text:p>Service Manufacturing Supply</text:p>
          </table:table-cell>
          <table:table-cell table:style-name="ce17" office:value-type="float" office:value="7" calcext:value-type="float">
            <text:p>7</text:p>
          </table:table-cell>
          <table:table-cell table:style-name="ce14" office:value-type="string" calcext:value-type="string">
            <text:p>HAZL ONLY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JIC</text:p>
          </table:table-cell>
          <table:table-cell table:style-name="ce14" office:value-type="string" calcext:value-type="string">
            <text:p><text:a xlink:href="https://www.titanfittings.com/45-elbow-1-1-4-male-jic-1-7-8-12-thread-x-1-orb-1-5-16-12-thread-male" xlink:type="simple">https://www.titanfittings.com/45-elbow-1-1-4-male-jic-1-7-8-12-thread-x-1-orb-1-5-16-12-thread-male</text:a></text:p>
          </table:table-cell>
          <table:table-cell table:style-name="ce17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32 JIC Swivel To Male Pipe Connector</text:p>
          </table:table-cell>
          <table:table-cell table:style-name="ce9" office:value-type="string" calcext:value-type="string">
            <text:p>6505-32-32</text:p>
          </table:table-cell>
          <table:table-cell table:style-name="ce15" office:value-type="string" calcext:value-type="string">
            <text:p>Service Manufacturing Supply</text:p>
          </table:table-cell>
          <table:table-cell table:style-name="ce16" office:value-type="float" office:value="6" calcext:value-type="float">
            <text:p>6</text:p>
          </table:table-cell>
          <table:table-cell table:style-name="ce15" office:value-type="string" calcext:value-type="string">
            <text:p>HAZL ONLY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JIC</text:p>
          </table:table-cell>
          <table:table-cell table:style-name="ce15" office:value-type="string" calcext:value-type="string">
            <text:p><text:a xlink:href="https://www.onehydraulics.com/products/6505-32-32?srsltid=AfmBOoq-6F6ogAwqu7tK4JseOUNzbQwx7eLgfeQrI1cpi0tVFAoLFP5N" xlink:type="simple">https://www.onehydraulics.com/products/6505-32-32?srsltid=AfmBOoq-6F6ogAwqu7tK4JseOUNzbQwx7eLgfeQrI1cpi0tVFAoLFP5N</text:a></text:p>
          </table:table-cell>
          <table:table-cell table:style-name="ce21" office:value-type="currency" office:currency="USD" office:value="273.34" calcext:value-type="currency">
            <text:p>$273.34</text:p>
          </table:table-cell>
          <table:table-cell table:style-name="ce16" table:number-columns-repeated="4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6 (0.375") Crimp On Fitting</text:p>
          </table:table-cell>
          <table:table-cell table:style-name="ce9" office:value-type="string" calcext:value-type="string">
            <text:p>06G-06FJX</text:p>
          </table:table-cell>
          <table:table-cell table:style-name="ce15" office:value-type="string" calcext:value-type="string">
            <text:p>Service Manufacturing Supply</text:p>
          </table:table-cell>
          <table:table-cell table:style-name="ce16" office:value-type="float" office:value="11" calcext:value-type="float">
            <text:p>11</text:p>
          </table:table-cell>
          <table:table-cell table:style-name="ce15" office:value-type="string" calcext:value-type="string">
            <text:p>HAZL ONLY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5" office:value-type="string" calcext:value-type="string">
            <text:p>Check workshop</text:p>
          </table:table-cell>
          <table:table-cell table:style-name="ce15" office:value-type="string" calcext:value-type="string">
            <text:p>JIC</text:p>
          </table:table-cell>
          <table:table-cell table:style-name="ce15" office:value-type="string" calcext:value-type="string">
            <text:p>N/A</text:p>
          </table:table-cell>
          <table:table-cell table:style-name="ce16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6 (0.375") Crimp On Fitting 45 Degree</text:p>
          </table:table-cell>
          <table:table-cell table:style-name="ce10" office:value-type="string" calcext:value-type="string">
            <text:p>06G-06FJX45</text:p>
          </table:table-cell>
          <table:table-cell table:style-name="ce14" office:value-type="string" calcext:value-type="string">
            <text:p>Service Manufacturing Supply</text:p>
          </table:table-cell>
          <table:table-cell table:style-name="ce17"/>
          <table:table-cell table:style-name="ce14" office:value-type="string" calcext:value-type="string">
            <text:p>HAZL ONLY</text:p>
          </table:table-cell>
          <table:table-cell table:style-name="ce17" table:number-columns-repeated="2"/>
          <table:table-cell table:style-name="ce15" office:value-type="string" calcext:value-type="string">
            <text:p>Check workshop</text:p>
          </table:table-cell>
          <table:table-cell table:style-name="ce15" office:value-type="string" calcext:value-type="string">
            <text:p>JIC</text:p>
          </table:table-cell>
          <table:table-cell table:style-name="ce14" office:value-type="string" calcext:value-type="string">
            <text:p>N/A</text:p>
          </table:table-cell>
          <table:table-cell table:style-name="ce17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6 (0.375") Crimp On Fitting 90 Degree</text:p>
          </table:table-cell>
          <table:table-cell table:style-name="ce9" office:value-type="string" calcext:value-type="string">
            <text:p>06G-0690FJX</text:p>
          </table:table-cell>
          <table:table-cell table:style-name="ce15" office:value-type="string" calcext:value-type="string">
            <text:p>Service Manufacturing Supply</text:p>
          </table:table-cell>
          <table:table-cell table:style-name="ce16"/>
          <table:table-cell table:style-name="ce15" office:value-type="string" calcext:value-type="string">
            <text:p>HAZL ONLY</text:p>
          </table:table-cell>
          <table:table-cell table:style-name="ce16" table:number-columns-repeated="2"/>
          <table:table-cell table:style-name="ce15" office:value-type="string" calcext:value-type="string">
            <text:p>Check workshop</text:p>
          </table:table-cell>
          <table:table-cell table:style-name="ce15" office:value-type="string" calcext:value-type="string">
            <text:p>JIC</text:p>
          </table:table-cell>
          <table:table-cell table:style-name="ce15" office:value-type="string" calcext:value-type="string">
            <text:p>N/A</text:p>
          </table:table-cell>
          <table:table-cell table:style-name="ce16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8 37 Degree JIC Female Swivel</text:p>
          </table:table-cell>
          <table:table-cell table:style-name="ce10" office:value-type="string" calcext:value-type="string">
            <text:p>FJX-8-8-W</text:p>
          </table:table-cell>
          <table:table-cell table:style-name="ce14" office:value-type="string" calcext:value-type="string">
            <text:p>Federal Fluid Power</text:p>
          </table:table-cell>
          <table:table-cell table:style-name="ce17" office:value-type="float" office:value="38" calcext:value-type="float">
            <text:p>38</text:p>
          </table:table-cell>
          <table:table-cell table:style-name="ce14" office:value-type="string" calcext:value-type="string">
            <text:p>UNKWN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5" office:value-type="string" calcext:value-type="string">
            <text:p>Check workshop</text:p>
          </table:table-cell>
          <table:table-cell table:style-name="ce15" office:value-type="string" calcext:value-type="string">
            <text:p>JIC</text:p>
          </table:table-cell>
          <table:table-cell table:style-name="ce14" office:value-type="string" calcext:value-type="string">
            <text:p>N/A</text:p>
          </table:table-cell>
          <table:table-cell table:style-name="ce17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Continental Hose Fitting, 0.5 (1/2") Hose ID x 3/4-16 Female JIC, 45-Degree Swivel Connection</text:p>
          </table:table-cell>
          <table:table-cell table:style-name="ce9" office:value-type="string" calcext:value-type="string">
            <text:p>B2-JCFX45-0808</text:p>
          </table:table-cell>
          <table:table-cell table:style-name="ce15" office:value-type="string" calcext:value-type="string">
            <text:p>Federal Fluid Power</text:p>
          </table:table-cell>
          <table:table-cell table:style-name="ce16" office:value-type="float" office:value="49" calcext:value-type="float">
            <text:p>49</text:p>
          </table:table-cell>
          <table:table-cell table:style-name="ce15" office:value-type="string" calcext:value-type="string">
            <text:p>UNKWN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JIC</text:p>
          </table:table-cell>
          <table:table-cell table:style-name="ce15" office:value-type="string" calcext:value-type="string">
            <text:p><text:a xlink:href="https://www.onehydraulics.com/products/b2-jcfx45-0808-continental-hose-fitting-0-5-1-2-hose-id-x-3-4-16-female-jic-45-degree-swivel-connection" xlink:type="simple">https://www.onehydraulics.com/products/b2-jcfx45-0808-continental-hose-fitting-0-5-1-2-hose-id-x-3-4-16-female-jic-45-degree-swivel-connection</text:a></text:p>
          </table:table-cell>
          <table:table-cell table:style-name="ce21" office:value-type="currency" office:currency="USD" office:value="41.3" calcext:value-type="currency">
            <text:p>$41.30</text:p>
          </table:table-cell>
          <table:table-cell table:style-name="ce16" table:number-columns-repeated="4"/>
          <table:table-cell table:number-columns-repeated="16369"/>
        </table:table-row>
        <table:table-row table:style-name="ro1">
          <table:table-cell table:style-name="ce3" office:value-type="string" calcext:value-type="string">
            <text:p>Continental Hose Fitting, 0.75 (3/4") Hose ID x 1-1/16-12 Female JIC, 45-Degree Swivel Connection</text:p>
          </table:table-cell>
          <table:table-cell table:style-name="ce10" office:value-type="string" calcext:value-type="string">
            <text:p>B2-JCFX45-12-12</text:p>
          </table:table-cell>
          <table:table-cell table:style-name="ce14" office:value-type="string" calcext:value-type="string">
            <text:p>Federal Fluid Power</text:p>
          </table:table-cell>
          <table:table-cell table:style-name="ce17" office:value-type="float" office:value="2" calcext:value-type="float">
            <text:p>2</text:p>
          </table:table-cell>
          <table:table-cell table:style-name="ce14" office:value-type="string" calcext:value-type="string">
            <text:p>UNKWN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JIC</text:p>
          </table:table-cell>
          <table:table-cell table:style-name="ce14" office:value-type="string" calcext:value-type="string">
            <text:p><text:a xlink:href="https://www.onehydraulics.com/products/b2-jcfx45-1212-continental-hose-fitting-0-75-3-4-hose-id-x-1-1-16-12-female-jic-45-degree-swivel-connection" xlink:type="simple">https://www.onehydraulics.com/products/b2-jcfx45-1212-continental-hose-fitting-0-75-3-4-hose-id-x-1-1-16-12-female-jic-45-degree-swivel-connection</text:a></text:p>
          </table:table-cell>
          <table:table-cell table:style-name="ce22" office:value-type="currency" office:currency="USD" office:value="80.93" calcext:value-type="currency">
            <text:p>$80.93</text:p>
          </table:table-cell>
          <table:table-cell table:style-name="ce17" table:number-columns-repeated="4"/>
          <table:table-cell table:number-columns-repeated="16369"/>
        </table:table-row>
        <table:table-row table:style-name="ro1">
          <table:table-cell table:style-name="ce3" office:value-type="string" calcext:value-type="string">
            <text:p>(1/2") Hose ID x 3/4-16 Female JIC, Straight Swivel Connection</text:p>
          </table:table-cell>
          <table:table-cell table:style-name="ce9" office:value-type="string" calcext:value-type="string">
            <text:p>B2-JCFX-0808</text:p>
          </table:table-cell>
          <table:table-cell table:style-name="ce15" office:value-type="string" calcext:value-type="string">
            <text:p>Federal Fluid Power</text:p>
          </table:table-cell>
          <table:table-cell table:style-name="ce16" office:value-type="float" office:value="14" calcext:value-type="float">
            <text:p>14</text:p>
          </table:table-cell>
          <table:table-cell table:style-name="ce15" office:value-type="string" calcext:value-type="string">
            <text:p>UNKWN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JIC</text:p>
          </table:table-cell>
          <table:table-cell table:style-name="ce15" office:value-type="string" calcext:value-type="string">
            <text:p><text:a xlink:href="https://www.onehydraulics.com/products/b2-jcfx-0808-continental-hose-fitting-0-5-1-2-hose-id-x-3-4-16-female-jic-straight-swivel-connection" xlink:type="simple">https://www.onehydraulics.com/products/b2-jcfx-0808-continental-hose-fitting-0-5-1-2-hose-id-x-3-4-16-female-jic-straight-swivel-connection</text:a></text:p>
          </table:table-cell>
          <table:table-cell table:style-name="ce16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824V JIC 37 Degree Female Swivel | 8</text:p>
          </table:table-cell>
          <table:table-cell table:style-name="ce10" office:value-type="string" calcext:value-type="string">
            <text:p>824V</text:p>
          </table:table-cell>
          <table:table-cell table:style-name="ce14" office:value-type="string" calcext:value-type="string">
            <text:p>Federal Fluid Power</text:p>
          </table:table-cell>
          <table:table-cell table:style-name="ce17" office:value-type="float" office:value="6" calcext:value-type="float">
            <text:p>6</text:p>
          </table:table-cell>
          <table:table-cell table:style-name="ce14" office:value-type="string" calcext:value-type="string">
            <text:p>UNKWN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JIC</text:p>
          </table:table-cell>
          <table:table-cell table:style-name="ce14" office:value-type="string" calcext:value-type="string">
            <text:p><text:a xlink:href="https://industrialsupply4less.com/product/08u-608-824v/" xlink:type="simple">https://industrialsupply4less.com/product/08u-608-824v/</text:a></text:p>
          </table:table-cell>
          <table:table-cell table:style-name="ce22" office:value-type="currency" office:currency="USD" office:value="4.93" calcext:value-type="currency">
            <text:p>$4.93</text:p>
          </table:table-cell>
          <table:table-cell table:style-name="ce17" table:number-columns-repeated="4"/>
          <table:table-cell table:number-columns-repeated="16369"/>
        </table:table-row>
        <table:table-row table:style-name="ro1">
          <table:table-cell table:style-name="ce3" office:value-type="string" calcext:value-type="string">
            <text:p>1/2" JIC Female for 5/8" Hose</text:p>
          </table:table-cell>
          <table:table-cell table:style-name="ce9" office:value-type="string" calcext:value-type="string">
            <text:p>FJX-10-8</text:p>
          </table:table-cell>
          <table:table-cell table:style-name="ce15" office:value-type="string" calcext:value-type="string">
            <text:p>Federal Fluid Power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string" calcext:value-type="string">
            <text:p>UNKWN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JIC</text:p>
          </table:table-cell>
          <table:table-cell table:style-name="ce15" office:value-type="string" calcext:value-type="string">
            <text:p><text:a xlink:href="https://crimpfittings.com/products/10u-608-weatherhead" xlink:type="simple">https://crimpfittings.com/products/10u-608-weatherhead</text:a></text:p>
          </table:table-cell>
          <table:table-cell table:style-name="ce21" office:value-type="currency" office:currency="USD" office:value="13.54" calcext:value-type="currency">
            <text:p>$13.54</text:p>
          </table:table-cell>
          <table:table-cell table:style-name="ce16" table:number-columns-repeated="4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12 (¾”) Crimp On Fitting 90 Degree</text:p>
          </table:table-cell>
          <table:table-cell table:style-name="ce10" office:value-type="string" calcext:value-type="string">
            <text:p>FJX90-12-12-W</text:p>
          </table:table-cell>
          <table:table-cell table:style-name="ce14" office:value-type="string" calcext:value-type="string">
            <text:p>Federal Fluid Power</text:p>
          </table:table-cell>
          <table:table-cell table:style-name="ce17" office:value-type="float" office:value="8" calcext:value-type="float">
            <text:p>8</text:p>
          </table:table-cell>
          <table:table-cell table:style-name="ce14" office:value-type="string" calcext:value-type="string">
            <text:p>UNKWN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8"/>
          <table:table-cell table:style-name="ce15" office:value-type="string" calcext:value-type="string">
            <text:p>JIC</text:p>
          </table:table-cell>
          <table:table-cell table:style-name="ce14" office:value-type="string" calcext:value-type="string">
            <text:p><text:a xlink:href="https://hosewarehouse.com/products/fjx90-12-12-w-kurt-37-degree-jic-female-90-degree-swivel-3-4-hose-id?variant=51676663677298" xlink:type="simple">https://hosewarehouse.com/products/fjx90-12-12-w-kurt-37-degree-jic-female-90-degree-swivel-3-4-hose-id?variant=51676663677298</text:a></text:p>
          </table:table-cell>
          <table:table-cell table:style-name="ce17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16-20 JIC Reducer</text:p>
          </table:table-cell>
          <table:table-cell table:style-name="ce10" office:value-type="string" calcext:value-type="string">
            <text:p>2406-16-20</text:p>
          </table:table-cell>
          <table:table-cell table:style-name="ce14" office:value-type="string" calcext:value-type="string">
            <text:p>Service Manufacturing Supply</text:p>
          </table:table-cell>
          <table:table-cell table:style-name="ce17" office:value-type="float" office:value="5" calcext:value-type="float">
            <text:p>5</text:p>
          </table:table-cell>
          <table:table-cell table:style-name="ce14" office:value-type="string" calcext:value-type="string">
            <text:p>Shared btwn HAZL AND MAZL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8"/>
          <table:table-cell table:style-name="ce15" office:value-type="string" calcext:value-type="string">
            <text:p>JIC</text:p>
          </table:table-cell>
          <table:table-cell table:style-name="ce14" office:value-type="string" calcext:value-type="string">
            <text:p><text:a xlink:href="https://www.titanfittings.com/adapters-and-fittings/hydraulic-adapters/steel-hydraulic-adapters/37-degree-jic-an-fittings/2406/tube-expander-reducer-1-jic-1-5-16-12-thread-female-x-1-1-4-jic-1-7-8-12-thread-male" xlink:type="simple">https://www.titanfittings.com/adapters-and-fittings/hydraulic-adapters/steel-hydraulic-adapters/37-degree-jic-an-fittings/2406/tube-expander-reducer-1-jic-1-5-16-12-thread-female-x-1-1-4-jic-1-7-8-12-thread-male</text:a></text:p>
          </table:table-cell>
          <table:table-cell table:style-name="ce17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4 JIC Tube Nut</text:p>
          </table:table-cell>
          <table:table-cell table:style-name="ce9" office:value-type="string" calcext:value-type="string">
            <text:p>0318-4</text:p>
          </table:table-cell>
          <table:table-cell table:style-name="ce15" office:value-type="string" calcext:value-type="string">
            <text:p>Federal Fluid Power</text:p>
          </table:table-cell>
          <table:table-cell table:style-name="ce16" office:value-type="float" office:value="263" calcext:value-type="float">
            <text:p>263</text:p>
          </table:table-cell>
          <table:table-cell table:style-name="ce15" office:value-type="string" calcext:value-type="string">
            <text:p>Shared btwn HAZL AND MAZL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8"/>
          <table:table-cell table:style-name="ce15" office:value-type="string" calcext:value-type="string">
            <text:p>JIC</text:p>
          </table:table-cell>
          <table:table-cell table:style-name="ce15" office:value-type="string" calcext:value-type="string">
            <text:p><text:a xlink:href="https://dixonvalve.com/en/products/jic-37deg-flare-tube-nut/0318-4" xlink:type="simple">https://dixonvalve.com/en/products/jic-37deg-flare-tube-nut/0318-4</text:a></text:p>
          </table:table-cell>
          <table:table-cell table:style-name="ce16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12 JIC Bulkhead Union Elbow</text:p>
          </table:table-cell>
          <table:table-cell table:style-name="ce11" office:value-type="date" office:date-value="2701-12-12" calcext:value-type="date">
            <text:p>2701-12-12</text:p>
          </table:table-cell>
          <table:table-cell table:style-name="ce15" office:value-type="string" calcext:value-type="string">
            <text:p>Federal Fluid Power</text:p>
          </table:table-cell>
          <table:table-cell table:style-name="ce16" office:value-type="float" office:value="20" calcext:value-type="float">
            <text:p>20</text:p>
          </table:table-cell>
          <table:table-cell table:style-name="ce15" office:value-type="string" calcext:value-type="string">
            <text:p>Shared btwn HAZL AND MAZL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8"/>
          <table:table-cell table:style-name="ce15" office:value-type="string" calcext:value-type="string">
            <text:p>JIC</text:p>
          </table:table-cell>
          <table:table-cell table:style-name="ce15" office:value-type="string" calcext:value-type="string">
            <text:p><text:a xlink:href="https://www.titanfittings.com/90-elbow-3-4-male-jic-1-1-16-12-thread-x-3-4-male-jic-1-1-16-12-thread-bulkhead" xlink:type="simple">https://www.titanfittings.com/90-elbow-3-4-male-jic-1-1-16-12-thread-x-3-4-male-jic-1-1-16-12-thread-bulkhead</text:a></text:p>
          </table:table-cell>
          <table:table-cell table:style-name="ce16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12 Female JIC Swivel Connector</text:p>
          </table:table-cell>
          <table:table-cell table:style-name="ce11" office:value-type="date" office:date-value="6565-12-12" calcext:value-type="date">
            <text:p>6565-12-12</text:p>
          </table:table-cell>
          <table:table-cell table:style-name="ce15" office:value-type="string" calcext:value-type="string">
            <text:p>Federal Fluid Power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MAZL ONLY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8"/>
          <table:table-cell table:style-name="ce15" office:value-type="string" calcext:value-type="string">
            <text:p>JIC</text:p>
          </table:table-cell>
          <table:table-cell table:style-name="ce15" office:value-type="string" calcext:value-type="string">
            <text:p><text:a xlink:href="https://www.titanfittings.com/6565-12-12-union-3-4-jic-1-1-16-12-thread-female-swivel-x-3-4-jic-1-1-16-12-thread-female-swivel-hydraulic-fittings" xlink:type="simple">https://www.titanfittings.com/6565-12-12-union-3-4-jic-1-1-16-12-thread-female-swivel-x-3-4-jic-1-1-16-12-thread-female-swivel-hydraulic-fittings</text:a></text:p>
          </table:table-cell>
          <table:table-cell table:style-name="ce16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16 Steel Bulkhead Fitting</text:p>
          </table:table-cell>
          <table:table-cell table:style-name="ce9" office:value-type="string" calcext:value-type="string">
            <text:p>0306-16</text:p>
          </table:table-cell>
          <table:table-cell table:style-name="ce15" office:value-type="string" calcext:value-type="string">
            <text:p>Federal Fluid Power</text:p>
          </table:table-cell>
          <table:table-cell table:style-name="ce16" office:value-type="float" office:value="59" calcext:value-type="float">
            <text:p>59</text:p>
          </table:table-cell>
          <table:table-cell table:style-name="ce15" office:value-type="string" calcext:value-type="string">
            <text:p>Shared btwn HAZL AND MAZL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8"/>
          <table:table-cell table:style-name="ce15" office:value-type="string" calcext:value-type="string">
            <text:p>JIC</text:p>
          </table:table-cell>
          <table:table-cell table:style-name="ce15" office:value-type="string" calcext:value-type="string">
            <text:p><text:a xlink:href="https://hosewarehouse.com/products/0306-16-dixon-zinc-plated-steel-bulkhead-lock-nut-1-5-16-12-bulkhead-lock-nut-1-tube-od" xlink:type="simple">https://hosewarehouse.com/products/0306-16-dixon-zinc-plated-steel-bulkhead-lock-nut-1-5-16-12-bulkhead-lock-nut-1-tube-od</text:a></text:p>
          </table:table-cell>
          <table:table-cell table:style-name="ce16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16 JIC Bulkhead Union Elbow</text:p>
          </table:table-cell>
          <table:table-cell table:style-name="ce10" office:value-type="string" calcext:value-type="string">
            <text:p>2701-16-16</text:p>
          </table:table-cell>
          <table:table-cell table:style-name="ce14" office:value-type="string" calcext:value-type="string">
            <text:p>Federal Fluid Power</text:p>
          </table:table-cell>
          <table:table-cell table:style-name="ce17" office:value-type="float" office:value="8" calcext:value-type="float">
            <text:p>8</text:p>
          </table:table-cell>
          <table:table-cell table:style-name="ce14" office:value-type="string" calcext:value-type="string">
            <text:p>MAZL ONLY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8"/>
          <table:table-cell table:style-name="ce15" office:value-type="string" calcext:value-type="string">
            <text:p>JIC</text:p>
          </table:table-cell>
          <table:table-cell table:style-name="ce14" office:value-type="string" calcext:value-type="string">
            <text:p><text:a xlink:href="https://www.titanfittings.com/90-elbow-1-male-jic-1-5-16-12-thread-x-1-male-jic-1-5-16-12-thread-bulkhead" xlink:type="simple">https://www.titanfittings.com/90-elbow-1-male-jic-1-5-16-12-thread-x-1-male-jic-1-5-16-12-thread-bulkhead</text:a></text:p>
          </table:table-cell>
          <table:table-cell table:style-name="ce17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16 JIC Bulkhead Union Elbow 45 Degree</text:p>
          </table:table-cell>
          <table:table-cell table:style-name="ce9" office:value-type="string" calcext:value-type="string">
            <text:p>2702-16-16</text:p>
          </table:table-cell>
          <table:table-cell table:style-name="ce15" office:value-type="string" calcext:value-type="string">
            <text:p>Federal Fluid Power</text:p>
          </table:table-cell>
          <table:table-cell table:style-name="ce16" office:value-type="float" office:value="4" calcext:value-type="float">
            <text:p>4</text:p>
          </table:table-cell>
          <table:table-cell table:style-name="ce15" office:value-type="string" calcext:value-type="string">
            <text:p>UNKWN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8"/>
          <table:table-cell table:style-name="ce15" office:value-type="string" calcext:value-type="string">
            <text:p>JIC</text:p>
          </table:table-cell>
          <table:table-cell table:style-name="ce15" office:value-type="string" calcext:value-type="string">
            <text:p><text:a xlink:href="https://www.titanfittings.com/45-elbow-1-male-jic-1-5-16-12-thread-x-1-male-jic-1-5-16-12-thread-bulkhead" xlink:type="simple">https://www.titanfittings.com/45-elbow-1-male-jic-1-5-16-12-thread-x-1-male-jic-1-5-16-12-thread-bulkhead</text:a></text:p>
          </table:table-cell>
          <table:table-cell table:style-name="ce16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16 JIC Swivel Run Tee</text:p>
          </table:table-cell>
          <table:table-cell table:style-name="ce10" office:value-type="string" calcext:value-type="string">
            <text:p>6602-16-16-16</text:p>
          </table:table-cell>
          <table:table-cell table:style-name="ce14" office:value-type="string" calcext:value-type="string">
            <text:p>Federal Fluid Power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string" calcext:value-type="string">
            <text:p>MAZL ONLY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8"/>
          <table:table-cell table:style-name="ce15" office:value-type="string" calcext:value-type="string">
            <text:p>JIC</text:p>
          </table:table-cell>
          <table:table-cell table:style-name="ce14" office:value-type="string" calcext:value-type="string">
            <text:p><text:a xlink:href="https://www.titanfittings.com/run-tee-1-jic-1-5-16-12-thread-male-x-1-jic-1-5-16-12-thread-female-swivel-x-1-jic-male" xlink:type="simple">https://www.titanfittings.com/run-tee-1-jic-1-5-16-12-thread-male-x-1-jic-1-5-16-12-thread-female-swivel-x-1-jic-male</text:a></text:p>
          </table:table-cell>
          <table:table-cell table:style-name="ce17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6 JIC Swivel Run Tee</text:p>
          </table:table-cell>
          <table:table-cell table:style-name="ce9" office:value-type="string" calcext:value-type="string">
            <text:p>6602-6-6-6</text:p>
          </table:table-cell>
          <table:table-cell table:style-name="ce15" office:value-type="string" calcext:value-type="string">
            <text:p>Federal Fluid Power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string" calcext:value-type="string">
            <text:p>UNKWN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8"/>
          <table:table-cell table:style-name="ce15" office:value-type="string" calcext:value-type="string">
            <text:p>JIC</text:p>
          </table:table-cell>
          <table:table-cell table:style-name="ce15" office:value-type="string" calcext:value-type="string">
            <text:p><text:a xlink:href="https://www.titanfittings.com/run-tee-3-8-jic-9-16-18-thread-male-x-3-8-jic-9-16-18-thread-female-swivel-x-3-8-jic-male" xlink:type="simple">https://www.titanfittings.com/run-tee-3-8-jic-9-16-18-thread-male-x-3-8-jic-9-16-18-thread-female-swivel-x-3-8-jic-male</text:a></text:p>
          </table:table-cell>
          <table:table-cell table:style-name="ce16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4 JIC Swivel Run Tee</text:p>
          </table:table-cell>
          <table:table-cell table:style-name="ce10" office:value-type="string" calcext:value-type="string">
            <text:p>6602-4-4-4</text:p>
          </table:table-cell>
          <table:table-cell table:style-name="ce14" office:value-type="string" calcext:value-type="string">
            <text:p>Federal Fluid Power</text:p>
          </table:table-cell>
          <table:table-cell table:style-name="ce17" office:value-type="float" office:value="13" calcext:value-type="float">
            <text:p>13</text:p>
          </table:table-cell>
          <table:table-cell table:style-name="ce14" office:value-type="string" calcext:value-type="string">
            <text:p>UNKWN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8"/>
          <table:table-cell table:style-name="ce15" office:value-type="string" calcext:value-type="string">
            <text:p>JIC</text:p>
          </table:table-cell>
          <table:table-cell table:style-name="ce14" office:value-type="string" calcext:value-type="string">
            <text:p><text:a xlink:href="https://www.titanfittings.com/run-tee-1-4-jic-7-16-20-thread-male-x-1-4-jic-7-16-20-thread-female-swivel-x-1-4-jic-male" xlink:type="simple">https://www.titanfittings.com/run-tee-1-4-jic-7-16-20-thread-male-x-1-4-jic-7-16-20-thread-female-swivel-x-1-4-jic-male</text:a></text:p>
          </table:table-cell>
          <table:table-cell table:style-name="ce17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12 JIC Swivel Run Tee</text:p>
          </table:table-cell>
          <table:table-cell table:style-name="ce9" office:value-type="string" calcext:value-type="string">
            <text:p>6602-12-12-12</text:p>
          </table:table-cell>
          <table:table-cell table:style-name="ce15" office:value-type="string" calcext:value-type="string">
            <text:p>Federal Fluid Power</text:p>
          </table:table-cell>
          <table:table-cell table:style-name="ce16" office:value-type="float" office:value="6" calcext:value-type="float">
            <text:p>6</text:p>
          </table:table-cell>
          <table:table-cell table:style-name="ce15" office:value-type="string" calcext:value-type="string">
            <text:p>UNKWN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8"/>
          <table:table-cell table:style-name="ce15" office:value-type="string" calcext:value-type="string">
            <text:p>JIC</text:p>
          </table:table-cell>
          <table:table-cell table:style-name="ce15" office:value-type="string" calcext:value-type="string">
            <text:p><text:a xlink:href="https://www.titanfittings.com/run-tee-3-4-jic-1-1-16-12-thread-male-x-3-4-jic-1-1-16-12-thread-female-swivel-x-3-4-jic-male" xlink:type="simple">https://www.titanfittings.com/run-tee-3-4-jic-1-1-16-12-thread-male-x-3-4-jic-1-1-16-12-thread-female-swivel-x-3-4-jic-male</text:a></text:p>
          </table:table-cell>
          <table:table-cell table:style-name="ce16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20 JIC Tube Nut</text:p>
          </table:table-cell>
          <table:table-cell table:style-name="ce9" office:value-type="string" calcext:value-type="string">
            <text:p>0318-20</text:p>
          </table:table-cell>
          <table:table-cell table:style-name="ce15" office:value-type="string" calcext:value-type="string">
            <text:p>Federal Fluid Power</text:p>
          </table:table-cell>
          <table:table-cell table:style-name="ce16" office:value-type="float" office:value="10" calcext:value-type="float">
            <text:p>10</text:p>
          </table:table-cell>
          <table:table-cell table:style-name="ce15" office:value-type="string" calcext:value-type="string">
            <text:p>Shared btwn HAZL AND MAZL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8"/>
          <table:table-cell table:style-name="ce15" office:value-type="string" calcext:value-type="string">
            <text:p>JIC</text:p>
          </table:table-cell>
          <table:table-cell table:style-name="ce15" office:value-type="string" calcext:value-type="string">
            <text:p><text:a xlink:href="https://northernhydraulics.net/product/20fj-tube-nut-1-1-4" xlink:type="simple">https://northernhydraulics.net/product/20fj-tube-nut-1-1-4</text:a></text:p>
          </table:table-cell>
          <table:table-cell table:style-name="ce16" table:number-columns-repeated="2"/>
          <table:table-cell table:style-name="ce16" office:value-type="float" office:value="10" calcext:value-type="float">
            <text:p>10</text:p>
          </table:table-cell>
          <table:table-cell table:style-name="ce16"/>
          <table:table-cell table:style-name="ce16" office:value-type="float" office:value="10" calcext:value-type="float">
            <text:p>10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Size 20-12 JIC Reducer</text:p>
          </table:table-cell>
          <table:table-cell table:style-name="ce10" office:value-type="string" calcext:value-type="string">
            <text:p>2406-20-12</text:p>
          </table:table-cell>
          <table:table-cell table:style-name="ce14" office:value-type="string" calcext:value-type="string">
            <text:p>Federal Fluid Power</text:p>
          </table:table-cell>
          <table:table-cell table:style-name="ce17" office:value-type="float" office:value="31" calcext:value-type="float">
            <text:p>31</text:p>
          </table:table-cell>
          <table:table-cell table:style-name="ce14" office:value-type="string" calcext:value-type="string">
            <text:p>MAZL ONLY</text:p>
          </table:table-cell>
          <table:table-cell table:style-name="ce17" table:number-columns-repeated="2"/>
          <table:table-cell table:style-name="ce18"/>
          <table:table-cell table:style-name="ce15" office:value-type="string" calcext:value-type="string">
            <text:p>JIC</text:p>
          </table:table-cell>
          <table:table-cell table:style-name="ce14" office:value-type="string" calcext:value-type="string">
            <text:p><text:a xlink:href="https://www.titanfittings.com/adapters-and-fittings/hydraulic-adapters/steel-hydraulic-adapters/37-degree-jic-an-fittings/2406/tube-expander-reducer-1-1-4-jic-1-7-8-12-thread-female-x-3-4-jic-1-1-16-12-thread-male" xlink:type="simple">https://www.titanfittings.com/adapters-and-fittings/hydraulic-adapters/steel-hydraulic-adapters/37-degree-jic-an-fittings/2406/tube-expander-reducer-1-1-4-jic-1-7-8-12-thread-female-x-3-4-jic-1-1-16-12-thread-male</text:a></text:p>
          </table:table-cell>
          <table:table-cell table:style-name="ce17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4-6 JIC Reducer</text:p>
          </table:table-cell>
          <table:table-cell table:style-name="ce9" office:value-type="string" calcext:value-type="string">
            <text:p>2406-4-6</text:p>
          </table:table-cell>
          <table:table-cell table:style-name="ce15" office:value-type="string" calcext:value-type="string">
            <text:p>Federal Fluid Power</text:p>
          </table:table-cell>
          <table:table-cell table:style-name="ce16" office:value-type="float" office:value="8" calcext:value-type="float">
            <text:p>8</text:p>
          </table:table-cell>
          <table:table-cell table:style-name="ce15" office:value-type="string" calcext:value-type="string">
            <text:p>UNKWN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8"/>
          <table:table-cell table:style-name="ce15" office:value-type="string" calcext:value-type="string">
            <text:p>JIC</text:p>
          </table:table-cell>
          <table:table-cell table:style-name="ce15" office:value-type="string" calcext:value-type="string">
            <text:p><text:a xlink:href="https://www.titanfittings.com/adapters-and-fittings/hydraulic-adapters/steel-hydraulic-adapters/37-degree-jic-an-fittings/2406/tube-expander-reducer-1-4-jic-7-16-20-thread-female-x-3-8-jic-9-16-18-thread-male" xlink:type="simple">https://www.titanfittings.com/adapters-and-fittings/hydraulic-adapters/steel-hydraulic-adapters/37-degree-jic-an-fittings/2406/tube-expander-reducer-1-4-jic-7-16-20-thread-female-x-3-8-jic-9-16-18-thread-male</text:a></text:p>
          </table:table-cell>
          <table:table-cell table:style-name="ce16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8-12 JIC Reducer</text:p>
          </table:table-cell>
          <table:table-cell table:style-name="ce10" office:value-type="string" calcext:value-type="string">
            <text:p>2406-8-12</text:p>
          </table:table-cell>
          <table:table-cell table:style-name="ce14" office:value-type="string" calcext:value-type="string">
            <text:p>Federal Fluid Power</text:p>
          </table:table-cell>
          <table:table-cell table:style-name="ce17" office:value-type="float" office:value="4" calcext:value-type="float">
            <text:p>4</text:p>
          </table:table-cell>
          <table:table-cell table:style-name="ce14" office:value-type="string" calcext:value-type="string">
            <text:p>UNKWN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8"/>
          <table:table-cell table:style-name="ce15" office:value-type="string" calcext:value-type="string">
            <text:p>JIC</text:p>
          </table:table-cell>
          <table:table-cell table:style-name="ce14" office:value-type="string" calcext:value-type="string">
            <text:p><text:a xlink:href="https://www.titanfittings.com/adapters-and-fittings/hydraulic-adapters/steel-hydraulic-adapters/37-degree-jic-an-fittings/2406/tube-expander-reducer-1-2-jic-3-4-16-thread-female-x-3-4-jic-1-1-16-12-thread-male" xlink:type="simple">https://www.titanfittings.com/adapters-and-fittings/hydraulic-adapters/steel-hydraulic-adapters/37-degree-jic-an-fittings/2406/tube-expander-reducer-1-2-jic-3-4-16-thread-female-x-3-4-jic-1-1-16-12-thread-male</text:a></text:p>
          </table:table-cell>
          <table:table-cell table:style-name="ce17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20 JIC Bulkhead Union Elbow</text:p>
          </table:table-cell>
          <table:table-cell table:style-name="ce9" office:value-type="string" calcext:value-type="string">
            <text:p>2701-20-20</text:p>
          </table:table-cell>
          <table:table-cell table:style-name="ce15" office:value-type="string" calcext:value-type="string">
            <text:p>Federal Fluid Power</text:p>
          </table:table-cell>
          <table:table-cell table:style-name="ce16" office:value-type="float" office:value="0" calcext:value-type="float">
            <text:p>0</text:p>
          </table:table-cell>
          <table:table-cell table:style-name="ce15" office:value-type="string" calcext:value-type="string">
            <text:p>MAZL ONLY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8"/>
          <table:table-cell table:style-name="ce15" office:value-type="string" calcext:value-type="string">
            <text:p>JIC</text:p>
          </table:table-cell>
          <table:table-cell table:style-name="ce15" office:value-type="string" calcext:value-type="string">
            <text:p><text:a xlink:href="https://www.titanfittings.com/90-elbow-1-1-4-male-jic-1-7-8-12-thread-x-1-1-4-male-jic-1-7-8-12-thread-bulkhead" xlink:type="simple">https://www.titanfittings.com/90-elbow-1-1-4-male-jic-1-7-8-12-thread-x-1-1-4-male-jic-1-7-8-12-thread-bulkhead</text:a></text:p>
          </table:table-cell>
          <table:table-cell table:style-name="ce16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4 (0.25") Crimp On Fitting 45 Degree</text:p>
          </table:table-cell>
          <table:table-cell table:style-name="ce10" office:value-type="string" calcext:value-type="string">
            <text:p>FJX45-4-4-W</text:p>
          </table:table-cell>
          <table:table-cell table:style-name="ce14" office:value-type="string" calcext:value-type="string">
            <text:p>Federal Fluid Power</text:p>
          </table:table-cell>
          <table:table-cell table:style-name="ce17" office:value-type="float" office:value="11" calcext:value-type="float">
            <text:p>11</text:p>
          </table:table-cell>
          <table:table-cell table:style-name="ce14" office:value-type="string" calcext:value-type="string">
            <text:p>MAZL ONLY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8"/>
          <table:table-cell table:style-name="ce15" office:value-type="string" calcext:value-type="string">
            <text:p>JIC</text:p>
          </table:table-cell>
          <table:table-cell table:style-name="ce14" office:value-type="string" calcext:value-type="string">
            <text:p><text:a xlink:href="https://www.discounthydraulichose.com/FJX45-04-04W.html" xlink:type="simple">https://www.discounthydraulichose.com/FJX45-04-04W.html</text:a></text:p>
          </table:table-cell>
          <table:table-cell table:style-name="ce17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Female 37 Degree JIC | 45 Degree | Swivel | for 1/2" Hose ID</text:p>
          </table:table-cell>
          <table:table-cell table:style-name="ce9" office:value-type="string" calcext:value-type="string">
            <text:p>FJX45-8-8-W</text:p>
          </table:table-cell>
          <table:table-cell table:style-name="ce15" office:value-type="string" calcext:value-type="string">
            <text:p>Federal Fluid Power</text:p>
          </table:table-cell>
          <table:table-cell table:style-name="ce16" office:value-type="float" office:value="11" calcext:value-type="float">
            <text:p>11</text:p>
          </table:table-cell>
          <table:table-cell table:style-name="ce15" office:value-type="string" calcext:value-type="string">
            <text:p>UNKWN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8"/>
          <table:table-cell table:style-name="ce15" office:value-type="string" calcext:value-type="string">
            <text:p>JIC</text:p>
          </table:table-cell>
          <table:table-cell table:style-name="ce15" office:value-type="string" calcext:value-type="string">
            <text:p><text:a xlink:href="https://hosewarehouse.com/products/fjx45-08-08-w-37-degree-jic-female-45-degree-swivel-1-2-hose-id" xlink:type="simple">https://hosewarehouse.com/products/fjx45-08-08-w-37-degree-jic-female-45-degree-swivel-1-2-hose-id</text:a></text:p>
          </table:table-cell>
          <table:table-cell table:style-name="ce16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90 Degree Female JIC Swivel Medium Long Drop Tube Elbow Fitting for 1/4" ID Hose</text:p>
          </table:table-cell>
          <table:table-cell table:style-name="ce9" office:value-type="string" calcext:value-type="string">
            <text:p>B2-JCFX90-0404</text:p>
          </table:table-cell>
          <table:table-cell table:style-name="ce15" office:value-type="string" calcext:value-type="string">
            <text:p>Federal Fluid Power</text:p>
          </table:table-cell>
          <table:table-cell table:style-name="ce16" office:value-type="float" office:value="68" calcext:value-type="float">
            <text:p>68</text:p>
          </table:table-cell>
          <table:table-cell table:style-name="ce15" office:value-type="string" calcext:value-type="string">
            <text:p>UNKWN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8"/>
          <table:table-cell table:style-name="ce15" office:value-type="string" calcext:value-type="string">
            <text:p>JIC</text:p>
          </table:table-cell>
          <table:table-cell table:style-name="ce15" office:value-type="string" calcext:value-type="string">
            <text:p><text:a xlink:href="https://www.applied.com/c-brands/c-continental/b2-jcfx90-0404/Perma-Crimp-Fittings/p/101029611" xlink:type="simple">https://www.applied.com/c-brands/c-continental/b2-jcfx90-0404/Perma-Crimp-Fittings/p/101029611</text:a></text:p>
          </table:table-cell>
          <table:table-cell table:style-name="ce16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1/4" JIC Female 45 for 1/4" Hose</text:p>
          </table:table-cell>
          <table:table-cell table:style-name="ce10" office:value-type="string" calcext:value-type="string">
            <text:p>B2-JCFX45-0404</text:p>
          </table:table-cell>
          <table:table-cell table:style-name="ce14" office:value-type="string" calcext:value-type="string">
            <text:p>Federal Fluid Power</text:p>
          </table:table-cell>
          <table:table-cell table:style-name="ce17" office:value-type="float" office:value="63" calcext:value-type="float">
            <text:p>63</text:p>
          </table:table-cell>
          <table:table-cell table:style-name="ce14" office:value-type="string" calcext:value-type="string">
            <text:p>UNKWN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8"/>
          <table:table-cell table:style-name="ce15" office:value-type="string" calcext:value-type="string">
            <text:p>JIC</text:p>
          </table:table-cell>
          <table:table-cell table:style-name="ce14" office:value-type="string" calcext:value-type="string">
            <text:p><text:a xlink:href="https://crimpfittings.com/products/b2-jcfx45-0404-continental" xlink:type="simple">https://crimpfittings.com/products/b2-jcfx45-0404-continental</text:a></text:p>
          </table:table-cell>
          <table:table-cell table:style-name="ce17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45 Degree Female JIC Swivel Tube Elbow Fitting for 3/4" ID Hose</text:p>
          </table:table-cell>
          <table:table-cell table:style-name="ce9" office:value-type="string" calcext:value-type="string">
            <text:p>B2-JCFX45-1212</text:p>
          </table:table-cell>
          <table:table-cell table:style-name="ce15" office:value-type="string" calcext:value-type="string">
            <text:p>Federal Fluid Power</text:p>
          </table:table-cell>
          <table:table-cell table:style-name="ce16" office:value-type="float" office:value="21" calcext:value-type="float">
            <text:p>21</text:p>
          </table:table-cell>
          <table:table-cell table:style-name="ce15" office:value-type="string" calcext:value-type="string">
            <text:p>UNKWN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8"/>
          <table:table-cell table:style-name="ce15" office:value-type="string" calcext:value-type="string">
            <text:p>JIC</text:p>
          </table:table-cell>
          <table:table-cell table:style-name="ce15" office:value-type="string" calcext:value-type="string">
            <text:p><text:a xlink:href="https://www.applied.com/c-brands/c-continental/b2-jcfx45-1212/Perma-Crimp-Fittings/p/101029607" xlink:type="simple">https://www.applied.com/c-brands/c-continental/b2-jcfx45-1212/Perma-Crimp-Fittings/p/101029607</text:a></text:p>
          </table:table-cell>
          <table:table-cell table:style-name="ce16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1 &amp; 2 Wire TTC Female JIC 37 Degree Swivel (FJ) Crimp Fitting | -20 Female JIC 37 Degree Swivel x -20 Hose Barb | Steel</text:p>
          </table:table-cell>
          <table:table-cell table:style-name="ce10" office:value-type="string" calcext:value-type="string">
            <text:p>1AA20FJ20</text:p>
          </table:table-cell>
          <table:table-cell table:style-name="ce14" office:value-type="string" calcext:value-type="string">
            <text:p>Federal Fluid Power</text:p>
          </table:table-cell>
          <table:table-cell table:style-name="ce17" office:value-type="float" office:value="4" calcext:value-type="float">
            <text:p>4</text:p>
          </table:table-cell>
          <table:table-cell table:style-name="ce14" office:value-type="string" calcext:value-type="string">
            <text:p>UNKWN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8"/>
          <table:table-cell table:style-name="ce15" office:value-type="string" calcext:value-type="string">
            <text:p>JIC</text:p>
          </table:table-cell>
          <table:table-cell table:style-name="ce14" office:value-type="string" calcext:value-type="string">
            <text:p><text:a xlink:href="https://hosewarehouse.com/products/1aa20fj20-aeroquip-by-danfoss-1-2-wire-ttc-female-jic-37-swivel-fj-crimp-fitting-20-female-jic-37-swivel-x-20-hose-barb-steel" xlink:type="simple">https://hosewarehouse.com/products/1aa20fj20-aeroquip-by-danfoss-1-2-wire-ttc-female-jic-37-swivel-fj-crimp-fitting-20-female-jic-37-swivel-x-20-hose-barb-steel</text:a></text:p>
          </table:table-cell>
          <table:table-cell table:style-name="ce17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1 &amp; 2 Wire TTC Female JIC 37 Degree Swivel (FJ) Crimp Fitting | -04 Female JIC 37 Degree Swivel x -04 Hose Barb | Steel</text:p>
          </table:table-cell>
          <table:table-cell table:style-name="ce9" office:value-type="string" calcext:value-type="string">
            <text:p>1AA4FJ4</text:p>
          </table:table-cell>
          <table:table-cell table:style-name="ce15" office:value-type="string" calcext:value-type="string">
            <text:p>Federal Fluid Power</text:p>
          </table:table-cell>
          <table:table-cell table:style-name="ce16" office:value-type="float" office:value="5" calcext:value-type="float">
            <text:p>5</text:p>
          </table:table-cell>
          <table:table-cell table:style-name="ce15" office:value-type="string" calcext:value-type="string">
            <text:p>UNKWN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8"/>
          <table:table-cell table:style-name="ce15" office:value-type="string" calcext:value-type="string">
            <text:p>JIC</text:p>
          </table:table-cell>
          <table:table-cell table:style-name="ce15" office:value-type="string" calcext:value-type="string">
            <text:p><text:a xlink:href="https://hosewarehouse.com/products/1aa4fj4-aeroquip-by-danfoss-1-2-wire-ttc-female-jic-37-swivel-fj-crimp-fitting-04-female-jic-37-swivel-x-04-hose-barb-steel" xlink:type="simple">https://hosewarehouse.com/products/1aa4fj4-aeroquip-by-danfoss-1-2-wire-ttc-female-jic-37-swivel-fj-crimp-fitting-04-female-jic-37-swivel-x-04-hose-barb-steel</text:a></text:p>
          </table:table-cell>
          <table:table-cell table:style-name="ce16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4 Female JIC/SAE 37 Degree Swivel 90 Degree Elbow TTC Hose Fitting.</text:p>
          </table:table-cell>
          <table:table-cell table:style-name="ce10" office:value-type="string" calcext:value-type="string">
            <text:p>1AAFJB4</text:p>
          </table:table-cell>
          <table:table-cell table:style-name="ce14" office:value-type="string" calcext:value-type="string">
            <text:p>Federal Fluid Power</text:p>
          </table:table-cell>
          <table:table-cell table:style-name="ce17" office:value-type="float" office:value="11" calcext:value-type="float">
            <text:p>11</text:p>
          </table:table-cell>
          <table:table-cell table:style-name="ce14" office:value-type="string" calcext:value-type="string">
            <text:p>UNKWN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8"/>
          <table:table-cell table:style-name="ce15" office:value-type="string" calcext:value-type="string">
            <text:p>JIC</text:p>
          </table:table-cell>
          <table:table-cell table:style-name="ce14" office:value-type="string" calcext:value-type="string">
            <text:p><text:a xlink:href="https://www.customhydraulicsdesign.com/itemdetail/1AA4FJB4" xlink:type="simple">https://www.customhydraulicsdesign.com/itemdetail/1AA4FJB4</text:a></text:p>
          </table:table-cell>
          <table:table-cell table:style-name="ce17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3/8" JIC Female Long 90 for 3/8" Hose</text:p>
          </table:table-cell>
          <table:table-cell table:style-name="ce9" office:value-type="string" calcext:value-type="string">
            <text:p>B2-JCFX90L</text:p>
          </table:table-cell>
          <table:table-cell table:style-name="ce15" office:value-type="string" calcext:value-type="string">
            <text:p>Federal Fluid Power</text:p>
          </table:table-cell>
          <table:table-cell table:style-name="ce16" office:value-type="float" office:value="14" calcext:value-type="float">
            <text:p>14</text:p>
          </table:table-cell>
          <table:table-cell table:style-name="ce15" office:value-type="string" calcext:value-type="string">
            <text:p>UNKWN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8"/>
          <table:table-cell table:style-name="ce15" office:value-type="string" calcext:value-type="string">
            <text:p>JIC</text:p>
          </table:table-cell>
          <table:table-cell table:style-name="ce15" office:value-type="string" calcext:value-type="string">
            <text:p><text:a xlink:href="https://crimpfittings.com/products/b2-jcfx90l-0606-continental" xlink:type="simple">https://crimpfittings.com/products/b2-jcfx90l-0606-continental</text:a></text:p>
          </table:table-cell>
          <table:table-cell table:style-name="ce16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6-8 JIC To O-Ring Elbow Connector</text:p>
          </table:table-cell>
          <table:table-cell table:style-name="ce9" office:value-type="string" calcext:value-type="string">
            <text:p>6801-6-8</text:p>
          </table:table-cell>
          <table:table-cell table:style-name="ce15" office:value-type="string" calcext:value-type="string">
            <text:p>Service Manufacturing Supply</text:p>
          </table:table-cell>
          <table:table-cell table:style-name="ce16" office:value-type="float" office:value="39" calcext:value-type="float">
            <text:p>39</text:p>
          </table:table-cell>
          <table:table-cell table:style-name="ce15" office:value-type="string" calcext:value-type="string">
            <text:p>Shared btwn HAZL AND MAZL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8"/>
          <table:table-cell table:style-name="ce15" office:value-type="string" calcext:value-type="string">
            <text:p>JIC</text:p>
          </table:table-cell>
          <table:table-cell table:style-name="ce15" office:value-type="string" calcext:value-type="string">
            <text:p><text:a xlink:href="https://www.titanfittings.com/90-elbow-3-8-male-jic-9-16-18-thread-x-1-2-orb-3-4-16-thread-male" xlink:type="simple">https://www.titanfittings.com/90-elbow-3-8-male-jic-9-16-18-thread-x-1-2-orb-3-4-16-thread-male</text:a></text:p>
          </table:table-cell>
          <table:table-cell table:style-name="ce16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6-10 JIC To O-Ring Elbow Connector</text:p>
          </table:table-cell>
          <table:table-cell table:style-name="ce8" office:value-type="date" office:date-value="6801-06-10" calcext:value-type="date">
            <text:p>6801-6-10</text:p>
          </table:table-cell>
          <table:table-cell table:style-name="ce14" office:value-type="string" calcext:value-type="string">
            <text:p>Federal Fluid Power</text:p>
          </table:table-cell>
          <table:table-cell table:style-name="ce17" office:value-type="float" office:value="5" calcext:value-type="float">
            <text:p>5</text:p>
          </table:table-cell>
          <table:table-cell table:style-name="ce14" office:value-type="string" calcext:value-type="string">
            <text:p>UNKWN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8"/>
          <table:table-cell table:style-name="ce15" office:value-type="string" calcext:value-type="string">
            <text:p>JIC</text:p>
          </table:table-cell>
          <table:table-cell table:style-name="ce14" office:value-type="string" calcext:value-type="string">
            <text:p><text:a xlink:href="https://www.titanfittings.com/90-elbow-3-8-male-jic-9-16-18-thread-x-5-8-orb-7-8-14-thread-male" xlink:type="simple">https://www.titanfittings.com/90-elbow-3-8-male-jic-9-16-18-thread-x-5-8-orb-7-8-14-thread-male</text:a></text:p>
          </table:table-cell>
          <table:table-cell table:style-name="ce17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6-8 JIC to O-Ring Connector</text:p>
          </table:table-cell>
          <table:table-cell table:style-name="ce9" office:value-type="string" calcext:value-type="string">
            <text:p>6400-6-8</text:p>
          </table:table-cell>
          <table:table-cell table:style-name="ce15" office:value-type="string" calcext:value-type="string">
            <text:p>Service Manufacturing Supply</text:p>
          </table:table-cell>
          <table:table-cell table:style-name="ce16" office:value-type="float" office:value="21" calcext:value-type="float">
            <text:p>21</text:p>
          </table:table-cell>
          <table:table-cell table:style-name="ce15" office:value-type="string" calcext:value-type="string">
            <text:p>Shared btwn HAZL AND MAZL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8"/>
          <table:table-cell table:style-name="ce15" office:value-type="string" calcext:value-type="string">
            <text:p>JIC</text:p>
          </table:table-cell>
          <table:table-cell table:style-name="ce15" office:value-type="string" calcext:value-type="string">
            <text:p><text:a xlink:href="https://www.titanfittings.com/3-8-jic-9-16-18-thread-x-1-2-orb-3-4-16-thread-male" xlink:type="simple">https://www.titanfittings.com/3-8-jic-9-16-18-thread-x-1-2-orb-3-4-16-thread-male</text:a></text:p>
          </table:table-cell>
          <table:table-cell table:style-name="ce16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4 Steel Bulkhead Fitting</text:p>
          </table:table-cell>
          <table:table-cell table:style-name="ce10" office:value-type="string" calcext:value-type="string">
            <text:p>0306-4</text:p>
          </table:table-cell>
          <table:table-cell table:style-name="ce14" office:value-type="string" calcext:value-type="string">
            <text:p>Service Manufacturing Supply</text:p>
          </table:table-cell>
          <table:table-cell table:style-name="ce17" office:value-type="float" office:value="96" calcext:value-type="float">
            <text:p>96</text:p>
          </table:table-cell>
          <table:table-cell table:style-name="ce14" office:value-type="string" calcext:value-type="string">
            <text:p>Shared btwn HAZL AND MAZL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8"/>
          <table:table-cell table:style-name="ce15" office:value-type="string" calcext:value-type="string">
            <text:p>JIC</text:p>
          </table:table-cell>
          <table:table-cell table:style-name="ce14" office:value-type="string" calcext:value-type="string">
            <text:p><text:a xlink:href="https://hosewarehouse.com/products/0306-4-dixon-zinc-plated-steel-bulkhead-lock-nut-7-16-20-bulkhead-lock-nut-1-4-tube-od" xlink:type="simple">https://hosewarehouse.com/products/0306-4-dixon-zinc-plated-steel-bulkhead-lock-nut-7-16-20-bulkhead-lock-nut-1-4-tube-od</text:a></text:p>
          </table:table-cell>
          <table:table-cell table:style-name="ce17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4 JIC Tube Sleeve</text:p>
          </table:table-cell>
          <table:table-cell table:style-name="ce9" office:value-type="string" calcext:value-type="string">
            <text:p>0319-4</text:p>
          </table:table-cell>
          <table:table-cell table:style-name="ce15" office:value-type="string" calcext:value-type="string">
            <text:p>Service Manufacturing Supply</text:p>
          </table:table-cell>
          <table:table-cell table:style-name="ce16" office:value-type="float" office:value="247" calcext:value-type="float">
            <text:p>247</text:p>
          </table:table-cell>
          <table:table-cell table:style-name="ce15" office:value-type="string" calcext:value-type="string">
            <text:p>Shared btwn HAZL AND MAZL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8"/>
          <table:table-cell table:style-name="ce15" office:value-type="string" calcext:value-type="string">
            <text:p>JIC</text:p>
          </table:table-cell>
          <table:table-cell table:style-name="ce15" office:value-type="string" calcext:value-type="string">
            <text:p><text:a xlink:href="https://hosewarehouse.com/products/0319-04-by-brennan-inc-04-jic-tube-sleeve-steel?variant=43768370823333" xlink:type="simple">https://hosewarehouse.com/products/0319-04-by-brennan-inc-04-jic-tube-sleeve-steel?variant=43768370823333</text:a></text:p>
          </table:table-cell>
          <table:table-cell table:style-name="ce16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4 JIC Bulkhead Union</text:p>
          </table:table-cell>
          <table:table-cell table:style-name="ce10" office:value-type="string" calcext:value-type="string">
            <text:p>2700-4-4</text:p>
          </table:table-cell>
          <table:table-cell table:style-name="ce14" office:value-type="string" calcext:value-type="string">
            <text:p>Service Manufacturing Supply</text:p>
          </table:table-cell>
          <table:table-cell table:style-name="ce17" office:value-type="float" office:value="55" calcext:value-type="float">
            <text:p>55</text:p>
          </table:table-cell>
          <table:table-cell table:style-name="ce14" office:value-type="string" calcext:value-type="string">
            <text:p>Shared btwn HAZL AND MAZL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8"/>
          <table:table-cell table:style-name="ce15" office:value-type="string" calcext:value-type="string">
            <text:p>JIC</text:p>
          </table:table-cell>
          <table:table-cell table:style-name="ce14" office:value-type="string" calcext:value-type="string">
            <text:p><text:a xlink:href="https://www.titanfittings.com/1-4-male-jic-7-16-20-thread-x-1-4-male-jic-7-16-20-thread-bulkhead-union" xlink:type="simple">https://www.titanfittings.com/1-4-male-jic-7-16-20-thread-x-1-4-male-jic-7-16-20-thread-bulkhead-union</text:a></text:p>
          </table:table-cell>
          <table:table-cell table:style-name="ce17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4 JIC Bulkhead Union Elbow</text:p>
          </table:table-cell>
          <table:table-cell table:style-name="ce9" office:value-type="string" calcext:value-type="string">
            <text:p>2701-4-4</text:p>
          </table:table-cell>
          <table:table-cell table:style-name="ce15" office:value-type="string" calcext:value-type="string">
            <text:p>Service Manufacturing Supply</text:p>
          </table:table-cell>
          <table:table-cell table:style-name="ce16" office:value-type="float" office:value="53" calcext:value-type="float">
            <text:p>53</text:p>
          </table:table-cell>
          <table:table-cell table:style-name="ce15" office:value-type="string" calcext:value-type="string">
            <text:p>Shared btwn HAZL AND MAZL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8"/>
          <table:table-cell table:style-name="ce15" office:value-type="string" calcext:value-type="string">
            <text:p>JIC</text:p>
          </table:table-cell>
          <table:table-cell table:style-name="ce15" office:value-type="string" calcext:value-type="string">
            <text:p><text:a xlink:href="https://www.titanfittings.com/90-elbow-1-4-male-jic-7-16-20-thread-x-1-4-male-jic-7-16-20-thread-bulkhead" xlink:type="simple">https://www.titanfittings.com/90-elbow-1-4-male-jic-7-16-20-thread-x-1-4-male-jic-7-16-20-thread-bulkhead</text:a></text:p>
          </table:table-cell>
          <table:table-cell table:style-name="ce16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6 Steel Bulkhead Fitting</text:p>
          </table:table-cell>
          <table:table-cell table:style-name="ce9" office:value-type="string" calcext:value-type="string">
            <text:p>0306-6</text:p>
          </table:table-cell>
          <table:table-cell table:style-name="ce15" office:value-type="string" calcext:value-type="string">
            <text:p>Service Manufacturing Supply</text:p>
          </table:table-cell>
          <table:table-cell table:style-name="ce16" office:value-type="float" office:value="127" calcext:value-type="float">
            <text:p>127</text:p>
          </table:table-cell>
          <table:table-cell table:style-name="ce15" office:value-type="string" calcext:value-type="string">
            <text:p>Shared btwn HAZL AND MAZL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8"/>
          <table:table-cell table:style-name="ce15" office:value-type="string" calcext:value-type="string">
            <text:p>JIC</text:p>
          </table:table-cell>
          <table:table-cell table:style-name="ce15" office:value-type="string" calcext:value-type="string">
            <text:p><text:a xlink:href="https://hosewarehouse.com/products/0306-n-06-by-brennan-inc-06-adjustable-nut-nwo-style-steel?variant=43768368300197" xlink:type="simple">https://hosewarehouse.com/products/0306-n-06-by-brennan-inc-06-adjustable-nut-nwo-style-steel?variant=43768368300197</text:a></text:p>
          </table:table-cell>
          <table:table-cell table:style-name="ce16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6 JIC Tube Nut</text:p>
          </table:table-cell>
          <table:table-cell table:style-name="ce10" office:value-type="string" calcext:value-type="string">
            <text:p>0318-6</text:p>
          </table:table-cell>
          <table:table-cell table:style-name="ce14" office:value-type="string" calcext:value-type="string">
            <text:p>Service Manufacturing Supply</text:p>
          </table:table-cell>
          <table:table-cell table:style-name="ce17" office:value-type="float" office:value="106" calcext:value-type="float">
            <text:p>106</text:p>
          </table:table-cell>
          <table:table-cell table:style-name="ce14" office:value-type="string" calcext:value-type="string">
            <text:p>Shared btwn HAZL AND MAZL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8"/>
          <table:table-cell table:style-name="ce15" office:value-type="string" calcext:value-type="string">
            <text:p>JIC</text:p>
          </table:table-cell>
          <table:table-cell table:style-name="ce14" office:value-type="string" calcext:value-type="string">
            <text:p><text:a xlink:href="https://hosewarehouse.com/products/0318-6-dixon-zinc-plated-steel-tube-nut-9-16-18-jic-37-deg?variant=11772747776036" xlink:type="simple">https://hosewarehouse.com/products/0318-6-dixon-zinc-plated-steel-tube-nut-9-16-18-jic-37-deg?variant=11772747776036</text:a></text:p>
          </table:table-cell>
          <table:table-cell table:style-name="ce17" table:number-columns-repeated="2"/>
          <table:table-cell table:style-name="ce17" office:value-type="float" office:value="13" calcext:value-type="float">
            <text:p>13</text:p>
          </table:table-cell>
          <table:table-cell table:style-name="ce17"/>
          <table:table-cell table:style-name="ce17" office:value-type="float" office:value="13" calcext:value-type="float">
            <text:p>13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Size 6 JIC Tube Sleeve</text:p>
          </table:table-cell>
          <table:table-cell table:style-name="ce9" office:value-type="string" calcext:value-type="string">
            <text:p>0319-6</text:p>
          </table:table-cell>
          <table:table-cell table:style-name="ce15" office:value-type="string" calcext:value-type="string">
            <text:p>Service Manufacturing Supply</text:p>
          </table:table-cell>
          <table:table-cell table:style-name="ce16" office:value-type="float" office:value="42" calcext:value-type="float">
            <text:p>42</text:p>
          </table:table-cell>
          <table:table-cell table:style-name="ce15" office:value-type="string" calcext:value-type="string">
            <text:p>Shared btwn HAZL AND MAZL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8"/>
          <table:table-cell table:style-name="ce15" office:value-type="string" calcext:value-type="string">
            <text:p>JIC</text:p>
          </table:table-cell>
          <table:table-cell table:style-name="ce15" office:value-type="string" calcext:value-type="string">
            <text:p><text:a xlink:href="https://hosewarehouse.com/products/0319-6-dixon-zinc-plated-steel-tube-sleeve-9-16-18-jic-37-deg?variant=11772753608740" xlink:type="simple">https://hosewarehouse.com/products/0319-6-dixon-zinc-plated-steel-tube-sleeve-9-16-18-jic-37-deg?variant=11772753608740</text:a></text:p>
          </table:table-cell>
          <table:table-cell table:style-name="ce16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6 JIC Bulkhead Union Elbow</text:p>
          </table:table-cell>
          <table:table-cell table:style-name="ce10" office:value-type="string" calcext:value-type="string">
            <text:p>2701-6-6</text:p>
          </table:table-cell>
          <table:table-cell table:style-name="ce14" office:value-type="string" calcext:value-type="string">
            <text:p>Service Manufacturing Supply</text:p>
          </table:table-cell>
          <table:table-cell table:style-name="ce17" office:value-type="float" office:value="42" calcext:value-type="float">
            <text:p>42</text:p>
          </table:table-cell>
          <table:table-cell table:style-name="ce14" office:value-type="string" calcext:value-type="string">
            <text:p>Shared btwn HAZL AND MAZL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8"/>
          <table:table-cell table:style-name="ce15" office:value-type="string" calcext:value-type="string">
            <text:p>JIC</text:p>
          </table:table-cell>
          <table:table-cell table:style-name="ce14" office:value-type="string" calcext:value-type="string">
            <text:p><text:a xlink:href="https://www.titanfittings.com/90-elbow-3-8-male-jic-9-16-18-thread-x-3-8-male-jic-9-16-18-thread-bulkhead" xlink:type="simple">https://www.titanfittings.com/90-elbow-3-8-male-jic-9-16-18-thread-x-3-8-male-jic-9-16-18-thread-bulkhead</text:a></text:p>
          </table:table-cell>
          <table:table-cell table:style-name="ce17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6 JIC Bulkhead Union 45 Degree Elbow</text:p>
          </table:table-cell>
          <table:table-cell table:style-name="ce9" office:value-type="string" calcext:value-type="string">
            <text:p>2702-6-6</text:p>
          </table:table-cell>
          <table:table-cell table:style-name="ce15" office:value-type="string" calcext:value-type="string">
            <text:p>Service Manufacturing Supply</text:p>
          </table:table-cell>
          <table:table-cell table:style-name="ce16" office:value-type="float" office:value="24" calcext:value-type="float">
            <text:p>24</text:p>
          </table:table-cell>
          <table:table-cell table:style-name="ce15" office:value-type="string" calcext:value-type="string">
            <text:p>Shared btwn HAZL AND MAZL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8"/>
          <table:table-cell table:style-name="ce15" office:value-type="string" calcext:value-type="string">
            <text:p>JIC</text:p>
          </table:table-cell>
          <table:table-cell table:style-name="ce15" office:value-type="string" calcext:value-type="string">
            <text:p><text:a xlink:href="https://www.titanfittings.com/45-elbow-3-8-male-jic-9-16-18-thread-x-3-8-male-jic-9-16-18-thread-bulkhead" xlink:type="simple">https://www.titanfittings.com/45-elbow-3-8-male-jic-9-16-18-thread-x-3-8-male-jic-9-16-18-thread-bulkhead</text:a></text:p>
          </table:table-cell>
          <table:table-cell table:style-name="ce16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12 Steel Bulkhead Fitting</text:p>
          </table:table-cell>
          <table:table-cell table:style-name="ce10" office:value-type="string" calcext:value-type="string">
            <text:p>0306-12</text:p>
          </table:table-cell>
          <table:table-cell table:style-name="ce14" office:value-type="string" calcext:value-type="string">
            <text:p>Service Manufacturing Supply</text:p>
          </table:table-cell>
          <table:table-cell table:style-name="ce17" office:value-type="float" office:value="68" calcext:value-type="float">
            <text:p>68</text:p>
          </table:table-cell>
          <table:table-cell table:style-name="ce14" office:value-type="string" calcext:value-type="string">
            <text:p>Shared btwn HAZL AND MAZL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8"/>
          <table:table-cell table:style-name="ce15" office:value-type="string" calcext:value-type="string">
            <text:p>JIC</text:p>
          </table:table-cell>
          <table:table-cell table:style-name="ce14" office:value-type="string" calcext:value-type="string">
            <text:p><text:a xlink:href="https://hosewarehouse.com/products/0306-12-dixon-zinc-plated-steel-bulkhead-lock-nut-1-1-16-12-bulkhead-lock-nut-3-4-tube-od?variant=11772757344292" xlink:type="simple">https://hosewarehouse.com/products/0306-12-dixon-zinc-plated-steel-bulkhead-lock-nut-1-1-16-12-bulkhead-lock-nut-3-4-tube-od?variant=11772757344292</text:a></text:p>
          </table:table-cell>
          <table:table-cell table:style-name="ce17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12 JIC Tube Nut</text:p>
          </table:table-cell>
          <table:table-cell table:style-name="ce9" office:value-type="string" calcext:value-type="string">
            <text:p>0318-12</text:p>
          </table:table-cell>
          <table:table-cell table:style-name="ce15" office:value-type="string" calcext:value-type="string">
            <text:p>Service Manufacturing Supply</text:p>
          </table:table-cell>
          <table:table-cell table:style-name="ce16" office:value-type="float" office:value="80" calcext:value-type="float">
            <text:p>80</text:p>
          </table:table-cell>
          <table:table-cell table:style-name="ce15" office:value-type="string" calcext:value-type="string">
            <text:p>Shared btwn HAZL AND MAZL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8"/>
          <table:table-cell table:style-name="ce15" office:value-type="string" calcext:value-type="string">
            <text:p>JIC</text:p>
          </table:table-cell>
          <table:table-cell table:style-name="ce15" office:value-type="string" calcext:value-type="string">
            <text:p><text:a xlink:href="https://hosewarehouse.com/products/0318-12-by-brennan-inc-12-jic-tube-nut-steel?variant=43768369283237" xlink:type="simple">https://hosewarehouse.com/products/0318-12-by-brennan-inc-12-jic-tube-nut-steel?variant=43768369283237</text:a></text:p>
          </table:table-cell>
          <table:table-cell table:style-name="ce16" table:number-columns-repeated="2"/>
          <table:table-cell table:style-name="ce16" office:value-type="float" office:value="16" calcext:value-type="float">
            <text:p>16</text:p>
          </table:table-cell>
          <table:table-cell table:style-name="ce16"/>
          <table:table-cell table:style-name="ce16" office:value-type="float" office:value="16" calcext:value-type="float">
            <text:p>16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Size 12 JIC Tube Sleeve</text:p>
          </table:table-cell>
          <table:table-cell table:style-name="ce10" office:value-type="string" calcext:value-type="string">
            <text:p>0319-12</text:p>
          </table:table-cell>
          <table:table-cell table:style-name="ce14" office:value-type="string" calcext:value-type="string">
            <text:p>Service Manufacturing Supply</text:p>
          </table:table-cell>
          <table:table-cell table:style-name="ce17" office:value-type="float" office:value="106" calcext:value-type="float">
            <text:p>106</text:p>
          </table:table-cell>
          <table:table-cell table:style-name="ce14" office:value-type="string" calcext:value-type="string">
            <text:p>Shared btwn HAZL AND MAZL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8"/>
          <table:table-cell table:style-name="ce15" office:value-type="string" calcext:value-type="string">
            <text:p>JIC</text:p>
          </table:table-cell>
          <table:table-cell table:style-name="ce14" office:value-type="string" calcext:value-type="string">
            <text:p><text:a xlink:href="https://hosewarehouse.com/products/0319-12-by-brennan-inc-12-jic-tube-sleeve-steel?variant=43768371052709" xlink:type="simple">https://hosewarehouse.com/products/0319-12-by-brennan-inc-12-jic-tube-sleeve-steel?variant=43768371052709</text:a></text:p>
          </table:table-cell>
          <table:table-cell table:style-name="ce17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6-4 JIC Reducer</text:p>
          </table:table-cell>
          <table:table-cell table:style-name="ce9" office:value-type="string" calcext:value-type="string">
            <text:p>2406-6-4</text:p>
          </table:table-cell>
          <table:table-cell table:style-name="ce15" office:value-type="string" calcext:value-type="string">
            <text:p>Federal Fluid Power</text:p>
          </table:table-cell>
          <table:table-cell table:style-name="ce16" office:value-type="float" office:value="55" calcext:value-type="float">
            <text:p>55</text:p>
          </table:table-cell>
          <table:table-cell table:style-name="ce15" office:value-type="string" calcext:value-type="string">
            <text:p>UNKWN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8"/>
          <table:table-cell table:style-name="ce15" office:value-type="string" calcext:value-type="string">
            <text:p>JIC</text:p>
          </table:table-cell>
          <table:table-cell table:style-name="ce15" office:value-type="string" calcext:value-type="string">
            <text:p><text:a xlink:href="https://www.titanfittings.com/adapters-and-fittings/hydraulic-adapters/steel-hydraulic-adapters/37-degree-jic-an-fittings/2406/tube-expander-reducer-3-8-jic-9-16-18-thread-female-x-1-4-jic-7-16-20-thread-male" xlink:type="simple">https://www.titanfittings.com/adapters-and-fittings/hydraulic-adapters/steel-hydraulic-adapters/37-degree-jic-an-fittings/2406/tube-expander-reducer-3-8-jic-9-16-18-thread-female-x-1-4-jic-7-16-20-thread-male</text:a></text:p>
          </table:table-cell>
          <table:table-cell table:style-name="ce16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12-4 JIC Reducer</text:p>
          </table:table-cell>
          <table:table-cell table:style-name="ce10" office:value-type="string" calcext:value-type="string">
            <text:p>2406-12-4</text:p>
          </table:table-cell>
          <table:table-cell table:style-name="ce14" office:value-type="string" calcext:value-type="string">
            <text:p>Service Manufacturing Supply</text:p>
          </table:table-cell>
          <table:table-cell table:style-name="ce17" office:value-type="float" office:value="16" calcext:value-type="float">
            <text:p>16</text:p>
          </table:table-cell>
          <table:table-cell table:style-name="ce14" office:value-type="string" calcext:value-type="string">
            <text:p>Shared btwn HAZL AND MAZL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8"/>
          <table:table-cell table:style-name="ce15" office:value-type="string" calcext:value-type="string">
            <text:p>JIC</text:p>
          </table:table-cell>
          <table:table-cell table:style-name="ce14" office:value-type="string" calcext:value-type="string">
            <text:p><text:a xlink:href="https://www.titanfittings.com/adapters-and-fittings/hydraulic-adapters/steel-hydraulic-adapters/37-degree-jic-an-fittings/2406/tube-expander-reducer-3-4-jic-1-1-16-12-thread-female-x-1-4-jic-7-16-20-thread-male" xlink:type="simple">https://www.titanfittings.com/adapters-and-fittings/hydraulic-adapters/steel-hydraulic-adapters/37-degree-jic-an-fittings/2406/tube-expander-reducer-3-4-jic-1-1-16-12-thread-female-x-1-4-jic-7-16-20-thread-male</text:a></text:p>
          </table:table-cell>
          <table:table-cell table:style-name="ce17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12-16 JIC Reducer</text:p>
          </table:table-cell>
          <table:table-cell table:style-name="ce9" office:value-type="string" calcext:value-type="string">
            <text:p>2406-12-16</text:p>
          </table:table-cell>
          <table:table-cell table:style-name="ce15" office:value-type="string" calcext:value-type="string">
            <text:p>Federal Fluid Power</text:p>
          </table:table-cell>
          <table:table-cell table:style-name="ce16" office:value-type="float" office:value="10" calcext:value-type="float">
            <text:p>10</text:p>
          </table:table-cell>
          <table:table-cell table:style-name="ce15" office:value-type="string" calcext:value-type="string">
            <text:p>UNKWN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8"/>
          <table:table-cell table:style-name="ce15" office:value-type="string" calcext:value-type="string">
            <text:p>JIC</text:p>
          </table:table-cell>
          <table:table-cell table:style-name="ce15" office:value-type="string" calcext:value-type="string">
            <text:p><text:a xlink:href="https://www.titanfittings.com/adapters-and-fittings/hydraulic-adapters/steel-hydraulic-adapters/37-degree-jic-an-fittings/2406/tube-expander-reducer-3-4-jic-1-1-16-12-thread-female-x-1-jic-1-5-16-12-thread-male" xlink:type="simple">https://www.titanfittings.com/adapters-and-fittings/hydraulic-adapters/steel-hydraulic-adapters/37-degree-jic-an-fittings/2406/tube-expander-reducer-3-4-jic-1-1-16-12-thread-female-x-1-jic-1-5-16-12-thread-male</text:a></text:p>
          </table:table-cell>
          <table:table-cell table:style-name="ce16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12-12 JIC Reducer</text:p>
          </table:table-cell>
          <table:table-cell table:style-name="ce10" office:value-type="string" calcext:value-type="string">
            <text:p>2046-12-12</text:p>
          </table:table-cell>
          <table:table-cell table:style-name="ce14" office:value-type="string" calcext:value-type="string">
            <text:p>Federal Fluid Power</text:p>
          </table:table-cell>
          <table:table-cell table:style-name="ce17" office:value-type="float" office:value="16" calcext:value-type="float">
            <text:p>16</text:p>
          </table:table-cell>
          <table:table-cell table:style-name="ce14" office:value-type="string" calcext:value-type="string">
            <text:p>UNKWN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8"/>
          <table:table-cell table:style-name="ce15" office:value-type="string" calcext:value-type="string">
            <text:p>JIC</text:p>
          </table:table-cell>
          <table:table-cell table:style-name="ce14" office:value-type="string" calcext:value-type="string">
            <text:p><text:a xlink:href="https://northernhydraulics.net/product/12fj-12mj-3-4-x-3-4" xlink:type="simple">https://northernhydraulics.net/product/12fj-12mj-3-4-x-3-4</text:a></text:p>
          </table:table-cell>
          <table:table-cell table:style-name="ce17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12 JIC Bulkhead Union</text:p>
          </table:table-cell>
          <table:table-cell table:style-name="ce9" office:value-type="string" calcext:value-type="string">
            <text:p>2700-12-12</text:p>
          </table:table-cell>
          <table:table-cell table:style-name="ce15" office:value-type="string" calcext:value-type="string">
            <text:p>Service Manufacturing Supply</text:p>
          </table:table-cell>
          <table:table-cell table:style-name="ce16" office:value-type="float" office:value="34" calcext:value-type="float">
            <text:p>34</text:p>
          </table:table-cell>
          <table:table-cell table:style-name="ce15" office:value-type="string" calcext:value-type="string">
            <text:p>Shared btwn HAZL AND MAZL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8"/>
          <table:table-cell table:style-name="ce15" office:value-type="string" calcext:value-type="string">
            <text:p>JIC</text:p>
          </table:table-cell>
          <table:table-cell table:style-name="ce15" office:value-type="string" calcext:value-type="string">
            <text:p><text:a xlink:href="https://www.titanfittings.com/3-4-male-jic-1-1-16-12-thread-x-3-4-male-jic-1-1-16-12-thread-bulkhead-union" xlink:type="simple">https://www.titanfittings.com/3-4-male-jic-1-1-16-12-thread-x-3-4-male-jic-1-1-16-12-thread-bulkhead-union</text:a></text:p>
          </table:table-cell>
          <table:table-cell table:style-name="ce16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12 JIC Bulkhead Union 45 Degree Elbow</text:p>
          </table:table-cell>
          <table:table-cell table:style-name="ce10" office:value-type="string" calcext:value-type="string">
            <text:p>2702-12-12</text:p>
          </table:table-cell>
          <table:table-cell table:style-name="ce14" office:value-type="string" calcext:value-type="string">
            <text:p>Service Manufacturing Supply</text:p>
          </table:table-cell>
          <table:table-cell table:style-name="ce17" office:value-type="float" office:value="23" calcext:value-type="float">
            <text:p>23</text:p>
          </table:table-cell>
          <table:table-cell table:style-name="ce14" office:value-type="string" calcext:value-type="string">
            <text:p>Shared btwn HAZL AND MAZL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8"/>
          <table:table-cell table:style-name="ce15" office:value-type="string" calcext:value-type="string">
            <text:p>JIC</text:p>
          </table:table-cell>
          <table:table-cell table:style-name="ce14" office:value-type="string" calcext:value-type="string">
            <text:p><text:a xlink:href="https://www.titanfittings.com/45-elbow-3-4-male-jic-1-1-16-12-thread-x-3-4-male-jic-1-1-16-12-thread-bulkhead" xlink:type="simple">https://www.titanfittings.com/45-elbow-3-4-male-jic-1-1-16-12-thread-x-3-4-male-jic-1-1-16-12-thread-bulkhead</text:a></text:p>
          </table:table-cell>
          <table:table-cell table:style-name="ce17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12 JIC Bulkhead Run Tee</text:p>
          </table:table-cell>
          <table:table-cell table:style-name="ce9" office:value-type="string" calcext:value-type="string">
            <text:p>2704-12-12-12</text:p>
          </table:table-cell>
          <table:table-cell table:style-name="ce15" office:value-type="string" calcext:value-type="string">
            <text:p>Service Manufacturing Supply</text:p>
          </table:table-cell>
          <table:table-cell table:style-name="ce16" office:value-type="float" office:value="10" calcext:value-type="float">
            <text:p>10</text:p>
          </table:table-cell>
          <table:table-cell table:style-name="ce15" office:value-type="string" calcext:value-type="string">
            <text:p>Shared btwn HAZL AND MAZL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8"/>
          <table:table-cell table:style-name="ce15" office:value-type="string" calcext:value-type="string">
            <text:p>JIC</text:p>
          </table:table-cell>
          <table:table-cell table:style-name="ce15" office:value-type="string" calcext:value-type="string">
            <text:p><text:a xlink:href="https://www.titanfittings.com/run-tee-3-4-male-jic-1-1-16-12-thread-x-3-4-male-jic-1-1-16-12-thread-bulkhead-x-3-4-male-jic" xlink:type="simple">https://www.titanfittings.com/run-tee-3-4-male-jic-1-1-16-12-thread-x-3-4-male-jic-1-1-16-12-thread-bulkhead-x-3-4-male-jic</text:a></text:p>
          </table:table-cell>
          <table:table-cell table:style-name="ce16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16 JIC Tube Nut</text:p>
          </table:table-cell>
          <table:table-cell table:style-name="ce9" office:value-type="string" calcext:value-type="string">
            <text:p>0318-16</text:p>
          </table:table-cell>
          <table:table-cell table:style-name="ce15" office:value-type="string" calcext:value-type="string">
            <text:p>Service Manufacturing Supply</text:p>
          </table:table-cell>
          <table:table-cell table:style-name="ce16" office:value-type="float" office:value="0" calcext:value-type="float">
            <text:p>0</text:p>
          </table:table-cell>
          <table:table-cell table:style-name="ce15" office:value-type="string" calcext:value-type="string">
            <text:p>Shared btwn HAZL AND MAZL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8"/>
          <table:table-cell table:style-name="ce15" office:value-type="string" calcext:value-type="string">
            <text:p>JIC</text:p>
          </table:table-cell>
          <table:table-cell table:style-name="ce15" office:value-type="string" calcext:value-type="string">
            <text:p><text:a xlink:href="https://hosewarehouse.com/products/0318-16-by-brennan-inc-16-jic-tube-nut-steel?variant=43768369381541" xlink:type="simple">https://hosewarehouse.com/products/0318-16-by-brennan-inc-16-jic-tube-nut-steel?variant=43768369381541</text:a></text:p>
          </table:table-cell>
          <table:table-cell table:style-name="ce16" table:number-columns-repeated="2"/>
          <table:table-cell table:style-name="ce16" office:value-type="float" office:value="24" calcext:value-type="float">
            <text:p>24</text:p>
          </table:table-cell>
          <table:table-cell table:style-name="ce16"/>
          <table:table-cell table:style-name="ce16" office:value-type="float" office:value="24" calcext:value-type="float">
            <text:p>24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Size 16 JIC Tube Sleeve</text:p>
          </table:table-cell>
          <table:table-cell table:style-name="ce10" office:value-type="string" calcext:value-type="string">
            <text:p>0319-16</text:p>
          </table:table-cell>
          <table:table-cell table:style-name="ce14" office:value-type="string" calcext:value-type="string">
            <text:p>Service Manufacturing Supply</text:p>
          </table:table-cell>
          <table:table-cell table:style-name="ce17" office:value-type="float" office:value="6" calcext:value-type="float">
            <text:p>6</text:p>
          </table:table-cell>
          <table:table-cell table:style-name="ce14" office:value-type="string" calcext:value-type="string">
            <text:p>Shared btwn HAZL AND MAZL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8"/>
          <table:table-cell table:style-name="ce15" office:value-type="string" calcext:value-type="string">
            <text:p>JIC</text:p>
          </table:table-cell>
          <table:table-cell table:style-name="ce14" office:value-type="string" calcext:value-type="string">
            <text:p><text:a xlink:href="https://hosewarehouse.com/products/0319-16-by-brennan-inc-16-jic-tube-sleeve-steel?variant=43768371118245" xlink:type="simple">https://hosewarehouse.com/products/0319-16-by-brennan-inc-16-jic-tube-sleeve-steel?variant=43768371118245</text:a></text:p>
          </table:table-cell>
          <table:table-cell table:style-name="ce17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20 Steel Bulkhead Fitting</text:p>
          </table:table-cell>
          <table:table-cell table:style-name="ce9" office:value-type="string" calcext:value-type="string">
            <text:p>0306-20</text:p>
          </table:table-cell>
          <table:table-cell table:style-name="ce15" office:value-type="string" calcext:value-type="string">
            <text:p>Service Manufacturing Supply</text:p>
          </table:table-cell>
          <table:table-cell table:style-name="ce16" office:value-type="float" office:value="39" calcext:value-type="float">
            <text:p>39</text:p>
          </table:table-cell>
          <table:table-cell table:style-name="ce15" office:value-type="string" calcext:value-type="string">
            <text:p>Shared btwn HAZL AND MAZL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8"/>
          <table:table-cell table:style-name="ce15" office:value-type="string" calcext:value-type="string">
            <text:p>JIC</text:p>
          </table:table-cell>
          <table:table-cell table:style-name="ce15" office:value-type="string" calcext:value-type="string">
            <text:p><text:a xlink:href="https://www.onehydraulics.com/products/0306-20-ohi-ohi-20-bulkhead-lock-nut?srsltid=AfmBOop_UON_3SuVg2qujkdvmxJDAA3OO29IzQkhD35gNpUpE0oynpMQ" xlink:type="simple">https://www.onehydraulics.com/products/0306-20-ohi-ohi-20-bulkhead-lock-nut?srsltid=AfmBOop_UON_3SuVg2qujkdvmxJDAA3OO29IzQkhD35gNpUpE0oynpMQ</text:a></text:p>
          </table:table-cell>
          <table:table-cell table:style-name="ce16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20 JIC Tube Sleeve</text:p>
          </table:table-cell>
          <table:table-cell table:style-name="ce10" office:value-type="string" calcext:value-type="string">
            <text:p>0319-20</text:p>
          </table:table-cell>
          <table:table-cell table:style-name="ce14" office:value-type="string" calcext:value-type="string">
            <text:p>Service Manufacturing Supply</text:p>
          </table:table-cell>
          <table:table-cell table:style-name="ce17" office:value-type="float" office:value="17" calcext:value-type="float">
            <text:p>17</text:p>
          </table:table-cell>
          <table:table-cell table:style-name="ce14" office:value-type="string" calcext:value-type="string">
            <text:p>Shared btwn HAZL AND MAZL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8"/>
          <table:table-cell table:style-name="ce15" office:value-type="string" calcext:value-type="string">
            <text:p>JIC</text:p>
          </table:table-cell>
          <table:table-cell table:style-name="ce14" office:value-type="string" calcext:value-type="string">
            <text:p><text:a xlink:href="https://brennaninc.com/fittings/tube-fittings-and-adapters/0319/" xlink:type="simple">https://brennaninc.com/fittings/tube-fittings-and-adapters/0319/</text:a></text:p>
          </table:table-cell>
          <table:table-cell table:style-name="ce17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20 JIC Swivel Run Tee</text:p>
          </table:table-cell>
          <table:table-cell table:style-name="ce10" office:value-type="string" calcext:value-type="string">
            <text:p>6602-20-20-20</text:p>
          </table:table-cell>
          <table:table-cell table:style-name="ce14" office:value-type="string" calcext:value-type="string">
            <text:p>Service Manufacturing Supply</text:p>
          </table:table-cell>
          <table:table-cell table:style-name="ce17" office:value-type="float" office:value="2" calcext:value-type="float">
            <text:p>2</text:p>
          </table:table-cell>
          <table:table-cell table:style-name="ce14" office:value-type="string" calcext:value-type="string">
            <text:p>Shared btwn HAZL AND MAZL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8"/>
          <table:table-cell table:style-name="ce15" office:value-type="string" calcext:value-type="string">
            <text:p>JIC</text:p>
          </table:table-cell>
          <table:table-cell table:style-name="ce14" office:value-type="string" calcext:value-type="string">
            <text:p><text:a xlink:href="https://www.titanfittings.com/run-tee-1-1-4-jic-1-7-8-12-thread-male-x-1-1-4-jic-female-swivel-x-1-1-4-jic-male" xlink:type="simple">https://www.titanfittings.com/run-tee-1-1-4-jic-1-7-8-12-thread-male-x-1-1-4-jic-female-swivel-x-1-1-4-jic-male</text:a></text:p>
          </table:table-cell>
          <table:table-cell table:style-name="ce17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16-12 JIC Reducer</text:p>
          </table:table-cell>
          <table:table-cell table:style-name="ce9" office:value-type="string" calcext:value-type="string">
            <text:p>2406-16-12</text:p>
          </table:table-cell>
          <table:table-cell table:style-name="ce15" office:value-type="string" calcext:value-type="string">
            <text:p>Service Manufacturing Supply</text:p>
          </table:table-cell>
          <table:table-cell table:style-name="ce16" office:value-type="float" office:value="10" calcext:value-type="float">
            <text:p>10</text:p>
          </table:table-cell>
          <table:table-cell table:style-name="ce15" office:value-type="string" calcext:value-type="string">
            <text:p>Shared btwn HAZL AND MAZL</text:p>
          </table:table-cell>
          <table:table-cell table:style-name="ce15" office:value-type="string" calcext:value-type="string">
            <text:p>AC </text:p>
          </table:table-cell>
          <table:table-cell table:style-name="ce16"/>
          <table:table-cell table:style-name="ce18"/>
          <table:table-cell table:style-name="ce15" office:value-type="string" calcext:value-type="string">
            <text:p>JIC</text:p>
          </table:table-cell>
          <table:table-cell table:style-name="ce15" office:value-type="string" calcext:value-type="string">
            <text:p><text:a xlink:href="https://www.titanfittings.com/adapters-and-fittings/hydraulic-adapters/steel-hydraulic-adapters/37-degree-jic-an-fittings/2406/tube-expander-reducer-1-jic-1-5-16-12-thread-female-x-3-4-jic-1-1-16-12-thread-male" xlink:type="simple">https://www.titanfittings.com/adapters-and-fittings/hydraulic-adapters/steel-hydraulic-adapters/37-degree-jic-an-fittings/2406/tube-expander-reducer-1-jic-1-5-16-12-thread-female-x-3-4-jic-1-1-16-12-thread-male</text:a></text:p>
          </table:table-cell>
          <table:table-cell table:style-name="ce16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JIC Bulkhead Union</text:p>
          </table:table-cell>
          <table:table-cell table:style-name="ce10" office:value-type="string" calcext:value-type="string">
            <text:p>2700-16-16</text:p>
          </table:table-cell>
          <table:table-cell table:style-name="ce14" office:value-type="string" calcext:value-type="string">
            <text:p>Federal Fluid Power</text:p>
          </table:table-cell>
          <table:table-cell table:style-name="ce17" office:value-type="float" office:value="25" calcext:value-type="float">
            <text:p>25</text:p>
          </table:table-cell>
          <table:table-cell table:style-name="ce14" office:value-type="string" calcext:value-type="string">
            <text:p>Shared btwn HAZL AND MAZL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8"/>
          <table:table-cell table:style-name="ce15" office:value-type="string" calcext:value-type="string">
            <text:p>JIC</text:p>
          </table:table-cell>
          <table:table-cell table:style-name="ce14" office:value-type="string" calcext:value-type="string">
            <text:p><text:a xlink:href="https://www.titanfittings.com/1-male-jic-1-5-16-12-thread-x-1-male-jic-1-5-16-12-thread-bulkhead-union" xlink:type="simple">https://www.titanfittings.com/1-male-jic-1-5-16-12-thread-x-1-male-jic-1-5-16-12-thread-bulkhead-union</text:a></text:p>
          </table:table-cell>
          <table:table-cell table:style-name="ce17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Fitting Adapter – ¼” Tube Nut</text:p>
          </table:table-cell>
          <table:table-cell table:style-name="ce9" office:value-type="string" calcext:value-type="string">
            <text:p>0304-C-4</text:p>
          </table:table-cell>
          <table:table-cell table:style-name="ce15" office:value-type="string" calcext:value-type="string">
            <text:p>Federal Fluid Power</text:p>
          </table:table-cell>
          <table:table-cell table:style-name="ce16" office:value-type="float" office:value="39" calcext:value-type="float">
            <text:p>39</text:p>
          </table:table-cell>
          <table:table-cell table:style-name="ce15" office:value-type="string" calcext:value-type="string">
            <text:p>UNKWN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8"/>
          <table:table-cell table:style-name="ce15" office:value-type="string" calcext:value-type="string">
            <text:p>JIC</text:p>
          </table:table-cell>
          <table:table-cell table:style-name="ce15" office:value-type="string" calcext:value-type="string">
            <text:p><text:a xlink:href="https://www.titanfittings.com/solid-cap-1-4-female-jic-7-16-20-thread" xlink:type="simple">https://www.titanfittings.com/solid-cap-1-4-female-jic-7-16-20-thread</text:a></text:p>
          </table:table-cell>
          <table:table-cell table:style-name="ce16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20 JIC Cap</text:p>
          </table:table-cell>
          <table:table-cell table:style-name="ce10" office:value-type="string" calcext:value-type="string">
            <text:p>0304-C-20</text:p>
          </table:table-cell>
          <table:table-cell table:style-name="ce14" office:value-type="string" calcext:value-type="string">
            <text:p>Federal Fluid Power</text:p>
          </table:table-cell>
          <table:table-cell table:style-name="ce17" office:value-type="float" office:value="3" calcext:value-type="float">
            <text:p>3</text:p>
          </table:table-cell>
          <table:table-cell table:style-name="ce14" office:value-type="string" calcext:value-type="string">
            <text:p>UNKWN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8"/>
          <table:table-cell table:style-name="ce15" office:value-type="string" calcext:value-type="string">
            <text:p>JIC</text:p>
          </table:table-cell>
          <table:table-cell table:style-name="ce14" office:value-type="string" calcext:value-type="string">
            <text:p><text:a xlink:href="https://www.titanfittings.com/solid-cap-1-1-4-female-jic-1-7-8-12-thread" xlink:type="simple">https://www.titanfittings.com/solid-cap-1-1-4-female-jic-1-7-8-12-thread</text:a></text:p>
          </table:table-cell>
          <table:table-cell table:style-name="ce17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Fitting, 20 Female JIC to 20 Female JIC</text:p>
          </table:table-cell>
          <table:table-cell table:style-name="ce9" office:value-type="string" calcext:value-type="string">
            <text:p>6510-20-20</text:p>
          </table:table-cell>
          <table:table-cell table:style-name="ce15" office:value-type="string" calcext:value-type="string">
            <text:p>Federal Fluid Power</text:p>
          </table:table-cell>
          <table:table-cell table:style-name="ce16" office:value-type="float" office:value="10" calcext:value-type="float">
            <text:p>10</text:p>
          </table:table-cell>
          <table:table-cell table:style-name="ce15" office:value-type="string" calcext:value-type="string">
            <text:p>UNKWN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8"/>
          <table:table-cell table:style-name="ce15" office:value-type="string" calcext:value-type="string">
            <text:p>JIC</text:p>
          </table:table-cell>
          <table:table-cell table:style-name="ce15" office:value-type="string" calcext:value-type="string">
            <text:p><text:a xlink:href="https://www.hydraulicstore.com/hydraulic/steel-adapters/jic-37-degree/6565-adapters-female-swivel-union/6510-20-20-adapter.html" xlink:type="simple">https://www.hydraulicstore.com/hydraulic/steel-adapters/jic-37-degree/6565-adapters-female-swivel-union/6510-20-20-adapter.html</text:a></text:p>
          </table:table-cell>
          <table:table-cell table:style-name="ce16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Fitting, 12 Female JIC to 12 Female JIC</text:p>
          </table:table-cell>
          <table:table-cell table:style-name="ce10" office:value-type="string" calcext:value-type="string">
            <text:p>6510-12-12</text:p>
          </table:table-cell>
          <table:table-cell table:style-name="ce14" office:value-type="string" calcext:value-type="string">
            <text:p>Federal Fluid Power</text:p>
          </table:table-cell>
          <table:table-cell table:style-name="ce17" office:value-type="float" office:value="20" calcext:value-type="float">
            <text:p>20</text:p>
          </table:table-cell>
          <table:table-cell table:style-name="ce14" office:value-type="string" calcext:value-type="string">
            <text:p>UNKWN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8"/>
          <table:table-cell table:style-name="ce15" office:value-type="string" calcext:value-type="string">
            <text:p>JIC</text:p>
          </table:table-cell>
          <table:table-cell table:style-name="ce14" office:value-type="string" calcext:value-type="string">
            <text:p><text:a xlink:href="https://federalfp.com/adapters-fittings/hydraulic-fittings-and-adapters-1/37-degree-jic-adapters-1/6510-jic-swivel-union-1/6510-12-12.html" xlink:type="simple">https://federalfp.com/adapters-fittings/hydraulic-fittings-and-adapters-1/37-degree-jic-adapters-1/6510-jic-swivel-union-1/6510-12-12.html</text:a></text:p>
          </table:table-cell>
          <table:table-cell table:style-name="ce17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45 Degree Elbow 1-1/4" Male JIC (1-5/8"-12 thread) x 1-1/4" Male JIC (1-5/8"-12 thread) Bulkhead</text:p>
          </table:table-cell>
          <table:table-cell table:style-name="ce9" office:value-type="string" calcext:value-type="string">
            <text:p>2702-20-20</text:p>
          </table:table-cell>
          <table:table-cell table:style-name="ce15" office:value-type="string" calcext:value-type="string">
            <text:p>Federal Fluid Power</text:p>
          </table:table-cell>
          <table:table-cell table:style-name="ce16" office:value-type="float" office:value="8" calcext:value-type="float">
            <text:p>8</text:p>
          </table:table-cell>
          <table:table-cell table:style-name="ce15" office:value-type="string" calcext:value-type="string">
            <text:p>UNKWN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8"/>
          <table:table-cell table:style-name="ce15" office:value-type="string" calcext:value-type="string">
            <text:p>JIC</text:p>
          </table:table-cell>
          <table:table-cell table:style-name="ce15" office:value-type="string" calcext:value-type="string">
            <text:p><text:a xlink:href="https://www.titanfittings.com/45-elbow-1-1-4-male-jic-1-5-8-12-thread-x-1-1-4-male-jic-1-5-8-12-thread-bulkhead" xlink:type="simple">https://www.titanfittings.com/45-elbow-1-1-4-male-jic-1-5-8-12-thread-x-1-1-4-male-jic-1-5-8-12-thread-bulkhead</text:a></text:p>
          </table:table-cell>
          <table:table-cell table:style-name="ce16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Branch Tee 1-1/4" Male JIC (1-7/8"-12 thread) x 1-1/4" Male JIC x 1-1/4" Male JIC (1-7/8"-12 thread) Bulkhead</text:p>
          </table:table-cell>
          <table:table-cell table:style-name="ce10" office:value-type="string" calcext:value-type="string">
            <text:p>2703-20-20-20</text:p>
          </table:table-cell>
          <table:table-cell table:style-name="ce14" office:value-type="string" calcext:value-type="string">
            <text:p>Federal Fluid Power</text:p>
          </table:table-cell>
          <table:table-cell table:style-name="ce17" office:value-type="float" office:value="4" calcext:value-type="float">
            <text:p>4</text:p>
          </table:table-cell>
          <table:table-cell table:style-name="ce14" office:value-type="string" calcext:value-type="string">
            <text:p>UNKWN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8"/>
          <table:table-cell table:style-name="ce15" office:value-type="string" calcext:value-type="string">
            <text:p>JIC</text:p>
          </table:table-cell>
          <table:table-cell table:style-name="ce14" office:value-type="string" calcext:value-type="string">
            <text:p><text:a xlink:href="https://www.titanfittings.com/branch-tee-1-1-4-male-jic-1-7-8-12-thread-x-1-1-4-male-jic-x-1-1-4-male-jic-1-7-8-12-thread-bulkhead" xlink:type="simple">https://www.titanfittings.com/branch-tee-1-1-4-male-jic-1-7-8-12-thread-x-1-1-4-male-jic-x-1-1-4-male-jic-1-7-8-12-thread-bulkhead</text:a></text:p>
          </table:table-cell>
          <table:table-cell table:style-name="ce17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90 Degree Elbow - 1-1/4 in Female JIC 37 Degree Flare x 1-1/4 in Male JIC 37 Degree Flare, Steel</text:p>
          </table:table-cell>
          <table:table-cell table:style-name="ce10" office:value-type="string" calcext:value-type="string">
            <text:p>6500-20-20</text:p>
          </table:table-cell>
          <table:table-cell table:style-name="ce14" office:value-type="string" calcext:value-type="string">
            <text:p>Federal Fluid Power</text:p>
          </table:table-cell>
          <table:table-cell table:style-name="ce17" office:value-type="float" office:value="3" calcext:value-type="float">
            <text:p>3</text:p>
          </table:table-cell>
          <table:table-cell table:style-name="ce14" office:value-type="string" calcext:value-type="string">
            <text:p>UNKWN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8"/>
          <table:table-cell table:style-name="ce15" office:value-type="string" calcext:value-type="string">
            <text:p>JIC</text:p>
          </table:table-cell>
          <table:table-cell table:style-name="ce14" office:value-type="string" calcext:value-type="string">
            <text:p><text:a xlink:href="https://www.titanfittings.com/90-elbow-1-1-4-jic-1-7-8-12-thread-male-x-1-1-4-jic-1-7-8-12-thread-female-swivel" xlink:type="simple">https://www.titanfittings.com/90-elbow-1-1-4-jic-1-7-8-12-thread-male-x-1-1-4-jic-1-7-8-12-thread-female-swivel</text:a></text:p>
          </table:table-cell>
          <table:table-cell table:style-name="ce17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20 JIC Female Swivel Branch Tee</text:p>
          </table:table-cell>
          <table:table-cell table:style-name="ce9" office:value-type="string" calcext:value-type="string">
            <text:p>6600-20-20-20</text:p>
          </table:table-cell>
          <table:table-cell table:style-name="ce15" office:value-type="string" calcext:value-type="string">
            <text:p>Federal Fluid Power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string" calcext:value-type="string">
            <text:p>UNKWN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8"/>
          <table:table-cell table:style-name="ce15" office:value-type="string" calcext:value-type="string">
            <text:p>JIC</text:p>
          </table:table-cell>
          <table:table-cell table:style-name="ce15" office:value-type="string" calcext:value-type="string">
            <text:p><text:a xlink:href="https://www.titanfittings.com/branch-tee-1-1-4-jic-1-7-8-12-thread-male-x-1-1-4-jic-male-x-1-1-4-jic-female-swivel" xlink:type="simple">https://www.titanfittings.com/branch-tee-1-1-4-jic-1-7-8-12-thread-male-x-1-1-4-jic-male-x-1-1-4-jic-female-swivel</text:a></text:p>
          </table:table-cell>
          <table:table-cell table:style-name="ce16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OneHydraulics Straight Steel Adapter, Swivel, 1-5/8-12 (-20) Male JIC x 1-5/8-12 (-20) Female JIC</text:p>
          </table:table-cell>
          <table:table-cell table:style-name="ce10" office:value-type="string" calcext:value-type="string">
            <text:p>6504-20-20</text:p>
          </table:table-cell>
          <table:table-cell table:style-name="ce14" office:value-type="string" calcext:value-type="string">
            <text:p>Federal Fluid Power</text:p>
          </table:table-cell>
          <table:table-cell table:style-name="ce17" office:value-type="float" office:value="9" calcext:value-type="float">
            <text:p>9</text:p>
          </table:table-cell>
          <table:table-cell table:style-name="ce14" office:value-type="string" calcext:value-type="string">
            <text:p>UNKWN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8"/>
          <table:table-cell table:style-name="ce15" office:value-type="string" calcext:value-type="string">
            <text:p>JIC</text:p>
          </table:table-cell>
          <table:table-cell table:style-name="ce14" office:value-type="string" calcext:value-type="string">
            <text:p><text:a xlink:href="https://www.titanfittings.com/1-1-4-jic-1-7-8-12-thread-male-x-1-1-4-jic-1-7-8-12-thread-female-swivel" xlink:type="simple">https://www.titanfittings.com/1-1-4-jic-1-7-8-12-thread-male-x-1-1-4-jic-1-7-8-12-thread-female-swivel</text:a></text:p>
          </table:table-cell>
          <table:table-cell table:style-name="ce17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traight Steel Adapter Swivel 12 JIC</text:p>
          </table:table-cell>
          <table:table-cell table:style-name="ce9" office:value-type="string" calcext:value-type="string">
            <text:p>6504-12-12</text:p>
          </table:table-cell>
          <table:table-cell table:style-name="ce15" office:value-type="string" calcext:value-type="string">
            <text:p>Federal Fluid Power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string" calcext:value-type="string">
            <text:p>UNKWN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8"/>
          <table:table-cell table:style-name="ce15" office:value-type="string" calcext:value-type="string">
            <text:p>JIC</text:p>
          </table:table-cell>
          <table:table-cell table:style-name="ce15" office:value-type="string" calcext:value-type="string">
            <text:p><text:a xlink:href="https://www.titanfittings.com/3-4-jic-1-1-16-12-thread-male-x-3-4-jic-1-1-16-12-thread-female-swivel" xlink:type="simple">https://www.titanfittings.com/3-4-jic-1-1-16-12-thread-male-x-3-4-jic-1-1-16-12-thread-female-swivel</text:a></text:p>
          </table:table-cell>
          <table:table-cell table:style-name="ce16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traight Steel Adapter Swivel 6 JIC</text:p>
          </table:table-cell>
          <table:table-cell table:style-name="ce10" office:value-type="string" calcext:value-type="string">
            <text:p>6504-6-6</text:p>
          </table:table-cell>
          <table:table-cell table:style-name="ce14" office:value-type="string" calcext:value-type="string">
            <text:p>Federal Fluid Power</text:p>
          </table:table-cell>
          <table:table-cell table:style-name="ce17" office:value-type="float" office:value="7" calcext:value-type="float">
            <text:p>7</text:p>
          </table:table-cell>
          <table:table-cell table:style-name="ce14" office:value-type="string" calcext:value-type="string">
            <text:p>UNKWN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8"/>
          <table:table-cell table:style-name="ce15" office:value-type="string" calcext:value-type="string">
            <text:p>JIC</text:p>
          </table:table-cell>
          <table:table-cell table:style-name="ce14" office:value-type="string" calcext:value-type="string">
            <text:p><text:a xlink:href="https://www.titanfittings.com/3-8-jic-9-16-18-thread-male-x-3-8-jic-9-16-18-thread-female-swivel" xlink:type="simple">https://www.titanfittings.com/3-8-jic-9-16-18-thread-male-x-3-8-jic-9-16-18-thread-female-swivel</text:a></text:p>
          </table:table-cell>
          <table:table-cell table:style-name="ce17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traight Steel Adapter Swivel 4 JIC</text:p>
          </table:table-cell>
          <table:table-cell table:style-name="ce9" office:value-type="string" calcext:value-type="string">
            <text:p>6504-4-4</text:p>
          </table:table-cell>
          <table:table-cell table:style-name="ce15" office:value-type="string" calcext:value-type="string">
            <text:p>Federal Fluid Power</text:p>
          </table:table-cell>
          <table:table-cell table:style-name="ce16" office:value-type="float" office:value="18" calcext:value-type="float">
            <text:p>18</text:p>
          </table:table-cell>
          <table:table-cell table:style-name="ce15" office:value-type="string" calcext:value-type="string">
            <text:p>UNKWN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8"/>
          <table:table-cell table:style-name="ce15" office:value-type="string" calcext:value-type="string">
            <text:p>JIC</text:p>
          </table:table-cell>
          <table:table-cell table:style-name="ce15" office:value-type="string" calcext:value-type="string">
            <text:p><text:a xlink:href="https://www.titanfittings.com/1-4-jic-7-16-20-thread-male-x-1-4-jic-7-16-20-thread-female-swivel" xlink:type="simple">https://www.titanfittings.com/1-4-jic-7-16-20-thread-male-x-1-4-jic-7-16-20-thread-female-swivel</text:a></text:p>
          </table:table-cell>
          <table:table-cell table:style-name="ce16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traight Adapter - 1-1/4 in Male JIC 37 Degree Flare x 1-1/4 in Male JIC 37 Degree Flare, Steel</text:p>
          </table:table-cell>
          <table:table-cell table:style-name="ce10" office:value-type="string" calcext:value-type="string">
            <text:p>2403-20-20</text:p>
          </table:table-cell>
          <table:table-cell table:style-name="ce14" office:value-type="string" calcext:value-type="string">
            <text:p>Federal Fluid Power</text:p>
          </table:table-cell>
          <table:table-cell table:style-name="ce17" office:value-type="float" office:value="7" calcext:value-type="float">
            <text:p>7</text:p>
          </table:table-cell>
          <table:table-cell table:style-name="ce14" office:value-type="string" calcext:value-type="string">
            <text:p>UNKWN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8"/>
          <table:table-cell table:style-name="ce15" office:value-type="string" calcext:value-type="string">
            <text:p>JIC</text:p>
          </table:table-cell>
          <table:table-cell table:style-name="ce14" office:value-type="string" calcext:value-type="string">
            <text:p><text:a xlink:href="https://www.titanfittings.com/adapters-and-fittings/hydraulic-adapters/steel-hydraulic-adapters/37-degree-jic-an-fittings/2403/tube-union-1-1-4-male-jic-1-7-8-12-thread-x-1-1-4-male-jic-1-7-8-12-thread" xlink:type="simple">https://www.titanfittings.com/adapters-and-fittings/hydraulic-adapters/steel-hydraulic-adapters/37-degree-jic-an-fittings/2403/tube-union-1-1-4-male-jic-1-7-8-12-thread-x-1-1-4-male-jic-1-7-8-12-thread</text:a></text:p>
          </table:table-cell>
          <table:table-cell table:style-name="ce17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20-20 JIC Reducer</text:p>
          </table:table-cell>
          <table:table-cell table:style-name="ce10" office:value-type="string" calcext:value-type="string">
            <text:p>2406-20-20</text:p>
          </table:table-cell>
          <table:table-cell table:style-name="ce14" office:value-type="string" calcext:value-type="string">
            <text:p>Federal Fluid Power</text:p>
          </table:table-cell>
          <table:table-cell table:style-name="ce17" office:value-type="float" office:value="16" calcext:value-type="float">
            <text:p>16</text:p>
          </table:table-cell>
          <table:table-cell table:style-name="ce14" office:value-type="string" calcext:value-type="string">
            <text:p>UNKWN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8"/>
          <table:table-cell table:style-name="ce15" office:value-type="string" calcext:value-type="string">
            <text:p>JIC</text:p>
          </table:table-cell>
          <table:table-cell table:style-name="ce14" office:value-type="string" calcext:value-type="string">
            <text:p><text:a xlink:href="https://www.motion.com/products/sku/00316877" xlink:type="simple">https://www.motion.com/products/sku/00316877</text:a></text:p>
          </table:table-cell>
          <table:table-cell table:style-name="ce17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16-16 JIC Reducer</text:p>
          </table:table-cell>
          <table:table-cell table:style-name="ce9" office:value-type="string" calcext:value-type="string">
            <text:p>2406-16-16</text:p>
          </table:table-cell>
          <table:table-cell table:style-name="ce15" office:value-type="string" calcext:value-type="string">
            <text:p>Federal Fluid Power</text:p>
          </table:table-cell>
          <table:table-cell table:style-name="ce16" office:value-type="float" office:value="15" calcext:value-type="float">
            <text:p>15</text:p>
          </table:table-cell>
          <table:table-cell table:style-name="ce15" office:value-type="string" calcext:value-type="string">
            <text:p>UNKWN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8"/>
          <table:table-cell table:style-name="ce15" office:value-type="string" calcext:value-type="string">
            <text:p>JIC</text:p>
          </table:table-cell>
          <table:table-cell table:style-name="ce15" office:value-type="string" calcext:value-type="string">
            <text:p><text:a xlink:href="https://www.amazon.com/2406-16-16-Hydraulic-Fitting-Female-Carbon/dp/B07ZC7B269" xlink:type="simple">https://www.amazon.com/2406-16-16-Hydraulic-Fitting-Female-Carbon/dp/B07ZC7B269</text:a></text:p>
          </table:table-cell>
          <table:table-cell table:style-name="ce16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20 JIC Male Plug</text:p>
          </table:table-cell>
          <table:table-cell table:style-name="ce9" office:value-type="string" calcext:value-type="string">
            <text:p>2408-20</text:p>
          </table:table-cell>
          <table:table-cell table:style-name="ce15" office:value-type="string" calcext:value-type="string">
            <text:p>Federal Fluid Power</text:p>
          </table:table-cell>
          <table:table-cell table:style-name="ce16" office:value-type="float" office:value="7" calcext:value-type="float">
            <text:p>7</text:p>
          </table:table-cell>
          <table:table-cell table:style-name="ce15" office:value-type="string" calcext:value-type="string">
            <text:p>UNKWN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8"/>
          <table:table-cell table:style-name="ce15" office:value-type="string" calcext:value-type="string">
            <text:p>JIC</text:p>
          </table:table-cell>
          <table:table-cell table:style-name="ce15" office:value-type="string" calcext:value-type="string">
            <text:p><text:a xlink:href="https://www.surpluscenter.com/Hydraulics/Hydraulic-Adapters-Fittings/Plugs-Caps/JIC-PLugs/JIC-20-Male-Plug-2408-20-9-2408-20.axd" xlink:type="simple">https://www.surpluscenter.com/Hydraulics/Hydraulic-Adapters-Fittings/Plugs-Caps/JIC-PLugs/JIC-20-Male-Plug-2408-20-9-2408-20.axd</text:a></text:p>
          </table:table-cell>
          <table:table-cell table:style-name="ce21" office:value-type="currency" office:currency="USD" office:value="4.9" calcext:value-type="currency">
            <text:p>$4.90</text:p>
          </table:table-cell>
          <table:table-cell table:style-name="ce16" table:number-columns-repeated="4"/>
          <table:table-cell table:number-columns-repeated="16369"/>
        </table:table-row>
        <table:table-row table:style-name="ro1">
          <table:table-cell table:style-name="ce3" office:value-type="string" calcext:value-type="string">
            <text:p>6 JIC Male Plug</text:p>
          </table:table-cell>
          <table:table-cell table:style-name="ce10" office:value-type="string" calcext:value-type="string">
            <text:p>2408-6</text:p>
          </table:table-cell>
          <table:table-cell table:style-name="ce14" office:value-type="string" calcext:value-type="string">
            <text:p>Federal Fluid Power</text:p>
          </table:table-cell>
          <table:table-cell table:style-name="ce17" office:value-type="float" office:value="58" calcext:value-type="float">
            <text:p>58</text:p>
          </table:table-cell>
          <table:table-cell table:style-name="ce14" office:value-type="string" calcext:value-type="string">
            <text:p>UNKWN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8"/>
          <table:table-cell table:style-name="ce15" office:value-type="string" calcext:value-type="string">
            <text:p>JIC</text:p>
          </table:table-cell>
          <table:table-cell table:style-name="ce14" office:value-type="string" calcext:value-type="string">
            <text:p><text:a xlink:href="https://www.titanfittings.com/adapters-and-fittings/hydraulic-adapters/steel-hydraulic-adapters/37-degree-jic-an-fittings/2408/male-jic-37-tube-plug-3-8-tube-od" xlink:type="simple">https://www.titanfittings.com/adapters-and-fittings/hydraulic-adapters/steel-hydraulic-adapters/37-degree-jic-an-fittings/2408/male-jic-37-tube-plug-3-8-tube-od</text:a></text:p>
          </table:table-cell>
          <table:table-cell table:style-name="ce17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4 JIC Male Plug</text:p>
          </table:table-cell>
          <table:table-cell table:style-name="ce9" office:value-type="string" calcext:value-type="string">
            <text:p>2408-4</text:p>
          </table:table-cell>
          <table:table-cell table:style-name="ce15" office:value-type="string" calcext:value-type="string">
            <text:p>Federal Fluid Power</text:p>
          </table:table-cell>
          <table:table-cell table:style-name="ce16" office:value-type="float" office:value="79" calcext:value-type="float">
            <text:p>79</text:p>
          </table:table-cell>
          <table:table-cell table:style-name="ce15" office:value-type="string" calcext:value-type="string">
            <text:p>UNKWN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8"/>
          <table:table-cell table:style-name="ce15" office:value-type="string" calcext:value-type="string">
            <text:p>JIC</text:p>
          </table:table-cell>
          <table:table-cell table:style-name="ce15" office:value-type="string" calcext:value-type="string">
            <text:p><text:a xlink:href="https://www.titanfittings.com/adapters-and-fittings/hydraulic-adapters/steel-hydraulic-adapters/37-degree-jic-an-fittings/2408/male-jic-37-tube-plug-1-4-tube-od" xlink:type="simple">https://www.titanfittings.com/adapters-and-fittings/hydraulic-adapters/steel-hydraulic-adapters/37-degree-jic-an-fittings/2408/male-jic-37-tube-plug-1-4-tube-od</text:a></text:p>
          </table:table-cell>
          <table:table-cell table:style-name="ce16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8 JIC Male Plug</text:p>
          </table:table-cell>
          <table:table-cell table:style-name="ce10" office:value-type="string" calcext:value-type="string">
            <text:p>2408-8</text:p>
          </table:table-cell>
          <table:table-cell table:style-name="ce14" office:value-type="string" calcext:value-type="string">
            <text:p>Federal Fluid Power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string" calcext:value-type="string">
            <text:p>UNKWN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8"/>
          <table:table-cell table:style-name="ce15" office:value-type="string" calcext:value-type="string">
            <text:p>JIC</text:p>
          </table:table-cell>
          <table:table-cell table:style-name="ce14" office:value-type="string" calcext:value-type="string">
            <text:p><text:a xlink:href="https://www.titanfittings.com/adapters-and-fittings/hydraulic-adapters/steel-hydraulic-adapters/37-degree-jic-an-fittings/2408/male-jic-37-tube-plug-1-2-tube-od" xlink:type="simple">https://www.titanfittings.com/adapters-and-fittings/hydraulic-adapters/steel-hydraulic-adapters/37-degree-jic-an-fittings/2408/male-jic-37-tube-plug-1-2-tube-od</text:a></text:p>
          </table:table-cell>
          <table:table-cell table:style-name="ce17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16 JIC Male Plug</text:p>
          </table:table-cell>
          <table:table-cell table:style-name="ce9" office:value-type="string" calcext:value-type="string">
            <text:p>2408-16</text:p>
          </table:table-cell>
          <table:table-cell table:style-name="ce15" office:value-type="string" calcext:value-type="string">
            <text:p>Federal Fluid Power</text:p>
          </table:table-cell>
          <table:table-cell table:style-name="ce16" office:value-type="float" office:value="21" calcext:value-type="float">
            <text:p>21</text:p>
          </table:table-cell>
          <table:table-cell table:style-name="ce15" office:value-type="string" calcext:value-type="string">
            <text:p>UNKWN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8"/>
          <table:table-cell table:style-name="ce15" office:value-type="string" calcext:value-type="string">
            <text:p>JIC</text:p>
          </table:table-cell>
          <table:table-cell table:style-name="ce15" office:value-type="string" calcext:value-type="string">
            <text:p><text:a xlink:href="https://www.titanfittings.com/adapters-and-fittings/hydraulic-adapters/steel-hydraulic-adapters/37-degree-jic-an-fittings/2408/male-jic-37-tube-plug-1-tube-od" xlink:type="simple">https://www.titanfittings.com/adapters-and-fittings/hydraulic-adapters/steel-hydraulic-adapters/37-degree-jic-an-fittings/2408/male-jic-37-tube-plug-1-tube-od</text:a></text:p>
          </table:table-cell>
          <table:table-cell table:style-name="ce16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12 JIC Male Plug</text:p>
          </table:table-cell>
          <table:table-cell table:style-name="ce10" office:value-type="string" calcext:value-type="string">
            <text:p>2408-12</text:p>
          </table:table-cell>
          <table:table-cell table:style-name="ce14" office:value-type="string" calcext:value-type="string">
            <text:p>Federal Fluid Power</text:p>
          </table:table-cell>
          <table:table-cell table:style-name="ce17" office:value-type="float" office:value="66" calcext:value-type="float">
            <text:p>66</text:p>
          </table:table-cell>
          <table:table-cell table:style-name="ce14" office:value-type="string" calcext:value-type="string">
            <text:p>UNKWN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8"/>
          <table:table-cell table:style-name="ce15" office:value-type="string" calcext:value-type="string">
            <text:p>JIC</text:p>
          </table:table-cell>
          <table:table-cell table:style-name="ce14" office:value-type="string" calcext:value-type="string">
            <text:p><text:a xlink:href="https://www.titanfittings.com/adapters-and-fittings/hydraulic-adapters/steel-hydraulic-adapters/37-degree-jic-an-fittings/2408/male-jic-37-tube-plug-3-4-tube-od" xlink:type="simple">https://www.titanfittings.com/adapters-and-fittings/hydraulic-adapters/steel-hydraulic-adapters/37-degree-jic-an-fittings/2408/male-jic-37-tube-plug-3-4-tube-od</text:a></text:p>
          </table:table-cell>
          <table:table-cell table:style-name="ce17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traight Adapter - 1-in Male JIC 37 Degree Flare x 1-in Male JIC 37 Degree Flare, Steel | 16</text:p>
          </table:table-cell>
          <table:table-cell table:style-name="ce9" office:value-type="string" calcext:value-type="string">
            <text:p>2403-16-16</text:p>
          </table:table-cell>
          <table:table-cell table:style-name="ce15" office:value-type="string" calcext:value-type="string">
            <text:p>Federal Fluid Power</text:p>
          </table:table-cell>
          <table:table-cell table:style-name="ce16" office:value-type="float" office:value="30" calcext:value-type="float">
            <text:p>30</text:p>
          </table:table-cell>
          <table:table-cell table:style-name="ce15" office:value-type="string" calcext:value-type="string">
            <text:p>UNKWN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8"/>
          <table:table-cell table:style-name="ce15" office:value-type="string" calcext:value-type="string">
            <text:p>JIC</text:p>
          </table:table-cell>
          <table:table-cell table:style-name="ce15" office:value-type="string" calcext:value-type="string">
            <text:p><text:a xlink:href="https://www.titanfittings.com/adapters-and-fittings/hydraulic-adapters/steel-hydraulic-adapters/37-degree-jic-an-fittings/2403/tube-union-1-male-jic-1-5-16-12-thread-x-1-male-jic-1-5-16-12-thread" xlink:type="simple">https://www.titanfittings.com/adapters-and-fittings/hydraulic-adapters/steel-hydraulic-adapters/37-degree-jic-an-fittings/2403/tube-union-1-male-jic-1-5-16-12-thread-x-1-male-jic-1-5-16-12-thread</text:a></text:p>
          </table:table-cell>
          <table:table-cell table:style-name="ce21" office:value-type="currency" office:currency="USD" office:value="14.03" calcext:value-type="currency">
            <text:p>$14.03</text:p>
          </table:table-cell>
          <table:table-cell table:style-name="ce16" table:number-columns-repeated="4"/>
          <table:table-cell table:number-columns-repeated="16369"/>
        </table:table-row>
        <table:table-row table:style-name="ro1">
          <table:table-cell table:style-name="ce3" office:value-type="string" calcext:value-type="string">
            <text:p>Straight Adapter - 6 Male JIC 37 Degree Flare x 6 Male JIC 37 Degree Flare, Steel | 6</text:p>
          </table:table-cell>
          <table:table-cell table:style-name="ce10" office:value-type="string" calcext:value-type="string">
            <text:p>2403-6-6</text:p>
          </table:table-cell>
          <table:table-cell table:style-name="ce14" office:value-type="string" calcext:value-type="string">
            <text:p>Federal Fluid Power</text:p>
          </table:table-cell>
          <table:table-cell table:style-name="ce17" office:value-type="float" office:value="15" calcext:value-type="float">
            <text:p>15</text:p>
          </table:table-cell>
          <table:table-cell table:style-name="ce14" office:value-type="string" calcext:value-type="string">
            <text:p>UNKWN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8"/>
          <table:table-cell table:style-name="ce15" office:value-type="string" calcext:value-type="string">
            <text:p>JIC</text:p>
          </table:table-cell>
          <table:table-cell table:style-name="ce14" office:value-type="string" calcext:value-type="string">
            <text:p><text:a xlink:href="https://www.titanfittings.com/adapters-and-fittings/hydraulic-adapters/steel-hydraulic-adapters/37-degree-jic-an-fittings/2403/tube-union-3-8-male-jic-9-16-18-thread-x-3-8-male-jic-9-16-18-thread" xlink:type="simple">https://www.titanfittings.com/adapters-and-fittings/hydraulic-adapters/steel-hydraulic-adapters/37-degree-jic-an-fittings/2403/tube-union-3-8-male-jic-9-16-18-thread-x-3-8-male-jic-9-16-18-thread</text:a></text:p>
          </table:table-cell>
          <table:table-cell table:style-name="ce17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traight Adapter - 4-2 Male JIC 37 Degree Flare x 4-2 Male JIC 37 Degree Flare, Steel | 4-2</text:p>
          </table:table-cell>
          <table:table-cell table:style-name="ce9" office:value-type="string" calcext:value-type="string">
            <text:p>2403-4-2</text:p>
          </table:table-cell>
          <table:table-cell table:style-name="ce15" office:value-type="string" calcext:value-type="string">
            <text:p>Federal Fluid Power</text:p>
          </table:table-cell>
          <table:table-cell table:style-name="ce16" office:value-type="float" office:value="50" calcext:value-type="float">
            <text:p>50</text:p>
          </table:table-cell>
          <table:table-cell table:style-name="ce15" office:value-type="string" calcext:value-type="string">
            <text:p>UNKWN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8"/>
          <table:table-cell table:style-name="ce15" office:value-type="string" calcext:value-type="string">
            <text:p>JIC</text:p>
          </table:table-cell>
          <table:table-cell table:style-name="ce15" office:value-type="string" calcext:value-type="string">
            <text:p><text:a xlink:href="https://www.titanfittings.com/adapters-and-fittings/hydraulic-adapters/steel-hydraulic-adapters/37-degree-jic-an-fittings/2403/tube-union-1-4-male-jic-7-16-20-thread-x-1-8-male-jic-5-16-24-thread" xlink:type="simple">https://www.titanfittings.com/adapters-and-fittings/hydraulic-adapters/steel-hydraulic-adapters/37-degree-jic-an-fittings/2403/tube-union-1-4-male-jic-7-16-20-thread-x-1-8-male-jic-5-16-24-thread</text:a></text:p>
          </table:table-cell>
          <table:table-cell table:style-name="ce16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traight Adapter - 4 Male JIC 37 Degree Flare x 4 Male JIC 37 Degree Flare, Steel | 4</text:p>
          </table:table-cell>
          <table:table-cell table:style-name="ce10" office:value-type="string" calcext:value-type="string">
            <text:p>2403-4-4</text:p>
          </table:table-cell>
          <table:table-cell table:style-name="ce14" office:value-type="string" calcext:value-type="string">
            <text:p>Federal Fluid Power</text:p>
          </table:table-cell>
          <table:table-cell table:style-name="ce17" office:value-type="float" office:value="40" calcext:value-type="float">
            <text:p>40</text:p>
          </table:table-cell>
          <table:table-cell table:style-name="ce14" office:value-type="string" calcext:value-type="string">
            <text:p>UNKWN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8"/>
          <table:table-cell table:style-name="ce15" office:value-type="string" calcext:value-type="string">
            <text:p>JIC</text:p>
          </table:table-cell>
          <table:table-cell table:style-name="ce14" office:value-type="string" calcext:value-type="string">
            <text:p><text:a xlink:href="https://www.titanfittings.com/adapters-and-fittings/hydraulic-adapters/steel-hydraulic-adapters/37-degree-jic-an-fittings/2403/tube-union-1-4-male-jic-7-16-20-thread-x-1-4-male-jic-7-16-20-thread" xlink:type="simple">https://www.titanfittings.com/adapters-and-fittings/hydraulic-adapters/steel-hydraulic-adapters/37-degree-jic-an-fittings/2403/tube-union-1-4-male-jic-7-16-20-thread-x-1-4-male-jic-7-16-20-thread</text:a></text:p>
          </table:table-cell>
          <table:table-cell table:style-name="ce17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Branch Tee 16 Male JIC Bulkhead</text:p>
          </table:table-cell>
          <table:table-cell table:style-name="ce9" office:value-type="string" calcext:value-type="string">
            <text:p>2703-16-16-16</text:p>
          </table:table-cell>
          <table:table-cell table:style-name="ce15" office:value-type="string" calcext:value-type="string">
            <text:p>Federal Fluid Power</text:p>
          </table:table-cell>
          <table:table-cell table:style-name="ce16" office:value-type="float" office:value="5" calcext:value-type="float">
            <text:p>5</text:p>
          </table:table-cell>
          <table:table-cell table:style-name="ce15" office:value-type="string" calcext:value-type="string">
            <text:p>UNKWN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8"/>
          <table:table-cell table:style-name="ce15" office:value-type="string" calcext:value-type="string">
            <text:p>JIC</text:p>
          </table:table-cell>
          <table:table-cell table:style-name="ce15" office:value-type="string" calcext:value-type="string">
            <text:p><text:a xlink:href="https://www.titanfittings.com/branch-tee-1-male-jic-1-5-16-12-thread-x-1-male-jic-1-5-16-12-thread-x-1-male-jic-1-5-16-12-thread-bulkhead" xlink:type="simple">https://www.titanfittings.com/branch-tee-1-male-jic-1-5-16-12-thread-x-1-male-jic-1-5-16-12-thread-x-1-male-jic-1-5-16-12-thread-bulkhead</text:a></text:p>
          </table:table-cell>
          <table:table-cell table:style-name="ce16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Branch Tee 4 Male JIC Bulkhead</text:p>
          </table:table-cell>
          <table:table-cell table:style-name="ce10" office:value-type="string" calcext:value-type="string">
            <text:p>2703-4-4-4</text:p>
          </table:table-cell>
          <table:table-cell table:style-name="ce14" office:value-type="string" calcext:value-type="string">
            <text:p>Federal Fluid Power</text:p>
          </table:table-cell>
          <table:table-cell table:style-name="ce17" office:value-type="float" office:value="16" calcext:value-type="float">
            <text:p>16</text:p>
          </table:table-cell>
          <table:table-cell table:style-name="ce14" office:value-type="string" calcext:value-type="string">
            <text:p>UNKWN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8"/>
          <table:table-cell table:style-name="ce15" office:value-type="string" calcext:value-type="string">
            <text:p>JIC</text:p>
          </table:table-cell>
          <table:table-cell table:style-name="ce14" office:value-type="string" calcext:value-type="string">
            <text:p><text:a xlink:href="https://www.titanfittings.com/branch-tee-1-4-male-jic-7-16-20-thread-x-1-4-male-jic-7-16-20-thread-x-1-4-male-jic-7-16-20-thread-bulkhead" xlink:type="simple">https://www.titanfittings.com/branch-tee-1-4-male-jic-7-16-20-thread-x-1-4-male-jic-7-16-20-thread-x-1-4-male-jic-7-16-20-thread-bulkhead</text:a></text:p>
          </table:table-cell>
          <table:table-cell table:style-name="ce17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12 JIC 45 Degree Elbow</text:p>
          </table:table-cell>
          <table:table-cell table:style-name="ce9" office:value-type="string" calcext:value-type="string">
            <text:p>2504-12-12</text:p>
          </table:table-cell>
          <table:table-cell table:style-name="ce15" office:value-type="string" calcext:value-type="string">
            <text:p>Federal Fluid Power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string" calcext:value-type="string">
            <text:p>UNKWN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8"/>
          <table:table-cell table:style-name="ce15" office:value-type="string" calcext:value-type="string">
            <text:p>JIC</text:p>
          </table:table-cell>
          <table:table-cell table:style-name="ce15" office:value-type="string" calcext:value-type="string">
            <text:p><text:a xlink:href="https://www.titanfittings.com/45-union-elbow-3-4-male-jic-1-1-16-12-thread-x-3-4-male-jic-1-1-16-12-thread" xlink:type="simple">https://www.titanfittings.com/45-union-elbow-3-4-male-jic-1-1-16-12-thread-x-3-4-male-jic-1-1-16-12-thread</text:a></text:p>
          </table:table-cell>
          <table:table-cell table:style-name="ce16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37 Degree JIC Female 90 Degree Bent Tube Swivel</text:p>
          </table:table-cell>
          <table:table-cell table:style-name="ce10" office:value-type="string" calcext:value-type="string">
            <text:p>FJX90-16-16-W</text:p>
          </table:table-cell>
          <table:table-cell table:style-name="ce14" office:value-type="string" calcext:value-type="string">
            <text:p>Federal Fluid Power</text:p>
          </table:table-cell>
          <table:table-cell table:style-name="ce17" office:value-type="float" office:value="16" calcext:value-type="float">
            <text:p>16</text:p>
          </table:table-cell>
          <table:table-cell table:style-name="ce14" office:value-type="string" calcext:value-type="string">
            <text:p>UNKWN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8"/>
          <table:table-cell table:style-name="ce15" office:value-type="string" calcext:value-type="string">
            <text:p>JIC</text:p>
          </table:table-cell>
          <table:table-cell table:style-name="ce14" office:value-type="string" calcext:value-type="string">
            <text:p><text:a xlink:href="https://www.kurthydraulics.com/products/37-jic-female-90-bent-tube-swivel-50/" xlink:type="simple">https://www.kurthydraulics.com/products/37-jic-female-90-bent-tube-swivel-50/</text:a></text:p>
          </table:table-cell>
          <table:table-cell table:style-name="ce17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1616 JIC FEMALE SWIVEL 45D BENT TUBE M</text:p>
          </table:table-cell>
          <table:table-cell table:style-name="ce9" office:value-type="string" calcext:value-type="string">
            <text:p>F2-1616-JFS45M</text:p>
          </table:table-cell>
          <table:table-cell table:style-name="ce15" office:value-type="string" calcext:value-type="string">
            <text:p>Federal Fluid Power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string" calcext:value-type="string">
            <text:p>UNKWN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8"/>
          <table:table-cell table:style-name="ce15" office:value-type="string" calcext:value-type="string">
            <text:p>JIC</text:p>
          </table:table-cell>
          <table:table-cell table:style-name="ce15" office:value-type="string" calcext:value-type="string">
            <text:p><text:a xlink:href="https://flowdynamics.net/f2-1616-jfs45m-1616-jic-female-swivel-45d-bent-tube-m/" xlink:type="simple">https://flowdynamics.net/f2-1616-jfs45m-1616-jic-female-swivel-45d-bent-tube-m/</text:a></text:p>
          </table:table-cell>
          <table:table-cell table:style-name="ce21" office:value-type="currency" office:currency="USD" office:value="112.21" calcext:value-type="currency">
            <text:p>$112.21</text:p>
          </table:table-cell>
          <table:table-cell table:style-name="ce16" table:number-columns-repeated="4"/>
          <table:table-cell table:number-columns-repeated="16369"/>
        </table:table-row>
        <table:table-row table:style-name="ro1">
          <table:table-cell table:style-name="ce3" office:value-type="string" calcext:value-type="string">
            <text:p>1" Hose x 1" JIC 37 Degree Female Swivel</text:p>
          </table:table-cell>
          <table:table-cell table:style-name="ce10" office:value-type="string" calcext:value-type="string">
            <text:p>FJX-16-16</text:p>
          </table:table-cell>
          <table:table-cell table:style-name="ce14" office:value-type="string" calcext:value-type="string">
            <text:p>Federal Fluid Power</text:p>
          </table:table-cell>
          <table:table-cell table:style-name="ce17" office:value-type="float" office:value="12" calcext:value-type="float">
            <text:p>12</text:p>
          </table:table-cell>
          <table:table-cell table:style-name="ce14" office:value-type="string" calcext:value-type="string">
            <text:p>UNKWN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8"/>
          <table:table-cell table:style-name="ce15" office:value-type="string" calcext:value-type="string">
            <text:p>JIC</text:p>
          </table:table-cell>
          <table:table-cell table:style-name="ce14" office:value-type="string" calcext:value-type="string">
            <text:p><text:a xlink:href="https://www.discounthydraulichose.com/FJX-16-16.html" xlink:type="simple">https://www.discounthydraulichose.com/FJX-16-16.html</text:a></text:p>
          </table:table-cell>
          <table:table-cell table:style-name="ce22" office:value-type="currency" office:currency="USD" office:value="14.87" calcext:value-type="currency">
            <text:p>$14.87</text:p>
          </table:table-cell>
          <table:table-cell table:style-name="ce17" table:number-columns-repeated="4"/>
          <table:table-cell table:number-columns-repeated="16369"/>
        </table:table-row>
        <table:table-row table:style-name="ro1">
          <table:table-cell table:style-name="ce3" office:value-type="string" calcext:value-type="string">
            <text:p>Continental Hose Fitting, 1.25 (1-1/4") Hose ID, 1-5/8-12 Female JIC, 45-Degree, Swivel Connection</text:p>
          </table:table-cell>
          <table:table-cell table:style-name="ce9" office:value-type="string" calcext:value-type="string">
            <text:p>UC-JCFX45-2020</text:p>
          </table:table-cell>
          <table:table-cell table:style-name="ce15" office:value-type="string" calcext:value-type="string">
            <text:p>Federal Fluid Power</text:p>
          </table:table-cell>
          <table:table-cell table:style-name="ce16" office:value-type="float" office:value="16" calcext:value-type="float">
            <text:p>16</text:p>
          </table:table-cell>
          <table:table-cell table:style-name="ce15" office:value-type="string" calcext:value-type="string">
            <text:p>UNKWN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8"/>
          <table:table-cell table:style-name="ce15" office:value-type="string" calcext:value-type="string">
            <text:p>JIC</text:p>
          </table:table-cell>
          <table:table-cell table:style-name="ce15" office:value-type="string" calcext:value-type="string">
            <text:p><text:a xlink:href="https://www.onehydraulics.com/products/uc-jcfx45-2020t-continental-hose-fitting-1-25-1-1-4-hose-id-1-5-8-12-female-jic-45-degree-swivel-connection" xlink:type="simple">https://www.onehydraulics.com/products/uc-jcfx45-2020t-continental-hose-fitting-1-25-1-1-4-hose-id-1-5-8-12-female-jic-45-degree-swivel-connection</text:a></text:p>
          </table:table-cell>
          <table:table-cell table:style-name="ce21" office:value-type="currency" office:currency="USD" office:value="96.3" calcext:value-type="currency">
            <text:p>$96.30</text:p>
          </table:table-cell>
          <table:table-cell table:style-name="ce16" table:number-columns-repeated="4"/>
          <table:table-cell table:number-columns-repeated="16369"/>
        </table:table-row>
        <table:table-row table:style-name="ro1">
          <table:table-cell table:style-name="ce3" office:value-type="string" calcext:value-type="string">
            <text:p>1-1/4" Hose x 1-1/4" JIC 37 Degree Female Swivel</text:p>
          </table:table-cell>
          <table:table-cell table:style-name="ce9" office:value-type="string" calcext:value-type="string">
            <text:p>FJX-20-20</text:p>
          </table:table-cell>
          <table:table-cell table:style-name="ce15" office:value-type="string" calcext:value-type="string">
            <text:p>Federal Fluid Power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string" calcext:value-type="string">
            <text:p>UNKWN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8"/>
          <table:table-cell table:style-name="ce15" office:value-type="string" calcext:value-type="string">
            <text:p>JIC</text:p>
          </table:table-cell>
          <table:table-cell table:style-name="ce15" office:value-type="string" calcext:value-type="string">
            <text:p><text:a xlink:href="https://www.discounthydraulichose.com/FJX-20-20.html" xlink:type="simple">https://www.discounthydraulichose.com/FJX-20-20.html</text:a></text:p>
          </table:table-cell>
          <table:table-cell table:style-name="ce21" office:value-type="currency" office:currency="USD" office:value="36.97" calcext:value-type="currency">
            <text:p>$36.97</text:p>
          </table:table-cell>
          <table:table-cell table:style-name="ce16" table:number-columns-repeated="4"/>
          <table:table-cell table:number-columns-repeated="16369"/>
        </table:table-row>
        <table:table-row table:style-name="ro1">
          <table:table-cell table:style-name="ce3" office:value-type="string" calcext:value-type="string">
            <text:p>37 Degree JIC Female 90 Degree Bent Tube Swivel</text:p>
          </table:table-cell>
          <table:table-cell table:style-name="ce10" office:value-type="string" calcext:value-type="string">
            <text:p>FJX90-20-20</text:p>
          </table:table-cell>
          <table:table-cell table:style-name="ce14" office:value-type="string" calcext:value-type="string">
            <text:p>Federal Fluid Power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string" calcext:value-type="string">
            <text:p>UNKWN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8"/>
          <table:table-cell table:style-name="ce15" office:value-type="string" calcext:value-type="string">
            <text:p>JIC</text:p>
          </table:table-cell>
          <table:table-cell table:style-name="ce14" office:value-type="string" calcext:value-type="string">
            <text:p><text:a xlink:href="https://www.kurthydraulics.com/products/37-jic-female-90-bent-tube-swivel-52/" xlink:type="simple">https://www.kurthydraulics.com/products/37-jic-female-90-bent-tube-swivel-52/</text:a></text:p>
          </table:table-cell>
          <table:table-cell table:style-name="ce17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1-1/4" CRIMP INSERT WITH 1” FEMALE BSP PARALLEL THREAD</text:p>
          </table:table-cell>
          <table:table-cell table:style-name="ce9" office:value-type="string" calcext:value-type="string">
            <text:p>50026-20-16</text:p>
          </table:table-cell>
          <table:table-cell table:style-name="ce15" office:value-type="string" calcext:value-type="string">
            <text:p>Federal Fluid Power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string" calcext:value-type="string">
            <text:p>UNKWN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8"/>
          <table:table-cell table:style-name="ce15" office:value-type="string" calcext:value-type="string">
            <text:p>JIC</text:p>
          </table:table-cell>
          <table:table-cell table:style-name="ce15" office:value-type="string" calcext:value-type="string">
            <text:p><text:a xlink:href="https://www.greenlinehose.com/buy/product/50026-20-20/5254" xlink:type="simple">https://www.greenlinehose.com/buy/product/50026-20-20/5254</text:a></text:p>
          </table:table-cell>
          <table:table-cell table:style-name="ce16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Branch Tee 16 Male JIC Bulkhead</text:p>
          </table:table-cell>
          <table:table-cell table:style-name="ce9" office:value-type="string" calcext:value-type="string">
            <text:p>2703-12-12-12</text:p>
          </table:table-cell>
          <table:table-cell table:style-name="ce15" office:value-type="string" calcext:value-type="string">
            <text:p>Federal Fluid Power</text:p>
          </table:table-cell>
          <table:table-cell table:style-name="ce16" office:value-type="float" office:value="0" calcext:value-type="float">
            <text:p>0</text:p>
          </table:table-cell>
          <table:table-cell table:style-name="ce15" office:value-type="string" calcext:value-type="string">
            <text:p>UNKWN</text:p>
          </table:table-cell>
          <table:table-cell table:style-name="ce15" office:value-type="string" calcext:value-type="string">
            <text:p>AC </text:p>
          </table:table-cell>
          <table:table-cell table:style-name="ce16" office:value-type="float" office:value="5" calcext:value-type="float">
            <text:p>5</text:p>
          </table:table-cell>
          <table:table-cell table:style-name="ce18"/>
          <table:table-cell table:style-name="ce15" office:value-type="string" calcext:value-type="string">
            <text:p>JIC</text:p>
          </table:table-cell>
          <table:table-cell table:style-name="ce15" office:value-type="string" calcext:value-type="string">
            <text:p><text:a xlink:href="https://www.titanfittings.com/branch-tee-3-4-male-jic-1-1-16-12-thread-x-3-4-male-jic-x-3-4-male-jic-1-1-16-12-thread-bulkhead" xlink:type="simple">https://www.titanfittings.com/branch-tee-3-4-male-jic-1-1-16-12-thread-x-3-4-male-jic-x-3-4-male-jic-1-1-16-12-thread-bulkhead</text:a></text:p>
          </table:table-cell>
          <table:table-cell table:style-name="ce16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Crimp Hose Fitting - SAE 37 Degree JIC F – 90 Degree Tube Elbow - 3/8 ID, 9/16-18 Thread</text:p>
          </table:table-cell>
          <table:table-cell table:style-name="ce10" office:value-type="string" calcext:value-type="string">
            <text:p>i6-90-HC</text:p>
          </table:table-cell>
          <table:table-cell table:style-name="ce14" office:value-type="string" calcext:value-type="string">
            <text:p>Federal Fluid Power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string" calcext:value-type="string">
            <text:p>UNKWN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8"/>
          <table:table-cell table:style-name="ce15" office:value-type="string" calcext:value-type="string">
            <text:p>JIC</text:p>
          </table:table-cell>
          <table:table-cell table:style-name="ce14" office:value-type="string" calcext:value-type="string">
            <text:p><text:a xlink:href="https://www.baileyhydraulics.com/Crimp-Fittings-SAE-37-JIC-Female-90-Tube-Elbow-3-8-14-ID-9-16-18-Thread/" xlink:type="simple">https://www.baileyhydraulics.com/Crimp-Fittings-SAE-37-JIC-Female-90-Tube-Elbow-3-8-14-ID-9-16-18-Thread/</text:a></text:p>
          </table:table-cell>
          <table:table-cell table:style-name="ce17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3/4" Hose x 3/4" JIC (1 1/16"-12 thread) 37 Degree Male Rigid crimp fitting</text:p>
          </table:table-cell>
          <table:table-cell table:style-name="ce9" office:value-type="string" calcext:value-type="string">
            <text:p>TS4-MJ-12-12</text:p>
          </table:table-cell>
          <table:table-cell table:style-name="ce15" office:value-type="string" calcext:value-type="string">
            <text:p>Federal Fluid Power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string" calcext:value-type="string">
            <text:p>UNKWN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8"/>
          <table:table-cell table:style-name="ce15" office:value-type="string" calcext:value-type="string">
            <text:p>JIC</text:p>
          </table:table-cell>
          <table:table-cell table:style-name="ce15" office:value-type="string" calcext:value-type="string">
            <text:p><text:a xlink:href="https://www.titanfittings.com/3-4-hose-x-3-4-jic-1-1-16-12-thread-37-male-rigid-crimp-fitting-en-2?gQT=2" xlink:type="simple">https://www.titanfittings.com/3-4-hose-x-3-4-jic-1-1-16-12-thread-37-male-rigid-crimp-fitting-en-2?gQT=2</text:a></text:p>
          </table:table-cell>
          <table:table-cell table:style-name="ce16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Male JIC to Female JIC Swivel Bent Tube 45 Degree Elbow</text:p>
          </table:table-cell>
          <table:table-cell table:style-name="ce10" office:value-type="string" calcext:value-type="string">
            <text:p>i6702-6-6</text:p>
          </table:table-cell>
          <table:table-cell table:style-name="ce14" office:value-type="string" calcext:value-type="string">
            <text:p>Federal Fluid Power</text:p>
          </table:table-cell>
          <table:table-cell table:style-name="ce17" office:value-type="float" office:value="2" calcext:value-type="float">
            <text:p>2</text:p>
          </table:table-cell>
          <table:table-cell table:style-name="ce14" office:value-type="string" calcext:value-type="string">
            <text:p>UNKWN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8"/>
          <table:table-cell table:style-name="ce15" office:value-type="string" calcext:value-type="string">
            <text:p>JIC</text:p>
          </table:table-cell>
          <table:table-cell table:style-name="ce14" office:value-type="string" calcext:value-type="string">
            <text:p><text:a xlink:href="https://www.shopbbhydraulics.com/products/6702-male-jic-to-female-jic-swivel-bent-tube-45-degree-elbow" xlink:type="simple">https://www.shopbbhydraulics.com/products/6702-male-jic-to-female-jic-swivel-bent-tube-45-degree-elbow</text:a></text:p>
          </table:table-cell>
          <table:table-cell table:style-name="ce17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Hydraulic Flow Divider/Combiner Valve</text:p>
          </table:table-cell>
          <table:table-cell table:style-name="ce9" office:value-type="string" calcext:value-type="string">
            <text:p>SN-FDA-00-5040-S</text:p>
          </table:table-cell>
          <table:table-cell table:style-name="ce15" office:value-type="string" calcext:value-type="string">
            <text:p>Federal Fluid Power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string" calcext:value-type="string">
            <text:p>UNKWN</text:p>
          </table:table-cell>
          <table:table-cell table:style-name="ce15" office:value-type="string" calcext:value-type="string">
            <text:p>AC </text:p>
          </table:table-cell>
          <table:table-cell table:style-name="ce16" office:value-type="float" office:value="2" calcext:value-type="float">
            <text:p>2</text:p>
          </table:table-cell>
          <table:table-cell table:style-name="ce18"/>
          <table:table-cell table:style-name="ce15" office:value-type="string" calcext:value-type="string">
            <text:p>JIC</text:p>
          </table:table-cell>
          <table:table-cell table:style-name="ce15" office:value-type="string" calcext:value-type="string">
            <text:p><text:a xlink:href="https://www.hydraulicstore.com/hydraulic/valves/cartridge-valves-delta-power/mechanical-flow-controls/flow-dividercombiners/flow-dividercombiners-standard-accuracy/sn-fda-00-5040-delta-power.html" xlink:type="simple">https://www.hydraulicstore.com/hydraulic/valves/cartridge-valves-delta-power/mechanical-flow-controls/flow-dividercombiners/flow-dividercombiners-standard-accuracy/sn-fda-00-5040-delta-power.html</text:a></text:p>
          </table:table-cell>
          <table:table-cell table:style-name="ce16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wivel Caster 7000 12” PNEUMATIC</text:p>
          </table:table-cell>
          <table:table-cell table:style-name="ce9" office:value-type="string" calcext:value-type="string">
            <text:p>S-7012-PRB</text:p>
          </table:table-cell>
          <table:table-cell table:style-name="ce15" office:value-type="string" calcext:value-type="string">
            <text:p>Federal Fluid Power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string" calcext:value-type="string">
            <text:p>UNKWN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8"/>
          <table:table-cell table:style-name="ce15" office:value-type="string" calcext:value-type="string">
            <text:p>Misc.</text:p>
          </table:table-cell>
          <table:table-cell table:style-name="ce15" office:value-type="string" calcext:value-type="string">
            <text:p><text:a xlink:href="https://www.hamiltoncaster.com/Casters/Pneumatic-Semi-Solid-Pneumatic-/Pneumatic-Casters/Pneumatic-Casters-7000-Series/7000-Part-Details/PartId/S-7012-PRB" xlink:type="simple">https://www.hamiltoncaster.com/Casters/Pneumatic-Semi-Solid-Pneumatic-/Pneumatic-Casters/Pneumatic-Casters-7000-Series/7000-Part-Details/PartId/S-7012-PRB</text:a></text:p>
          </table:table-cell>
          <table:table-cell table:style-name="ce16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PNEUMATIC 12X4.10/3.50-6 1BB</text:p>
          </table:table-cell>
          <table:table-cell table:style-name="ce10" office:value-type="string" calcext:value-type="string">
            <text:p>W-12-PRB-1</text:p>
          </table:table-cell>
          <table:table-cell table:style-name="ce14" office:value-type="string" calcext:value-type="string">
            <text:p>Federal Fluid Power</text:p>
          </table:table-cell>
          <table:table-cell table:style-name="ce17" office:value-type="float" office:value="6" calcext:value-type="float">
            <text:p>6</text:p>
          </table:table-cell>
          <table:table-cell table:style-name="ce14" office:value-type="string" calcext:value-type="string">
            <text:p>UNKWN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8"/>
          <table:table-cell table:style-name="ce15" office:value-type="string" calcext:value-type="string">
            <text:p>Misc.</text:p>
          </table:table-cell>
          <table:table-cell table:style-name="ce14" office:value-type="string" calcext:value-type="string">
            <text:p><text:a xlink:href="https://www.hamiltoncaster.com/Wheels/Pneumatic-Semi-Solid-Pneumatic-Wheels/Pneumatic-Wheels/PR-Part-Details/PartId/W-12-PRB-1" xlink:type="simple">https://www.hamiltoncaster.com/Wheels/Pneumatic-Semi-Solid-Pneumatic-Wheels/Pneumatic-Wheels/PR-Part-Details/PartId/W-12-PRB-1</text:a></text:p>
          </table:table-cell>
          <table:table-cell table:style-name="ce17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CAST WHEEL SHAFT SPACER 1X1-1/4X11/16LG</text:p>
          </table:table-cell>
          <table:table-cell table:style-name="ce12" office:value-type="float" office:value="350220" calcext:value-type="float">
            <text:p>350220</text:p>
          </table:table-cell>
          <table:table-cell table:style-name="ce15" office:value-type="string" calcext:value-type="string">
            <text:p>Federal Fluid Power</text:p>
          </table:table-cell>
          <table:table-cell table:style-name="ce16" office:value-type="float" office:value="12" calcext:value-type="float">
            <text:p>12</text:p>
          </table:table-cell>
          <table:table-cell table:style-name="ce15" office:value-type="string" calcext:value-type="string">
            <text:p>UNKWN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8"/>
          <table:table-cell table:style-name="ce15" office:value-type="string" calcext:value-type="string">
            <text:p>Misc.</text:p>
          </table:table-cell>
          <table:table-cell table:style-name="ce16" table:number-columns-repeated="6"/>
          <table:table-cell table:number-columns-repeated="16369"/>
        </table:table-row>
        <table:table-row table:style-name="ro1">
          <table:table-cell table:style-name="ce3" office:value-type="string" calcext:value-type="string">
            <text:p>BUSH SPNR 3/4X1X4-34 HG(SB-19)</text:p>
          </table:table-cell>
          <table:table-cell table:style-name="ce13" office:value-type="float" office:value="340310" calcext:value-type="float">
            <text:p>340310</text:p>
          </table:table-cell>
          <table:table-cell table:style-name="ce14" office:value-type="string" calcext:value-type="string">
            <text:p>Federal Fluid Power</text:p>
          </table:table-cell>
          <table:table-cell table:style-name="ce17" office:value-type="float" office:value="12" calcext:value-type="float">
            <text:p>12</text:p>
          </table:table-cell>
          <table:table-cell table:style-name="ce14" office:value-type="string" calcext:value-type="string">
            <text:p>UNKWN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8"/>
          <table:table-cell table:style-name="ce15" office:value-type="string" calcext:value-type="string">
            <text:p>Misc.</text:p>
          </table:table-cell>
          <table:table-cell table:style-name="ce14" office:value-type="string" calcext:value-type="string">
            <text:p><text:a xlink:href="https://www.zoro.com/hamilton-bush-spnr-34x1x4-34-hg-sb-19-340310/i/G3611338/" xlink:type="simple">https://www.zoro.com/hamilton-bush-spnr-34x1x4-34-hg-sb-19-340310/i/G3611338/</text:a></text:p>
          </table:table-cell>
          <table:table-cell table:style-name="ce17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4 JIC Male Elbow</text:p>
          </table:table-cell>
          <table:table-cell table:style-name="ce9" office:value-type="string" calcext:value-type="string">
            <text:p>2501-4-4</text:p>
          </table:table-cell>
          <table:table-cell table:style-name="ce15" office:value-type="string" calcext:value-type="string">
            <text:p>Service Manufacturing Supply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HAZL ONLY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NPT</text:p>
          </table:table-cell>
          <table:table-cell table:style-name="ce15" office:value-type="string" calcext:value-type="string">
            <text:p><text:a xlink:href="https://www.titanfittings.com/adapters-and-fittings/hydraulic-adapters/steel-hydraulic-adapters/37-degree-jic-an-fittings/2501/90-elbow-1-4-male-jic-7-16-20-thread-x-1-4-nptf-male" xlink:type="simple">https://www.titanfittings.com/adapters-and-fittings/hydraulic-adapters/steel-hydraulic-adapters/37-degree-jic-an-fittings/2501/90-elbow-1-4-male-jic-7-16-20-thread-x-1-4-nptf-male</text:a></text:p>
          </table:table-cell>
          <table:table-cell table:style-name="ce16"/>
          <table:table-cell table:style-name="ce17" table:formula="of:=#VALUE!" office:value-type="string" office:string-value="" calcext:value-type="error">
            <text:p>#VALUE!</text:p>
          </table:table-cell>
          <table:table-cell table:style-name="ce28" office:value-type="string" calcext:value-type="string">
            <text:p>90° Elbow 1/4" Male JIC (7/16"-20 thread) x 1/4" NPTF Male</text:p>
          </table:table-cell>
          <table:table-cell table:style-name="ce16" table:number-columns-repeated="2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4-6 JIC Male Elbow</text:p>
          </table:table-cell>
          <table:table-cell table:style-name="ce10" office:value-type="string" calcext:value-type="string">
            <text:p>2501-4-6</text:p>
          </table:table-cell>
          <table:table-cell table:style-name="ce14" office:value-type="string" calcext:value-type="string">
            <text:p>Federal Fluid Power</text:p>
          </table:table-cell>
          <table:table-cell table:style-name="ce17" office:value-type="float" office:value="3" calcext:value-type="float">
            <text:p>3</text:p>
          </table:table-cell>
          <table:table-cell table:style-name="ce14" office:value-type="string" calcext:value-type="string">
            <text:p>UNKWN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NPT</text:p>
          </table:table-cell>
          <table:table-cell table:style-name="ce14" office:value-type="string" calcext:value-type="string">
            <text:p><text:a xlink:href="https://www.titanfittings.com/adapters-and-fittings/hydraulic-adapters/steel-hydraulic-adapters/37-degree-jic-an-fittings/2501/90-elbow-1-4-male-jic-7-16-20-thread-x-3-8-nptf-male" xlink:type="simple">https://www.titanfittings.com/adapters-and-fittings/hydraulic-adapters/steel-hydraulic-adapters/37-degree-jic-an-fittings/2501/90-elbow-1-4-male-jic-7-16-20-thread-x-3-8-nptf-male</text:a></text:p>
          </table:table-cell>
          <table:table-cell table:style-name="ce17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4 JIC Male 45 Degree Elbow</text:p>
          </table:table-cell>
          <table:table-cell table:style-name="ce9" office:value-type="string" calcext:value-type="string">
            <text:p>2503-4-4</text:p>
          </table:table-cell>
          <table:table-cell table:style-name="ce15" office:value-type="string" calcext:value-type="string">
            <text:p>Service Manufacturing Supply</text:p>
          </table:table-cell>
          <table:table-cell table:style-name="ce16" office:value-type="float" office:value="8" calcext:value-type="float">
            <text:p>8</text:p>
          </table:table-cell>
          <table:table-cell table:style-name="ce15" office:value-type="string" calcext:value-type="string">
            <text:p>HAZL ONLY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NPT</text:p>
          </table:table-cell>
          <table:table-cell table:style-name="ce15" office:value-type="string" calcext:value-type="string">
            <text:p><text:a xlink:href="https://www.titanfittings.com/45-elbow-1-4-male-jic-7-16-20-thread-x-1-4-nptf-male" xlink:type="simple">https://www.titanfittings.com/45-elbow-1-4-male-jic-7-16-20-thread-x-1-4-nptf-male</text:a></text:p>
          </table:table-cell>
          <table:table-cell table:style-name="ce16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4-6 JIC Male 45 Degree Elbow</text:p>
          </table:table-cell>
          <table:table-cell table:style-name="ce10" office:value-type="string" calcext:value-type="string">
            <text:p>2503-4-6</text:p>
          </table:table-cell>
          <table:table-cell table:style-name="ce14" office:value-type="string" calcext:value-type="string">
            <text:p>Federal Fluid Power</text:p>
          </table:table-cell>
          <table:table-cell table:style-name="ce17" office:value-type="float" office:value="4" calcext:value-type="float">
            <text:p>4</text:p>
          </table:table-cell>
          <table:table-cell table:style-name="ce14" office:value-type="string" calcext:value-type="string">
            <text:p>UNKWN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NPT</text:p>
          </table:table-cell>
          <table:table-cell table:style-name="ce14" office:value-type="string" calcext:value-type="string">
            <text:p><text:a xlink:href="https://www.titanfittings.com/45-elbow-1-4-male-jic-7-16-20-thread-x-3-8-nptf-male" xlink:type="simple">https://www.titanfittings.com/45-elbow-1-4-male-jic-7-16-20-thread-x-3-8-nptf-male</text:a></text:p>
          </table:table-cell>
          <table:table-cell table:style-name="ce17" table:number-columns-repeated="5"/>
          <table:table-cell table:number-columns-repeated="16369"/>
        </table:table-row>
        <table:table-row table:style-name="ro1">
          <table:table-cell table:style-name="ce4" office:value-type="string" calcext:value-type="string">
            <text:p>Size 4-10 JIC To O-Ring 45 Degree Elbow</text:p>
          </table:table-cell>
          <table:table-cell table:style-name="ce9" office:value-type="string" calcext:value-type="string">
            <text:p>6802-4-10</text:p>
          </table:table-cell>
          <table:table-cell table:style-name="ce15" office:value-type="string" calcext:value-type="string">
            <text:p>Federal Fluid Power</text:p>
          </table:table-cell>
          <table:table-cell table:style-name="ce16" office:value-type="float" office:value="0" calcext:value-type="float">
            <text:p>0</text:p>
          </table:table-cell>
          <table:table-cell table:style-name="ce15" office:value-type="string" calcext:value-type="string">
            <text:p>UNKWN</text:p>
          </table:table-cell>
          <table:table-cell table:style-name="ce15" office:value-type="string" calcext:value-type="string">
            <text:p>AC </text:p>
          </table:table-cell>
          <table:table-cell table:style-name="ce16" office:value-type="float" office:value="20" calcext:value-type="float">
            <text:p>20</text:p>
          </table:table-cell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NPT</text:p>
          </table:table-cell>
          <table:table-cell table:style-name="ce15" office:value-type="string" calcext:value-type="string">
            <text:p>N/A</text:p>
          </table:table-cell>
          <table:table-cell table:style-name="ce16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4-8 JIC To O-Ring 45 Degree Elbow</text:p>
          </table:table-cell>
          <table:table-cell table:style-name="ce10" office:value-type="string" calcext:value-type="string">
            <text:p>6802-4-8</text:p>
          </table:table-cell>
          <table:table-cell table:style-name="ce14" office:value-type="string" calcext:value-type="string">
            <text:p>Service Manufacturing Supply</text:p>
          </table:table-cell>
          <table:table-cell table:style-name="ce17" office:value-type="float" office:value="64" calcext:value-type="float">
            <text:p>64</text:p>
          </table:table-cell>
          <table:table-cell table:style-name="ce14" office:value-type="string" calcext:value-type="string">
            <text:p>HAZL ONLY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NPT</text:p>
          </table:table-cell>
          <table:table-cell table:style-name="ce14" office:value-type="string" calcext:value-type="string">
            <text:p><text:a xlink:href="https://www.titanfittings.com/45-elbow-1-4-male-jic-7-16-20-thread-x-1-2-orb-3-4-16-thread-male" xlink:type="simple">https://www.titanfittings.com/45-elbow-1-4-male-jic-7-16-20-thread-x-1-2-orb-3-4-16-thread-male</text:a></text:p>
          </table:table-cell>
          <table:table-cell table:style-name="ce17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4-6 JIC To O-Ring 45 Degree Elbow</text:p>
          </table:table-cell>
          <table:table-cell table:style-name="ce9" office:value-type="string" calcext:value-type="string">
            <text:p>6802-4-6</text:p>
          </table:table-cell>
          <table:table-cell table:style-name="ce15" office:value-type="string" calcext:value-type="string">
            <text:p>Federal Fluid Power</text:p>
          </table:table-cell>
          <table:table-cell table:style-name="ce16" office:value-type="float" office:value="4" calcext:value-type="float">
            <text:p>4</text:p>
          </table:table-cell>
          <table:table-cell table:style-name="ce15" office:value-type="string" calcext:value-type="string">
            <text:p>UNKWN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NPT</text:p>
          </table:table-cell>
          <table:table-cell table:style-name="ce15" office:value-type="string" calcext:value-type="string">
            <text:p><text:a xlink:href="https://www.titanfittings.com/45-elbow-1-4-male-jic-7-16-20-thread-x-3-8-orb-9-16-18-thread-male" xlink:type="simple">https://www.titanfittings.com/45-elbow-1-4-male-jic-7-16-20-thread-x-3-8-orb-9-16-18-thread-male</text:a></text:p>
          </table:table-cell>
          <table:table-cell table:style-name="ce16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4 JIC To O-Ring Connector 45 Degree Elbow</text:p>
          </table:table-cell>
          <table:table-cell table:style-name="ce10" office:value-type="string" calcext:value-type="string">
            <text:p>6802-4-4</text:p>
          </table:table-cell>
          <table:table-cell table:style-name="ce14" office:value-type="string" calcext:value-type="string">
            <text:p>Federal Fluid Power</text:p>
          </table:table-cell>
          <table:table-cell table:style-name="ce17" office:value-type="float" office:value="10" calcext:value-type="float">
            <text:p>10</text:p>
          </table:table-cell>
          <table:table-cell table:style-name="ce14" office:value-type="string" calcext:value-type="string">
            <text:p>UNKWN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NPT</text:p>
          </table:table-cell>
          <table:table-cell table:style-name="ce14" office:value-type="string" calcext:value-type="string">
            <text:p><text:a xlink:href="https://www.titanfittings.com/45-elbow-1-4-male-jic-7-16-20-thread-x-1-4-orb-1-5-8-12-thread-male" xlink:type="simple">https://www.titanfittings.com/45-elbow-1-4-male-jic-7-16-20-thread-x-1-4-orb-1-5-8-12-thread-male</text:a></text:p>
          </table:table-cell>
          <table:table-cell table:style-name="ce17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6 JIC Male Elbow 90 Degree</text:p>
          </table:table-cell>
          <table:table-cell table:style-name="ce10" office:value-type="string" calcext:value-type="string">
            <text:p>2501-6-6</text:p>
          </table:table-cell>
          <table:table-cell table:style-name="ce14" office:value-type="string" calcext:value-type="string">
            <text:p>Service Manufacturing Supply</text:p>
          </table:table-cell>
          <table:table-cell table:style-name="ce17" office:value-type="float" office:value="6" calcext:value-type="float">
            <text:p>6</text:p>
          </table:table-cell>
          <table:table-cell table:style-name="ce14" office:value-type="string" calcext:value-type="string">
            <text:p>HAZL ONLY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NPT</text:p>
          </table:table-cell>
          <table:table-cell table:style-name="ce14" office:value-type="string" calcext:value-type="string">
            <text:p><text:a xlink:href="https://www.titanfittings.com/adapters-and-fittings/hydraulic-adapters/steel-hydraulic-adapters/37-degree-jic-an-fittings/2501/90-elbow-3-8-male-jic-9-16-18-thread-x-3-8-nptf-male" xlink:type="simple">https://www.titanfittings.com/adapters-and-fittings/hydraulic-adapters/steel-hydraulic-adapters/37-degree-jic-an-fittings/2501/90-elbow-3-8-male-jic-9-16-18-thread-x-3-8-nptf-male</text:a></text:p>
          </table:table-cell>
          <table:table-cell table:style-name="ce17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6 JIC Male Long Elbow 90 Degree</text:p>
          </table:table-cell>
          <table:table-cell table:style-name="ce9" office:value-type="string" calcext:value-type="string">
            <text:p>2501-L-6-6</text:p>
          </table:table-cell>
          <table:table-cell table:style-name="ce15" office:value-type="string" calcext:value-type="string">
            <text:p>Federal Fluid Power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UNKWN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NPT</text:p>
          </table:table-cell>
          <table:table-cell table:style-name="ce15" office:value-type="string" calcext:value-type="string">
            <text:p><text:a xlink:href="https://www.titanfittings.com/adapters-and-fittings/hydraulic-adapters/steel-hydraulic-adapters/37-degree-jic-an-fittings/2501l/90-elbow-3-8-male-jic-9-16-18-thread-x-3-8-nptf-male-long" xlink:type="simple">https://www.titanfittings.com/adapters-and-fittings/hydraulic-adapters/steel-hydraulic-adapters/37-degree-jic-an-fittings/2501l/90-elbow-3-8-male-jic-9-16-18-thread-x-3-8-nptf-male-long</text:a></text:p>
          </table:table-cell>
          <table:table-cell table:style-name="ce16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16 Male Elbow 90 Degree</text:p>
          </table:table-cell>
          <table:table-cell table:style-name="ce10" office:value-type="string" calcext:value-type="string">
            <text:p>2501-16-16</text:p>
          </table:table-cell>
          <table:table-cell table:style-name="ce14" office:value-type="string" calcext:value-type="string">
            <text:p>Federal Fluid Power</text:p>
          </table:table-cell>
          <table:table-cell table:style-name="ce17" office:value-type="float" office:value="3" calcext:value-type="float">
            <text:p>3</text:p>
          </table:table-cell>
          <table:table-cell table:style-name="ce14" office:value-type="string" calcext:value-type="string">
            <text:p>UNKWN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NPT</text:p>
          </table:table-cell>
          <table:table-cell table:style-name="ce14" office:value-type="string" calcext:value-type="string">
            <text:p><text:a xlink:href="https://www.titanfittings.com/adapters-and-fittings/hydraulic-adapters/steel-hydraulic-adapters/37-degree-jic-an-fittings/2501/90-elbow-1-male-jic-1-5-16-12-thread-x-1-nptf-male" xlink:type="simple">https://www.titanfittings.com/adapters-and-fittings/hydraulic-adapters/steel-hydraulic-adapters/37-degree-jic-an-fittings/2501/90-elbow-1-male-jic-1-5-16-12-thread-x-1-nptf-male</text:a></text:p>
          </table:table-cell>
          <table:table-cell table:style-name="ce17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16-12 Male Elbow 90 Degree</text:p>
          </table:table-cell>
          <table:table-cell table:style-name="ce9" office:value-type="string" calcext:value-type="string">
            <text:p>2501-16-12</text:p>
          </table:table-cell>
          <table:table-cell table:style-name="ce15" office:value-type="string" calcext:value-type="string">
            <text:p>Federal Fluid Power</text:p>
          </table:table-cell>
          <table:table-cell table:style-name="ce16" office:value-type="float" office:value="5" calcext:value-type="float">
            <text:p>5</text:p>
          </table:table-cell>
          <table:table-cell table:style-name="ce15" office:value-type="string" calcext:value-type="string">
            <text:p>UNKWN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NPT</text:p>
          </table:table-cell>
          <table:table-cell table:style-name="ce15" office:value-type="string" calcext:value-type="string">
            <text:p><text:a xlink:href="https://www.titanfittings.com/adapters-and-fittings/hydraulic-adapters/steel-hydraulic-adapters/37-degree-jic-an-fittings/2501/90-elbow-1-male-jic-1-5-16-12-thread-x-3-4-nptf-male" xlink:type="simple">https://www.titanfittings.com/adapters-and-fittings/hydraulic-adapters/steel-hydraulic-adapters/37-degree-jic-an-fittings/2501/90-elbow-1-male-jic-1-5-16-12-thread-x-3-4-nptf-male</text:a></text:p>
          </table:table-cell>
          <table:table-cell table:style-name="ce16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6 JIC To O-Ring Connector</text:p>
          </table:table-cell>
          <table:table-cell table:style-name="ce9" office:value-type="string" calcext:value-type="string">
            <text:p>6400-6-6</text:p>
          </table:table-cell>
          <table:table-cell table:style-name="ce15" office:value-type="string" calcext:value-type="string">
            <text:p>Service Manufacturing Supply</text:p>
          </table:table-cell>
          <table:table-cell table:style-name="ce16" office:value-type="float" office:value="16" calcext:value-type="float">
            <text:p>16</text:p>
          </table:table-cell>
          <table:table-cell table:style-name="ce15" office:value-type="string" calcext:value-type="string">
            <text:p>HAZL ONLY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NPT</text:p>
          </table:table-cell>
          <table:table-cell table:style-name="ce15" office:value-type="string" calcext:value-type="string">
            <text:p><text:a xlink:href="https://www.titanfittings.com/3-8-jic-9-16-18-thread-x-3-8-orb-9-16-18-thread-male" xlink:type="simple">https://www.titanfittings.com/3-8-jic-9-16-18-thread-x-3-8-orb-9-16-18-thread-male</text:a></text:p>
          </table:table-cell>
          <table:table-cell table:style-name="ce16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4-6 JIC To O-Ring Connector</text:p>
          </table:table-cell>
          <table:table-cell table:style-name="ce10" office:value-type="string" calcext:value-type="string">
            <text:p>6400-4-6</text:p>
          </table:table-cell>
          <table:table-cell table:style-name="ce14" office:value-type="string" calcext:value-type="string">
            <text:p>Federal Fluid Power</text:p>
          </table:table-cell>
          <table:table-cell table:style-name="ce17" office:value-type="float" office:value="13" calcext:value-type="float">
            <text:p>13</text:p>
          </table:table-cell>
          <table:table-cell table:style-name="ce14" office:value-type="string" calcext:value-type="string">
            <text:p>UNKWN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NPT</text:p>
          </table:table-cell>
          <table:table-cell table:style-name="ce14" office:value-type="string" calcext:value-type="string">
            <text:p><text:a xlink:href="https://www.titanfittings.com/1-4-jic-7-16-20-thread-x-3-8-orb-9-16-18-thread-male" xlink:type="simple">https://www.titanfittings.com/1-4-jic-7-16-20-thread-x-3-8-orb-9-16-18-thread-male</text:a></text:p>
          </table:table-cell>
          <table:table-cell table:style-name="ce17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6-4 JIC To O-Ring Elbow Connector</text:p>
          </table:table-cell>
          <table:table-cell table:style-name="ce10" office:value-type="string" calcext:value-type="string">
            <text:p>6801-6-4</text:p>
          </table:table-cell>
          <table:table-cell table:style-name="ce14" office:value-type="string" calcext:value-type="string">
            <text:p>Federal Fluid Power</text:p>
          </table:table-cell>
          <table:table-cell table:style-name="ce17" table:number-columns-repeated="4"/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NPT</text:p>
          </table:table-cell>
          <table:table-cell table:style-name="ce14" office:value-type="string" calcext:value-type="string">
            <text:p><text:a xlink:href="https://www.titanfittings.com/90-elbow-3-8-male-jic-9-16-18-thread-x-1-4-orb-1-5-8-12-thread-male" xlink:type="simple">https://www.titanfittings.com/90-elbow-3-8-male-jic-9-16-18-thread-x-1-4-orb-1-5-8-12-thread-male</text:a></text:p>
          </table:table-cell>
          <table:table-cell table:style-name="ce17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6 JIC To O-Ring Elbow Connector</text:p>
          </table:table-cell>
          <table:table-cell table:style-name="ce9" office:value-type="string" calcext:value-type="string">
            <text:p>6801-6-6</text:p>
          </table:table-cell>
          <table:table-cell table:style-name="ce15" office:value-type="string" calcext:value-type="string">
            <text:p>Service Manufacturing Supply</text:p>
          </table:table-cell>
          <table:table-cell table:style-name="ce16" office:value-type="float" office:value="10" calcext:value-type="float">
            <text:p>10</text:p>
          </table:table-cell>
          <table:table-cell table:style-name="ce15" office:value-type="string" calcext:value-type="string">
            <text:p>HAZL ONLY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NPT</text:p>
          </table:table-cell>
          <table:table-cell table:style-name="ce15" office:value-type="string" calcext:value-type="string">
            <text:p><text:a xlink:href="https://www.titanfittings.com/90-elbow-3-8-male-jic-9-16-18-thread-x-3-8-orb-9-16-18-thread-male" xlink:type="simple">https://www.titanfittings.com/90-elbow-3-8-male-jic-9-16-18-thread-x-3-8-orb-9-16-18-thread-male</text:a></text:p>
          </table:table-cell>
          <table:table-cell table:style-name="ce16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6 JIC To O-Ring 45 Degree Elbow</text:p>
          </table:table-cell>
          <table:table-cell table:style-name="ce10" office:value-type="string" calcext:value-type="string">
            <text:p>6802-6-8</text:p>
          </table:table-cell>
          <table:table-cell table:style-name="ce14" office:value-type="string" calcext:value-type="string">
            <text:p>Service Manufacturing Supply</text:p>
          </table:table-cell>
          <table:table-cell table:style-name="ce17" office:value-type="float" office:value="45" calcext:value-type="float">
            <text:p>45</text:p>
          </table:table-cell>
          <table:table-cell table:style-name="ce14" office:value-type="string" calcext:value-type="string">
            <text:p>HAZL ONLY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NPT</text:p>
          </table:table-cell>
          <table:table-cell table:style-name="ce14" office:value-type="string" calcext:value-type="string">
            <text:p><text:a xlink:href="https://www.titanfittings.com/45-elbow-3-8-male-jic-9-16-18-thread-x-1-2-orb-3-4-16-thread-male" xlink:type="simple">https://www.titanfittings.com/45-elbow-3-8-male-jic-9-16-18-thread-x-1-2-orb-3-4-16-thread-male</text:a></text:p>
          </table:table-cell>
          <table:table-cell table:style-name="ce17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6 JIC To O-Ring 45 Degree Elbow</text:p>
          </table:table-cell>
          <table:table-cell table:style-name="ce9" office:value-type="string" calcext:value-type="string">
            <text:p>6802-6-10</text:p>
          </table:table-cell>
          <table:table-cell table:style-name="ce15" office:value-type="string" calcext:value-type="string">
            <text:p>Federal Fluid Power</text:p>
          </table:table-cell>
          <table:table-cell table:style-name="ce16" office:value-type="float" office:value="5" calcext:value-type="float">
            <text:p>5</text:p>
          </table:table-cell>
          <table:table-cell table:style-name="ce15" office:value-type="string" calcext:value-type="string">
            <text:p>UNKWN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NPT</text:p>
          </table:table-cell>
          <table:table-cell table:style-name="ce15" office:value-type="string" calcext:value-type="string">
            <text:p><text:a xlink:href="https://www.titanfittings.com/45-elbow-3-8-male-jic-9-16-18-thread-x-5-8-orb-7-8-14-thread-male" xlink:type="simple">https://www.titanfittings.com/45-elbow-3-8-male-jic-9-16-18-thread-x-5-8-orb-7-8-14-thread-male</text:a></text:p>
          </table:table-cell>
          <table:table-cell table:style-name="ce16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6 JIC Elbow Connector 45 Degree</text:p>
          </table:table-cell>
          <table:table-cell table:style-name="ce10" office:value-type="string" calcext:value-type="string">
            <text:p>6802-6-6</text:p>
          </table:table-cell>
          <table:table-cell table:style-name="ce14" office:value-type="string" calcext:value-type="string">
            <text:p>Federal Fluid Power</text:p>
          </table:table-cell>
          <table:table-cell table:style-name="ce17" office:value-type="float" office:value="18" calcext:value-type="float">
            <text:p>18</text:p>
          </table:table-cell>
          <table:table-cell table:style-name="ce14" office:value-type="string" calcext:value-type="string">
            <text:p>Shared btwn HAZL AND MAZL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NPT</text:p>
          </table:table-cell>
          <table:table-cell table:style-name="ce14" office:value-type="string" calcext:value-type="string">
            <text:p><text:a xlink:href="https://www.titanfittings.com/45-elbow-3-8-male-jic-9-16-18-thread-x-3-8-orb-9-16-18-thread-male" xlink:type="simple">https://www.titanfittings.com/45-elbow-3-8-male-jic-9-16-18-thread-x-3-8-orb-9-16-18-thread-male</text:a></text:p>
          </table:table-cell>
          <table:table-cell table:style-name="ce17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6-8 JIC To O-Ring Branch Tee</text:p>
          </table:table-cell>
          <table:table-cell table:style-name="ce9" office:value-type="string" calcext:value-type="string">
            <text:p>6803-6-6-6</text:p>
          </table:table-cell>
          <table:table-cell table:style-name="ce15" office:value-type="string" calcext:value-type="string">
            <text:p>Service Manufacturing Supply</text:p>
          </table:table-cell>
          <table:table-cell table:style-name="ce16"/>
          <table:table-cell table:style-name="ce15" office:value-type="string" calcext:value-type="string">
            <text:p>HAZL ONLY</text:p>
          </table:table-cell>
          <table:table-cell table:style-name="ce16" table:number-columns-repeated="2"/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NPT</text:p>
          </table:table-cell>
          <table:table-cell table:style-name="ce15" office:value-type="string" calcext:value-type="string">
            <text:p><text:a xlink:href="https://www.titanfittings.com/branch-tee-3-8-male-jic-9-16-18-thread-x-3-8-male-jic-9-16-18-thread-x-3-8-orb-9-16-18-thread-male" xlink:type="simple">https://www.titanfittings.com/branch-tee-3-8-male-jic-9-16-18-thread-x-3-8-male-jic-9-16-18-thread-x-3-8-orb-9-16-18-thread-male</text:a></text:p>
          </table:table-cell>
          <table:table-cell table:style-name="ce16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12 JIC To O-Ring 45 Degree Elbow</text:p>
          </table:table-cell>
          <table:table-cell table:style-name="ce10" office:value-type="string" calcext:value-type="string">
            <text:p>6802-12-12</text:p>
          </table:table-cell>
          <table:table-cell table:style-name="ce14" office:value-type="string" calcext:value-type="string">
            <text:p>Service Manufacturing Supply</text:p>
          </table:table-cell>
          <table:table-cell table:style-name="ce17" office:value-type="float" office:value="53" calcext:value-type="float">
            <text:p>53</text:p>
          </table:table-cell>
          <table:table-cell table:style-name="ce14" office:value-type="string" calcext:value-type="string">
            <text:p>HAZL ONLY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NPT</text:p>
          </table:table-cell>
          <table:table-cell table:style-name="ce14" office:value-type="string" calcext:value-type="string">
            <text:p><text:a xlink:href="https://www.titanfittings.com/45-elbow-3-4-male-jic-1-1-16-12-thread-x-3-4-orb-1-1-16-12-thread-male" xlink:type="simple">https://www.titanfittings.com/45-elbow-3-4-male-jic-1-1-16-12-thread-x-3-4-orb-1-1-16-12-thread-male</text:a></text:p>
          </table:table-cell>
          <table:table-cell table:style-name="ce17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16-20 JIC To O-Ring Elbow Connector</text:p>
          </table:table-cell>
          <table:table-cell table:style-name="ce9" office:value-type="string" calcext:value-type="string">
            <text:p>6801-16-20</text:p>
          </table:table-cell>
          <table:table-cell table:style-name="ce15" office:value-type="string" calcext:value-type="string">
            <text:p>Federal Fluid Power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string" calcext:value-type="string">
            <text:p>UNKWN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NPT</text:p>
          </table:table-cell>
          <table:table-cell table:style-name="ce15" office:value-type="string" calcext:value-type="string">
            <text:p><text:a xlink:href="https://www.titanfittings.com/90-elbow-1-jic-1-5-16-12-thread-x-1-1-4-orb-1-5-8-12-thread-male-hydraulic-fittings" xlink:type="simple">https://www.titanfittings.com/90-elbow-1-jic-1-5-16-12-thread-x-1-1-4-orb-1-5-8-12-thread-male-hydraulic-fittings</text:a></text:p>
          </table:table-cell>
          <table:table-cell table:style-name="ce16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16-12 JIC To O-Ring 45 Degree Elbow</text:p>
          </table:table-cell>
          <table:table-cell table:style-name="ce10" office:value-type="string" calcext:value-type="string">
            <text:p>6802-16-12</text:p>
          </table:table-cell>
          <table:table-cell table:style-name="ce14" office:value-type="string" calcext:value-type="string">
            <text:p>Service Manufacturing Supply</text:p>
          </table:table-cell>
          <table:table-cell table:style-name="ce17" office:value-type="float" office:value="6" calcext:value-type="float">
            <text:p>6</text:p>
          </table:table-cell>
          <table:table-cell table:style-name="ce14" office:value-type="string" calcext:value-type="string">
            <text:p>HAZL ONLY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NPT</text:p>
          </table:table-cell>
          <table:table-cell table:style-name="ce14" office:value-type="string" calcext:value-type="string">
            <text:p><text:a xlink:href="https://www.titanfittings.com/45-elbow-1-male-jic-1-5-16-12-thread-x-3-4-orb-1-1-16-12-thread-male" xlink:type="simple">https://www.titanfittings.com/45-elbow-1-male-jic-1-5-16-12-thread-x-3-4-orb-1-1-16-12-thread-male</text:a></text:p>
          </table:table-cell>
          <table:table-cell table:style-name="ce17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16 JIC To O-Ring 45 Degree Elbow</text:p>
          </table:table-cell>
          <table:table-cell table:style-name="ce9" office:value-type="string" calcext:value-type="string">
            <text:p>6802-16-16</text:p>
          </table:table-cell>
          <table:table-cell table:style-name="ce15" office:value-type="string" calcext:value-type="string">
            <text:p>Service Manufacturing Supply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string" calcext:value-type="string">
            <text:p>HAZL ONLY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NPT</text:p>
          </table:table-cell>
          <table:table-cell table:style-name="ce15" office:value-type="string" calcext:value-type="string">
            <text:p><text:a xlink:href="https://www.titanfittings.com/45-elbow-1-male-jic-1-5-16-12-thread-x-1-orb-1-5-16-12-thread-male" xlink:type="simple">https://www.titanfittings.com/45-elbow-1-male-jic-1-5-16-12-thread-x-1-orb-1-5-16-12-thread-male</text:a></text:p>
          </table:table-cell>
          <table:table-cell table:style-name="ce16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6 JIC Swivel To Male Pipe Connector</text:p>
          </table:table-cell>
          <table:table-cell table:style-name="ce10" office:value-type="string" calcext:value-type="string">
            <text:p>6505-6-6</text:p>
          </table:table-cell>
          <table:table-cell table:style-name="ce14" office:value-type="string" calcext:value-type="string">
            <text:p>Federal Fluid Power</text:p>
          </table:table-cell>
          <table:table-cell table:style-name="ce17" office:value-type="float" office:value="15" calcext:value-type="float">
            <text:p>15</text:p>
          </table:table-cell>
          <table:table-cell table:style-name="ce14" office:value-type="string" calcext:value-type="string">
            <text:p>UNKWN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NPT</text:p>
          </table:table-cell>
          <table:table-cell table:style-name="ce14" office:value-type="string" calcext:value-type="string">
            <text:p><text:a xlink:href="https://www.titanfittings.com/3-8-nptf-male-x-3-8-jic-9-16-18-thread-female-swivel" xlink:type="simple">https://www.titanfittings.com/3-8-nptf-male-x-3-8-jic-9-16-18-thread-female-swivel</text:a></text:p>
          </table:table-cell>
          <table:table-cell table:style-name="ce17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4 JIC Swivel TO Male Pipe Connector</text:p>
          </table:table-cell>
          <table:table-cell table:style-name="ce9" office:value-type="string" calcext:value-type="string">
            <text:p>6505-4-4</text:p>
          </table:table-cell>
          <table:table-cell table:style-name="ce15" office:value-type="string" calcext:value-type="string">
            <text:p>Federal Fluid Power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string" calcext:value-type="string">
            <text:p>UNKWN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NPT</text:p>
          </table:table-cell>
          <table:table-cell table:style-name="ce15" office:value-type="string" calcext:value-type="string">
            <text:p><text:a xlink:href="https://www.titanfittings.com/1-4-nptf-male-x-1-4-jic-7-16-20-thread-female-swivel" xlink:type="simple">https://www.titanfittings.com/1-4-nptf-male-x-1-4-jic-7-16-20-thread-female-swivel</text:a></text:p>
          </table:table-cell>
          <table:table-cell table:style-name="ce16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4-6 JIC Swivel TO Male Pipe Connector</text:p>
          </table:table-cell>
          <table:table-cell table:style-name="ce10" office:value-type="string" calcext:value-type="string">
            <text:p>6505-4-6</text:p>
          </table:table-cell>
          <table:table-cell table:style-name="ce14" office:value-type="string" calcext:value-type="string">
            <text:p>Federal Fluid Power</text:p>
          </table:table-cell>
          <table:table-cell table:style-name="ce17" office:value-type="float" office:value="20" calcext:value-type="float">
            <text:p>20</text:p>
          </table:table-cell>
          <table:table-cell table:style-name="ce14" office:value-type="string" calcext:value-type="string">
            <text:p>UNKWN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5" office:value-type="string" calcext:value-type="string">
            <text:p>Yes</text:p>
          </table:table-cell>
          <table:table-cell table:style-name="ce15" office:value-type="string" calcext:value-type="string">
            <text:p>NPT</text:p>
          </table:table-cell>
          <table:table-cell table:style-name="ce14" office:value-type="string" calcext:value-type="string">
            <text:p><text:a xlink:href="https://www.titanfittings.com/1-4-nptf-male-x-3-8-jic-9-16-18-thread-female-swivel" xlink:type="simple">https://www.titanfittings.com/1-4-nptf-male-x-3-8-jic-9-16-18-thread-female-swivel</text:a></text:p>
          </table:table-cell>
          <table:table-cell table:style-name="ce17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4 JIC Swivel To Male Pipe Elbow</text:p>
          </table:table-cell>
          <table:table-cell table:style-name="ce10" office:value-type="string" calcext:value-type="string">
            <text:p>6501-4-4</text:p>
          </table:table-cell>
          <table:table-cell table:style-name="ce14" office:value-type="string" calcext:value-type="string">
            <text:p>Federal Fluid Power</text:p>
          </table:table-cell>
          <table:table-cell table:style-name="ce17" office:value-type="float" office:value="54" calcext:value-type="float">
            <text:p>54</text:p>
          </table:table-cell>
          <table:table-cell table:style-name="ce14" office:value-type="string" calcext:value-type="string">
            <text:p>MAZL ONLY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8"/>
          <table:table-cell table:style-name="ce15" office:value-type="string" calcext:value-type="string">
            <text:p>NPT</text:p>
          </table:table-cell>
          <table:table-cell table:style-name="ce14" office:value-type="string" calcext:value-type="string">
            <text:p><text:a xlink:href="https://www.titanfittings.com/90-elbow-1-4-nptf-male-x-1-4-jic-7-16-20-thread-female-swivel" xlink:type="simple">https://www.titanfittings.com/90-elbow-1-4-nptf-male-x-1-4-jic-7-16-20-thread-female-swivel</text:a></text:p>
          </table:table-cell>
          <table:table-cell table:style-name="ce17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6 JIC Female Connector</text:p>
          </table:table-cell>
          <table:table-cell table:style-name="ce11" office:value-type="date" office:date-value="2405-06-06" calcext:value-type="date">
            <text:p>2405-6-6</text:p>
          </table:table-cell>
          <table:table-cell table:style-name="ce15" office:value-type="string" calcext:value-type="string">
            <text:p>Federal Fluid Power</text:p>
          </table:table-cell>
          <table:table-cell table:style-name="ce16"/>
          <table:table-cell table:style-name="ce15" office:value-type="string" calcext:value-type="string">
            <text:p>MAZL ONLY</text:p>
          </table:table-cell>
          <table:table-cell table:style-name="ce16" table:number-columns-repeated="2"/>
          <table:table-cell table:style-name="ce18"/>
          <table:table-cell table:style-name="ce15" office:value-type="string" calcext:value-type="string">
            <text:p>NPT</text:p>
          </table:table-cell>
          <table:table-cell table:style-name="ce15" office:value-type="string" calcext:value-type="string">
            <text:p><text:a xlink:href="https://www.titanfittings.com/adapters-and-fittings/hydraulic-adapters/steel-hydraulic-adapters/37-degree-jic-an-fittings/2405/3-8-male-jic-9-16-18-thread-x-3-8-nptf-female" xlink:type="simple">https://www.titanfittings.com/adapters-and-fittings/hydraulic-adapters/steel-hydraulic-adapters/37-degree-jic-an-fittings/2405/3-8-male-jic-9-16-18-thread-x-3-8-nptf-female</text:a></text:p>
          </table:table-cell>
          <table:table-cell table:style-name="ce16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4-6 JIC Female Connector</text:p>
          </table:table-cell>
          <table:table-cell table:style-name="ce10" office:value-type="string" calcext:value-type="string">
            <text:p>2405-4-6</text:p>
          </table:table-cell>
          <table:table-cell table:style-name="ce14" office:value-type="string" calcext:value-type="string">
            <text:p>Federal Fluid Power</text:p>
          </table:table-cell>
          <table:table-cell table:style-name="ce17" office:value-type="float" office:value="21" calcext:value-type="float">
            <text:p>21</text:p>
          </table:table-cell>
          <table:table-cell table:style-name="ce14" office:value-type="string" calcext:value-type="string">
            <text:p>UNKWN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8"/>
          <table:table-cell table:style-name="ce15" office:value-type="string" calcext:value-type="string">
            <text:p>NPT</text:p>
          </table:table-cell>
          <table:table-cell table:style-name="ce14" office:value-type="string" calcext:value-type="string">
            <text:p><text:a xlink:href="https://www.titanfittings.com/adapters-and-fittings/hydraulic-adapters/steel-hydraulic-adapters/37-degree-jic-an-fittings/2405/1-4-male-jic-7-16-20-thread-x-3-8-nptf-female" xlink:type="simple">https://www.titanfittings.com/adapters-and-fittings/hydraulic-adapters/steel-hydraulic-adapters/37-degree-jic-an-fittings/2405/1-4-male-jic-7-16-20-thread-x-3-8-nptf-female</text:a></text:p>
          </table:table-cell>
          <table:table-cell table:style-name="ce17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4 JIC Female Connector</text:p>
          </table:table-cell>
          <table:table-cell table:style-name="ce9" office:value-type="string" calcext:value-type="string">
            <text:p>2405-4-4</text:p>
          </table:table-cell>
          <table:table-cell table:style-name="ce15" office:value-type="string" calcext:value-type="string">
            <text:p>Federal Fluid Power</text:p>
          </table:table-cell>
          <table:table-cell table:style-name="ce16" office:value-type="float" office:value="27" calcext:value-type="float">
            <text:p>27</text:p>
          </table:table-cell>
          <table:table-cell table:style-name="ce15" office:value-type="string" calcext:value-type="string">
            <text:p>UNKWN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8"/>
          <table:table-cell table:style-name="ce15" office:value-type="string" calcext:value-type="string">
            <text:p>NPT</text:p>
          </table:table-cell>
          <table:table-cell table:style-name="ce15" office:value-type="string" calcext:value-type="string">
            <text:p><text:a xlink:href="https://www.titanfittings.com/adapters-and-fittings/hydraulic-adapters/steel-hydraulic-adapters/37-degree-jic-an-fittings/2405/1-4-male-jic-7-16-20-thread-x-1-4-nptf-female" xlink:type="simple">https://www.titanfittings.com/adapters-and-fittings/hydraulic-adapters/steel-hydraulic-adapters/37-degree-jic-an-fittings/2405/1-4-male-jic-7-16-20-thread-x-1-4-nptf-female</text:a></text:p>
          </table:table-cell>
          <table:table-cell table:style-name="ce16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6-10 JIC O-Ring Connector</text:p>
          </table:table-cell>
          <table:table-cell table:style-name="ce10" office:value-type="string" calcext:value-type="string">
            <text:p>6400-6-10</text:p>
          </table:table-cell>
          <table:table-cell table:style-name="ce14" office:value-type="string" calcext:value-type="string">
            <text:p>Federal Fluid Power</text:p>
          </table:table-cell>
          <table:table-cell table:style-name="ce17" office:value-type="float" office:value="46" calcext:value-type="float">
            <text:p>46</text:p>
          </table:table-cell>
          <table:table-cell table:style-name="ce14" office:value-type="string" calcext:value-type="string">
            <text:p>MAZL ONLY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8"/>
          <table:table-cell table:style-name="ce15" office:value-type="string" calcext:value-type="string">
            <text:p>NPT</text:p>
          </table:table-cell>
          <table:table-cell table:style-name="ce14" office:value-type="string" calcext:value-type="string">
            <text:p><text:a xlink:href="https://www.titanfittings.com/3-8-jic-9-16-18-thread-x-5-8-orb-7-8-14-thread-male" xlink:type="simple">https://www.titanfittings.com/3-8-jic-9-16-18-thread-x-5-8-orb-7-8-14-thread-male</text:a></text:p>
          </table:table-cell>
          <table:table-cell table:style-name="ce17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12 Long JIC To O-Ring Connector</text:p>
          </table:table-cell>
          <table:table-cell table:style-name="ce10" office:value-type="string" calcext:value-type="string">
            <text:p>6400-L-12-12-O</text:p>
          </table:table-cell>
          <table:table-cell table:style-name="ce14" office:value-type="string" calcext:value-type="string">
            <text:p>Federal Fluid Power</text:p>
          </table:table-cell>
          <table:table-cell table:style-name="ce17"/>
          <table:table-cell table:style-name="ce14" office:value-type="string" calcext:value-type="string">
            <text:p>MAZL ONLY</text:p>
          </table:table-cell>
          <table:table-cell table:style-name="ce17" table:number-columns-repeated="2"/>
          <table:table-cell table:style-name="ce18"/>
          <table:table-cell table:style-name="ce15" office:value-type="string" calcext:value-type="string">
            <text:p>NPT</text:p>
          </table:table-cell>
          <table:table-cell table:style-name="ce14" office:value-type="string" calcext:value-type="string">
            <text:p><text:a xlink:href="https://www.titanfittings.com/3-4-jic-1-1-16-12-thread-x-3-4-orb-1-1-16-12-thread-male-long" xlink:type="simple">https://www.titanfittings.com/3-4-jic-1-1-16-12-thread-x-3-4-orb-1-1-16-12-thread-male-long</text:a></text:p>
          </table:table-cell>
          <table:table-cell table:style-name="ce17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20 Long JIC To O-Ring Connector</text:p>
          </table:table-cell>
          <table:table-cell table:style-name="ce9" office:value-type="string" calcext:value-type="string">
            <text:p>6400-L-20-20</text:p>
          </table:table-cell>
          <table:table-cell table:style-name="ce15" office:value-type="string" calcext:value-type="string">
            <text:p>Federal Fluid Power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UNKWN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8"/>
          <table:table-cell table:style-name="ce15" office:value-type="string" calcext:value-type="string">
            <text:p>NPT</text:p>
          </table:table-cell>
          <table:table-cell table:style-name="ce15" office:value-type="string" calcext:value-type="string">
            <text:p><text:a xlink:href="https://www.titanfittings.com/1-1-4-jic-1-7-8-12-thread-x-1-1-4-orb-1-5-8-12-thread-male-long" xlink:type="simple">https://www.titanfittings.com/1-1-4-jic-1-7-8-12-thread-x-1-1-4-orb-1-5-8-12-thread-male-long</text:a></text:p>
          </table:table-cell>
          <table:table-cell table:style-name="ce16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12-10 JIC To O-Ring Connector</text:p>
          </table:table-cell>
          <table:table-cell table:style-name="ce10" office:value-type="string" calcext:value-type="string">
            <text:p>6400-12-10</text:p>
          </table:table-cell>
          <table:table-cell table:style-name="ce14" office:value-type="string" calcext:value-type="string">
            <text:p>Federal Fluid Power</text:p>
          </table:table-cell>
          <table:table-cell table:style-name="ce17" office:value-type="float" office:value="23" calcext:value-type="float">
            <text:p>23</text:p>
          </table:table-cell>
          <table:table-cell table:style-name="ce14" office:value-type="string" calcext:value-type="string">
            <text:p>MAZL ONLY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8"/>
          <table:table-cell table:style-name="ce15" office:value-type="string" calcext:value-type="string">
            <text:p>NPT</text:p>
          </table:table-cell>
          <table:table-cell table:style-name="ce14" office:value-type="string" calcext:value-type="string">
            <text:p><text:a xlink:href="https://www.titanfittings.com/3-4-jic-1-1-16-12-thread-x-5-8-orb-7-8-14-thread-male" xlink:type="simple">https://www.titanfittings.com/3-4-jic-1-1-16-12-thread-x-5-8-orb-7-8-14-thread-male</text:a></text:p>
          </table:table-cell>
          <table:table-cell table:style-name="ce17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12-8 JIC To O-Ring 45 Degree Elbow</text:p>
          </table:table-cell>
          <table:table-cell table:style-name="ce10" office:value-type="string" calcext:value-type="string">
            <text:p>6802-12-8</text:p>
          </table:table-cell>
          <table:table-cell table:style-name="ce14" office:value-type="string" calcext:value-type="string">
            <text:p>Federal Fluid Power</text:p>
          </table:table-cell>
          <table:table-cell table:style-name="ce17" office:value-type="float" office:value="2" calcext:value-type="float">
            <text:p>2</text:p>
          </table:table-cell>
          <table:table-cell table:style-name="ce14" office:value-type="string" calcext:value-type="string">
            <text:p>UNKWN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8"/>
          <table:table-cell table:style-name="ce15" office:value-type="string" calcext:value-type="string">
            <text:p>NPT</text:p>
          </table:table-cell>
          <table:table-cell table:style-name="ce14" office:value-type="string" calcext:value-type="string">
            <text:p><text:a xlink:href="https://www.titanfittings.com/45-elbow-3-4-male-jic-1-1-16-12-thread-x-1-2-orb-3-4-16-thread-male" xlink:type="simple">https://www.titanfittings.com/45-elbow-3-4-male-jic-1-1-16-12-thread-x-1-2-orb-3-4-16-thread-male</text:a></text:p>
          </table:table-cell>
          <table:table-cell table:style-name="ce17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12-10 JIC To O-Ring 45 Degree Elbow</text:p>
          </table:table-cell>
          <table:table-cell table:style-name="ce9" office:value-type="string" calcext:value-type="string">
            <text:p>6802-12-10</text:p>
          </table:table-cell>
          <table:table-cell table:style-name="ce15" office:value-type="string" calcext:value-type="string">
            <text:p>Federal Fluid Power</text:p>
          </table:table-cell>
          <table:table-cell table:style-name="ce16" office:value-type="float" office:value="11" calcext:value-type="float">
            <text:p>11</text:p>
          </table:table-cell>
          <table:table-cell table:style-name="ce15" office:value-type="string" calcext:value-type="string">
            <text:p>MAZL ONLY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8"/>
          <table:table-cell table:style-name="ce15" office:value-type="string" calcext:value-type="string">
            <text:p>NPT</text:p>
          </table:table-cell>
          <table:table-cell table:style-name="ce15" office:value-type="string" calcext:value-type="string">
            <text:p><text:a xlink:href="https://www.titanfittings.com/45-elbow-3-4-male-jic-1-1-16-12-thread-x-5-8-orb-7-8-14-thread-male" xlink:type="simple">https://www.titanfittings.com/45-elbow-3-4-male-jic-1-1-16-12-thread-x-5-8-orb-7-8-14-thread-male</text:a></text:p>
          </table:table-cell>
          <table:table-cell table:style-name="ce16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12 JIC To O-Ring Run Tee</text:p>
          </table:table-cell>
          <table:table-cell table:style-name="ce10" office:value-type="string" calcext:value-type="string">
            <text:p>6804-12-12-12</text:p>
          </table:table-cell>
          <table:table-cell table:style-name="ce14" office:value-type="string" calcext:value-type="string">
            <text:p>Federal Fluid Power</text:p>
          </table:table-cell>
          <table:table-cell table:style-name="ce17" office:value-type="float" office:value="4" calcext:value-type="float">
            <text:p>4</text:p>
          </table:table-cell>
          <table:table-cell table:style-name="ce14" office:value-type="string" calcext:value-type="string">
            <text:p>MAZL ONLY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8"/>
          <table:table-cell table:style-name="ce15" office:value-type="string" calcext:value-type="string">
            <text:p>NPT</text:p>
          </table:table-cell>
          <table:table-cell table:style-name="ce14" office:value-type="string" calcext:value-type="string">
            <text:p><text:a xlink:href="https://www.titanfittings.com/run-tee-3-4-male-jic-1-1-16-12-thread-x-3-4-orb-1-1-16-12-thread-male-x-3-4-male-jic-1-1-16-12-thread" xlink:type="simple">https://www.titanfittings.com/run-tee-3-4-male-jic-1-1-16-12-thread-x-3-4-orb-1-1-16-12-thread-male-x-3-4-male-jic-1-1-16-12-thread</text:a></text:p>
          </table:table-cell>
          <table:table-cell table:style-name="ce17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16 JIC To O-Ring Run Tee</text:p>
          </table:table-cell>
          <table:table-cell table:style-name="ce9" office:value-type="string" calcext:value-type="string">
            <text:p>6804-16-16-16</text:p>
          </table:table-cell>
          <table:table-cell table:style-name="ce15" office:value-type="string" calcext:value-type="string">
            <text:p>Federal Fluid Power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string" calcext:value-type="string">
            <text:p>UNKWN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8"/>
          <table:table-cell table:style-name="ce15" office:value-type="string" calcext:value-type="string">
            <text:p>NPT</text:p>
          </table:table-cell>
          <table:table-cell table:style-name="ce15" office:value-type="string" calcext:value-type="string">
            <text:p><text:a xlink:href="https://www.titanfittings.com/run-tee-1-male-jic-1-5-16-12-thread-x-1-orb-1-5-16-12-thread-male-x-1-male-jic-1-5-16-12-thread" xlink:type="simple">https://www.titanfittings.com/run-tee-1-male-jic-1-5-16-12-thread-x-1-orb-1-5-16-12-thread-male-x-1-male-jic-1-5-16-12-thread</text:a></text:p>
          </table:table-cell>
          <table:table-cell table:style-name="ce16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4 JIC Swivel Nut To O-Ring Elbow</text:p>
          </table:table-cell>
          <table:table-cell table:style-name="ce10" office:value-type="string" calcext:value-type="string">
            <text:p>6809-4-4</text:p>
          </table:table-cell>
          <table:table-cell table:style-name="ce14" office:value-type="string" calcext:value-type="string">
            <text:p>Federal Fluid Power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string" calcext:value-type="string">
            <text:p>UNKWN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8"/>
          <table:table-cell table:style-name="ce15" office:value-type="string" calcext:value-type="string">
            <text:p>NPT</text:p>
          </table:table-cell>
          <table:table-cell table:style-name="ce14" office:value-type="string" calcext:value-type="string">
            <text:p><text:a xlink:href="https://www.titanfittings.com/90-elbow-1-4-orb-1-5-8-12-thread-male-x-1-4-jic-7-16-20-thread-female-swivel" xlink:type="simple">https://www.titanfittings.com/90-elbow-1-4-orb-1-5-8-12-thread-male-x-1-4-jic-7-16-20-thread-female-swivel</text:a></text:p>
          </table:table-cell>
          <table:table-cell table:style-name="ce17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12 JIC Swivel Nut To O-Ring Elbow</text:p>
          </table:table-cell>
          <table:table-cell table:style-name="ce9" office:value-type="string" calcext:value-type="string">
            <text:p>6809-12-12</text:p>
          </table:table-cell>
          <table:table-cell table:style-name="ce15" office:value-type="string" calcext:value-type="string">
            <text:p>Federal Fluid Power</text:p>
          </table:table-cell>
          <table:table-cell table:style-name="ce16" office:value-type="float" office:value="11" calcext:value-type="float">
            <text:p>11</text:p>
          </table:table-cell>
          <table:table-cell table:style-name="ce15" office:value-type="string" calcext:value-type="string">
            <text:p>MAZL ONLY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8"/>
          <table:table-cell table:style-name="ce15" office:value-type="string" calcext:value-type="string">
            <text:p>NPT</text:p>
          </table:table-cell>
          <table:table-cell table:style-name="ce15" office:value-type="string" calcext:value-type="string">
            <text:p><text:a xlink:href="https://www.titanfittings.com/90-elbow-3-4-orb-1-1-16-12-thread-male-x-3-4-jic-1-1-16-12-thread-female-swivel" xlink:type="simple">https://www.titanfittings.com/90-elbow-3-4-orb-1-1-16-12-thread-male-x-3-4-jic-1-1-16-12-thread-female-swivel</text:a></text:p>
          </table:table-cell>
          <table:table-cell table:style-name="ce16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16 JIC Swivel Nut To O-Ring Elbow</text:p>
          </table:table-cell>
          <table:table-cell table:style-name="ce10" office:value-type="string" calcext:value-type="string">
            <text:p>6809-16-16</text:p>
          </table:table-cell>
          <table:table-cell table:style-name="ce14" office:value-type="string" calcext:value-type="string">
            <text:p>Federal Fluid Power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string" calcext:value-type="string">
            <text:p>UNKWN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8"/>
          <table:table-cell table:style-name="ce15" office:value-type="string" calcext:value-type="string">
            <text:p>NPT</text:p>
          </table:table-cell>
          <table:table-cell table:style-name="ce14" office:value-type="string" calcext:value-type="string">
            <text:p><text:a xlink:href="https://www.titanfittings.com/90-elbow-1-orb-1-5-16-12-thread-male-x-1-jic-1-5-16-12-thread-female-swivel" xlink:type="simple">https://www.titanfittings.com/90-elbow-1-orb-1-5-16-12-thread-male-x-1-jic-1-5-16-12-thread-female-swivel</text:a></text:p>
          </table:table-cell>
          <table:table-cell table:style-name="ce17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20 JIC Swivel Nut To O-Ring Elbow</text:p>
          </table:table-cell>
          <table:table-cell table:style-name="ce9" office:value-type="string" calcext:value-type="string">
            <text:p>6809-20-20</text:p>
          </table:table-cell>
          <table:table-cell table:style-name="ce15" office:value-type="string" calcext:value-type="string">
            <text:p>Federal Fluid Power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string" calcext:value-type="string">
            <text:p>UNKWN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8"/>
          <table:table-cell table:style-name="ce15" office:value-type="string" calcext:value-type="string">
            <text:p>NPT</text:p>
          </table:table-cell>
          <table:table-cell table:style-name="ce15" office:value-type="string" calcext:value-type="string">
            <text:p><text:a xlink:href="https://www.titanfittings.com/90-elbow-1-1-4-orb-1-5-8-12-thread-male-x-1-1-4-jic-1-7-8-12-thread-female-swivel" xlink:type="simple">https://www.titanfittings.com/90-elbow-1-1-4-orb-1-5-8-12-thread-male-x-1-1-4-jic-1-7-8-12-thread-female-swivel</text:a></text:p>
          </table:table-cell>
          <table:table-cell table:style-name="ce16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LENZ Wheel</text:p>
          </table:table-cell>
          <table:table-cell table:style-name="ce10" office:value-type="string" calcext:value-type="string">
            <text:p>WFA-12</text:p>
          </table:table-cell>
          <table:table-cell table:style-name="ce14" office:value-type="string" calcext:value-type="string">
            <text:p>Federal Fluid Power</text:p>
          </table:table-cell>
          <table:table-cell table:style-name="ce17" office:value-type="float" office:value="54" calcext:value-type="float">
            <text:p>54</text:p>
          </table:table-cell>
          <table:table-cell table:style-name="ce14" office:value-type="string" calcext:value-type="string">
            <text:p>MAZL ONLY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8"/>
          <table:table-cell table:style-name="ce15" office:value-type="string" calcext:value-type="string">
            <text:p>NPT</text:p>
          </table:table-cell>
          <table:table-cell table:style-name="ce14" office:value-type="string" calcext:value-type="string">
            <text:p><text:a xlink:href="https://lenzinc.com/product/wfa-12" xlink:type="simple">https://lenzinc.com/product/wfa-12</text:a></text:p>
          </table:table-cell>
          <table:table-cell table:style-name="ce17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16-12 JIC To O-Ring Branch Tee</text:p>
          </table:table-cell>
          <table:table-cell table:style-name="ce10" office:value-type="string" calcext:value-type="string">
            <text:p>6803-16-16-12</text:p>
          </table:table-cell>
          <table:table-cell table:style-name="ce14" office:value-type="string" calcext:value-type="string">
            <text:p>Federal Fluid Power</text:p>
          </table:table-cell>
          <table:table-cell table:style-name="ce17"/>
          <table:table-cell table:style-name="ce14" office:value-type="string" calcext:value-type="string">
            <text:p>MAZL ONLY</text:p>
          </table:table-cell>
          <table:table-cell table:style-name="ce17" table:number-columns-repeated="2"/>
          <table:table-cell table:style-name="ce18"/>
          <table:table-cell table:style-name="ce15" office:value-type="string" calcext:value-type="string">
            <text:p>NPT</text:p>
          </table:table-cell>
          <table:table-cell table:style-name="ce14" office:value-type="string" calcext:value-type="string">
            <text:p><text:a xlink:href="https://www.titanfittings.com/branch-tee-1-male-jic-1-5-16-12-thread-x-1-male-jic-1-5-16-12-thread-x-3-4-orb-1-1-16-12-thread-male" xlink:type="simple">https://www.titanfittings.com/branch-tee-1-male-jic-1-5-16-12-thread-x-1-male-jic-1-5-16-12-thread-x-3-4-orb-1-1-16-12-thread-male</text:a></text:p>
          </table:table-cell>
          <table:table-cell table:style-name="ce17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20-12 JIC To O-Ring Connector</text:p>
          </table:table-cell>
          <table:table-cell table:style-name="ce10" office:value-type="string" calcext:value-type="string">
            <text:p>6400-20-12</text:p>
          </table:table-cell>
          <table:table-cell table:style-name="ce14" office:value-type="string" calcext:value-type="string">
            <text:p>Federal Fluid Power</text:p>
          </table:table-cell>
          <table:table-cell table:style-name="ce17" office:value-type="float" office:value="10" calcext:value-type="float">
            <text:p>10</text:p>
          </table:table-cell>
          <table:table-cell table:style-name="ce14" office:value-type="string" calcext:value-type="string">
            <text:p>MAZL ONLY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8"/>
          <table:table-cell table:style-name="ce15" office:value-type="string" calcext:value-type="string">
            <text:p>NPT</text:p>
          </table:table-cell>
          <table:table-cell table:style-name="ce14" office:value-type="string" calcext:value-type="string">
            <text:p><text:a xlink:href="https://www.titanfittings.com/1-1-4-jic-1-5-8-12-thread-x-3-4-orb-1-1-16-12-thread-male" xlink:type="simple">https://www.titanfittings.com/1-1-4-jic-1-5-8-12-thread-x-3-4-orb-1-1-16-12-thread-male</text:a></text:p>
          </table:table-cell>
          <table:table-cell table:style-name="ce17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16-20 JIC To O-Ring Connector</text:p>
          </table:table-cell>
          <table:table-cell table:style-name="ce9" office:value-type="string" calcext:value-type="string">
            <text:p>6400-16-20</text:p>
          </table:table-cell>
          <table:table-cell table:style-name="ce15" office:value-type="string" calcext:value-type="string">
            <text:p>Federal Fluid Power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string" calcext:value-type="string">
            <text:p>UNKWN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8"/>
          <table:table-cell table:style-name="ce15" office:value-type="string" calcext:value-type="string">
            <text:p>NPT</text:p>
          </table:table-cell>
          <table:table-cell table:style-name="ce15" office:value-type="string" calcext:value-type="string">
            <text:p><text:a xlink:href="https://www.titanfittings.com/1-jic-1-5-16-12-thread-x-1-1-4-orb-1-5-8-12-thread-male" xlink:type="simple">https://www.titanfittings.com/1-jic-1-5-16-12-thread-x-1-1-4-orb-1-5-8-12-thread-male</text:a></text:p>
          </table:table-cell>
          <table:table-cell table:style-name="ce16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16-12 JIC To O-Ring Connector</text:p>
          </table:table-cell>
          <table:table-cell table:style-name="ce10" office:value-type="string" calcext:value-type="string">
            <text:p>6400-16-12</text:p>
          </table:table-cell>
          <table:table-cell table:style-name="ce14" office:value-type="string" calcext:value-type="string">
            <text:p>Federal Fluid Power</text:p>
          </table:table-cell>
          <table:table-cell table:style-name="ce17" office:value-type="float" office:value="7" calcext:value-type="float">
            <text:p>7</text:p>
          </table:table-cell>
          <table:table-cell table:style-name="ce14" office:value-type="string" calcext:value-type="string">
            <text:p>UNKWN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8"/>
          <table:table-cell table:style-name="ce15" office:value-type="string" calcext:value-type="string">
            <text:p>NPT</text:p>
          </table:table-cell>
          <table:table-cell table:style-name="ce14" office:value-type="string" calcext:value-type="string">
            <text:p><text:a xlink:href="https://www.titanfittings.com/1-jic-1-5-16-12-thread-x-3-4-orb-1-1-16-12-thread-male" xlink:type="simple">https://www.titanfittings.com/1-jic-1-5-16-12-thread-x-3-4-orb-1-1-16-12-thread-male</text:a></text:p>
          </table:table-cell>
          <table:table-cell table:style-name="ce17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UNKWN Wheel</text:p>
          </table:table-cell>
          <table:table-cell table:style-name="ce9" office:value-type="string" calcext:value-type="string">
            <text:p>WFA-20</text:p>
          </table:table-cell>
          <table:table-cell table:style-name="ce15" office:value-type="string" calcext:value-type="string">
            <text:p>Federal Fluid Power</text:p>
          </table:table-cell>
          <table:table-cell table:style-name="ce16"/>
          <table:table-cell table:style-name="ce15" office:value-type="string" calcext:value-type="string">
            <text:p>MAZL ONLY</text:p>
          </table:table-cell>
          <table:table-cell table:style-name="ce16" table:number-columns-repeated="2"/>
          <table:table-cell table:style-name="ce18"/>
          <table:table-cell table:style-name="ce15" office:value-type="string" calcext:value-type="string">
            <text:p>NPT</text:p>
          </table:table-cell>
          <table:table-cell table:style-name="ce15" office:value-type="string" calcext:value-type="string">
            <text:p><text:a xlink:href="https://lenzinc.com/product/wfa-20" xlink:type="simple">https://lenzinc.com/product/wfa-20</text:a></text:p>
          </table:table-cell>
          <table:table-cell table:style-name="ce16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4-10 JIC To O-Ring Connector</text:p>
          </table:table-cell>
          <table:table-cell table:style-name="ce10" office:value-type="string" calcext:value-type="string">
            <text:p>6400-4-10</text:p>
          </table:table-cell>
          <table:table-cell table:style-name="ce14" office:value-type="string" calcext:value-type="string">
            <text:p>Federal Fluid Power</text:p>
          </table:table-cell>
          <table:table-cell table:style-name="ce17" office:value-type="float" office:value="32" calcext:value-type="float">
            <text:p>32</text:p>
          </table:table-cell>
          <table:table-cell table:style-name="ce14" office:value-type="string" calcext:value-type="string">
            <text:p>UNKWN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8"/>
          <table:table-cell table:style-name="ce15" office:value-type="string" calcext:value-type="string">
            <text:p>NPT</text:p>
          </table:table-cell>
          <table:table-cell table:style-name="ce14" office:value-type="string" calcext:value-type="string">
            <text:p><text:a xlink:href="https://www.titanfittings.com/1-4-jic-7-16-20-thread-x-5-8-orb-7-8-14-thread-male" xlink:type="simple">https://www.titanfittings.com/1-4-jic-7-16-20-thread-x-5-8-orb-7-8-14-thread-male</text:a></text:p>
          </table:table-cell>
          <table:table-cell table:style-name="ce17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4-8 JIC To O-Ring Connector</text:p>
          </table:table-cell>
          <table:table-cell table:style-name="ce9" office:value-type="string" calcext:value-type="string">
            <text:p>6400-4-8</text:p>
          </table:table-cell>
          <table:table-cell table:style-name="ce15" office:value-type="string" calcext:value-type="string">
            <text:p>Service Manufacturing Supply</text:p>
          </table:table-cell>
          <table:table-cell table:style-name="ce16" office:value-type="float" office:value="52" calcext:value-type="float">
            <text:p>52</text:p>
          </table:table-cell>
          <table:table-cell table:style-name="ce15" office:value-type="string" calcext:value-type="string">
            <text:p>Shared btwn HAZL AND MAZL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8"/>
          <table:table-cell table:style-name="ce15" office:value-type="string" calcext:value-type="string">
            <text:p>NPT</text:p>
          </table:table-cell>
          <table:table-cell table:style-name="ce15" office:value-type="string" calcext:value-type="string">
            <text:p><text:a xlink:href="https://www.titanfittings.com/1-4-jic-7-16-20-thread-x-1-2-orb-3-4-16-thread-male" xlink:type="simple">https://www.titanfittings.com/1-4-jic-7-16-20-thread-x-1-2-orb-3-4-16-thread-male</text:a></text:p>
          </table:table-cell>
          <table:table-cell table:style-name="ce16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4 JIC To O-Ring Connector</text:p>
          </table:table-cell>
          <table:table-cell table:style-name="ce10" office:value-type="string" calcext:value-type="string">
            <text:p>6400-4-4</text:p>
          </table:table-cell>
          <table:table-cell table:style-name="ce14" office:value-type="string" calcext:value-type="string">
            <text:p>Federal Fluid Power</text:p>
          </table:table-cell>
          <table:table-cell table:style-name="ce17" office:value-type="float" office:value="9" calcext:value-type="float">
            <text:p>9</text:p>
          </table:table-cell>
          <table:table-cell table:style-name="ce14" office:value-type="string" calcext:value-type="string">
            <text:p>UNKWN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8"/>
          <table:table-cell table:style-name="ce15" office:value-type="string" calcext:value-type="string">
            <text:p>NPT</text:p>
          </table:table-cell>
          <table:table-cell table:style-name="ce14" office:value-type="string" calcext:value-type="string">
            <text:p><text:a xlink:href="https://www.titanfittings.com/1-4-jic-7-16-20-thread-x-1-4-orb-1-5-8-12-thread-male" xlink:type="simple">https://www.titanfittings.com/1-4-jic-7-16-20-thread-x-1-4-orb-1-5-8-12-thread-male</text:a></text:p>
          </table:table-cell>
          <table:table-cell table:style-name="ce17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4-10 JIC To O-Ring Elbow Connector</text:p>
          </table:table-cell>
          <table:table-cell table:style-name="ce9" office:value-type="string" calcext:value-type="string">
            <text:p>6801-4-10</text:p>
          </table:table-cell>
          <table:table-cell table:style-name="ce15" office:value-type="string" calcext:value-type="string">
            <text:p>Federal Fluid Power</text:p>
          </table:table-cell>
          <table:table-cell table:style-name="ce16" office:value-type="float" office:value="9" calcext:value-type="float">
            <text:p>9</text:p>
          </table:table-cell>
          <table:table-cell table:style-name="ce15" office:value-type="string" calcext:value-type="string">
            <text:p>UNKWN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8"/>
          <table:table-cell table:style-name="ce15" office:value-type="string" calcext:value-type="string">
            <text:p>NPT</text:p>
          </table:table-cell>
          <table:table-cell table:style-name="ce15" office:value-type="string" calcext:value-type="string">
            <text:p>N/A</text:p>
          </table:table-cell>
          <table:table-cell table:style-name="ce16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4-8 JIC To O-Ring Elbow Connector</text:p>
          </table:table-cell>
          <table:table-cell table:style-name="ce10" office:value-type="string" calcext:value-type="string">
            <text:p>6801-4-8</text:p>
          </table:table-cell>
          <table:table-cell table:style-name="ce14" office:value-type="string" calcext:value-type="string">
            <text:p>Service Manufacturing Supply</text:p>
          </table:table-cell>
          <table:table-cell table:style-name="ce17" office:value-type="float" office:value="46" calcext:value-type="float">
            <text:p>46</text:p>
          </table:table-cell>
          <table:table-cell table:style-name="ce14" office:value-type="string" calcext:value-type="string">
            <text:p>Shared btwn HAZL AND MAZL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8"/>
          <table:table-cell table:style-name="ce15" office:value-type="string" calcext:value-type="string">
            <text:p>NPT</text:p>
          </table:table-cell>
          <table:table-cell table:style-name="ce14" office:value-type="string" calcext:value-type="string">
            <text:p><text:a xlink:href="https://www.titanfittings.com/90-elbow-1-4-male-jic-7-16-20-thread-x-1-2-orb-3-4-16-thread-male" xlink:type="simple">https://www.titanfittings.com/90-elbow-1-4-male-jic-7-16-20-thread-x-1-2-orb-3-4-16-thread-male</text:a></text:p>
          </table:table-cell>
          <table:table-cell table:style-name="ce17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12-8 JIC To O-Ring Elbow Connector</text:p>
          </table:table-cell>
          <table:table-cell table:style-name="ce10" office:value-type="string" calcext:value-type="string">
            <text:p>6801-12-8</text:p>
          </table:table-cell>
          <table:table-cell table:style-name="ce14" office:value-type="string" calcext:value-type="string">
            <text:p>Federal Fluid Power</text:p>
          </table:table-cell>
          <table:table-cell table:style-name="ce17" office:value-type="float" office:value="22" calcext:value-type="float">
            <text:p>22</text:p>
          </table:table-cell>
          <table:table-cell table:style-name="ce14" office:value-type="string" calcext:value-type="string">
            <text:p>UNKWN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8"/>
          <table:table-cell table:style-name="ce15" office:value-type="string" calcext:value-type="string">
            <text:p>NPT</text:p>
          </table:table-cell>
          <table:table-cell table:style-name="ce14" office:value-type="string" calcext:value-type="string">
            <text:p><text:a xlink:href="https://www.titanfittings.com/90-elbow-3-4-male-jic-1-1-16-12-thread-x-1-2-orb-3-4-16-thread-male" xlink:type="simple">https://www.titanfittings.com/90-elbow-3-4-male-jic-1-1-16-12-thread-x-1-2-orb-3-4-16-thread-male</text:a></text:p>
          </table:table-cell>
          <table:table-cell table:style-name="ce17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12-10 JIC To O-Ring Elbow Connector</text:p>
          </table:table-cell>
          <table:table-cell table:style-name="ce9" office:value-type="string" calcext:value-type="string">
            <text:p>6801-12-10</text:p>
          </table:table-cell>
          <table:table-cell table:style-name="ce15" office:value-type="string" calcext:value-type="string">
            <text:p>Service Manufacturing Supply</text:p>
          </table:table-cell>
          <table:table-cell table:style-name="ce16" office:value-type="float" office:value="10" calcext:value-type="float">
            <text:p>10</text:p>
          </table:table-cell>
          <table:table-cell table:style-name="ce15" office:value-type="string" calcext:value-type="string">
            <text:p>Shared btwn HAZL AND MAZL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8"/>
          <table:table-cell table:style-name="ce15" office:value-type="string" calcext:value-type="string">
            <text:p>NPT</text:p>
          </table:table-cell>
          <table:table-cell table:style-name="ce15" office:value-type="string" calcext:value-type="string">
            <text:p><text:a xlink:href="https://www.titanfittings.com/90-elbow-3-4-male-jic-1-1-16-12-thread-x-5-8-orb-7-8-14-thread-male" xlink:type="simple">https://www.titanfittings.com/90-elbow-3-4-male-jic-1-1-16-12-thread-x-5-8-orb-7-8-14-thread-male</text:a></text:p>
          </table:table-cell>
          <table:table-cell table:style-name="ce16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12 JIC To O-Ring Elbow Connector</text:p>
          </table:table-cell>
          <table:table-cell table:style-name="ce10" office:value-type="string" calcext:value-type="string">
            <text:p>6801-12-12</text:p>
          </table:table-cell>
          <table:table-cell table:style-name="ce14" office:value-type="string" calcext:value-type="string">
            <text:p>Service Manufacturing Supply</text:p>
          </table:table-cell>
          <table:table-cell table:style-name="ce17" office:value-type="float" office:value="51" calcext:value-type="float">
            <text:p>51</text:p>
          </table:table-cell>
          <table:table-cell table:style-name="ce14" office:value-type="string" calcext:value-type="string">
            <text:p>Shared btwn HAZL AND MAZL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8"/>
          <table:table-cell table:style-name="ce15" office:value-type="string" calcext:value-type="string">
            <text:p>NPT</text:p>
          </table:table-cell>
          <table:table-cell table:style-name="ce14" office:value-type="string" calcext:value-type="string">
            <text:p><text:a xlink:href="https://www.titanfittings.com/90-elbow-3-4-male-jic-1-1-16-12-thread-x-3-4-orb-1-1-16-12-thread-male" xlink:type="simple">https://www.titanfittings.com/90-elbow-3-4-male-jic-1-1-16-12-thread-x-3-4-orb-1-1-16-12-thread-male</text:a></text:p>
          </table:table-cell>
          <table:table-cell table:style-name="ce17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16-12 JIC To O-Ring Elbow Connector</text:p>
          </table:table-cell>
          <table:table-cell table:style-name="ce9" office:value-type="string" calcext:value-type="string">
            <text:p>6801-16-12</text:p>
          </table:table-cell>
          <table:table-cell table:style-name="ce15" office:value-type="string" calcext:value-type="string">
            <text:p>Service Manufacturing Supply</text:p>
          </table:table-cell>
          <table:table-cell table:style-name="ce16" office:value-type="float" office:value="9" calcext:value-type="float">
            <text:p>9</text:p>
          </table:table-cell>
          <table:table-cell table:style-name="ce15" office:value-type="string" calcext:value-type="string">
            <text:p>Shared btwn HAZL AND MAZL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8"/>
          <table:table-cell table:style-name="ce15" office:value-type="string" calcext:value-type="string">
            <text:p>NPT</text:p>
          </table:table-cell>
          <table:table-cell table:style-name="ce15" office:value-type="string" calcext:value-type="string">
            <text:p><text:a xlink:href="https://www.titanfittings.com/90-elbow-1-jic-1-5-16-12-thread-x-3-4-orb-1-1-16-12-thread-male-hydraulic-fittings" xlink:type="simple">https://www.titanfittings.com/90-elbow-1-jic-1-5-16-12-thread-x-3-4-orb-1-1-16-12-thread-male-hydraulic-fittings</text:a></text:p>
          </table:table-cell>
          <table:table-cell table:style-name="ce16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12-16 JIC To O-Ring Elbow Connector</text:p>
          </table:table-cell>
          <table:table-cell table:style-name="ce10" office:value-type="string" calcext:value-type="string">
            <text:p>6801-12-16</text:p>
          </table:table-cell>
          <table:table-cell table:style-name="ce14" office:value-type="string" calcext:value-type="string">
            <text:p>Federal Fluid Power</text:p>
          </table:table-cell>
          <table:table-cell table:style-name="ce17" office:value-type="float" office:value="11" calcext:value-type="float">
            <text:p>11</text:p>
          </table:table-cell>
          <table:table-cell table:style-name="ce14" office:value-type="string" calcext:value-type="string">
            <text:p>UNKWN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8"/>
          <table:table-cell table:style-name="ce15" office:value-type="string" calcext:value-type="string">
            <text:p>NPT</text:p>
          </table:table-cell>
          <table:table-cell table:style-name="ce14" office:value-type="string" calcext:value-type="string">
            <text:p><text:a xlink:href="https://www.titanfittings.com/90-elbow-3-4-male-jic-1-1-16-12-thread-x-1-orb-1-5-16-12-thread-male" xlink:type="simple">https://www.titanfittings.com/90-elbow-3-4-male-jic-1-1-16-12-thread-x-1-orb-1-5-16-12-thread-male</text:a></text:p>
          </table:table-cell>
          <table:table-cell table:style-name="ce17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20 JIC To O-Ring Connector</text:p>
          </table:table-cell>
          <table:table-cell table:style-name="ce9" office:value-type="string" calcext:value-type="string">
            <text:p>6400-20-20</text:p>
          </table:table-cell>
          <table:table-cell table:style-name="ce15" office:value-type="string" calcext:value-type="string">
            <text:p>Service Manufacturing Supply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string" calcext:value-type="string">
            <text:p>Shared btwn HAZL AND MAZL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8"/>
          <table:table-cell table:style-name="ce15" office:value-type="string" calcext:value-type="string">
            <text:p>NPT</text:p>
          </table:table-cell>
          <table:table-cell table:style-name="ce15" office:value-type="string" calcext:value-type="string">
            <text:p><text:a xlink:href="https://www.titanfittings.com/1-1-4-jic-1-5-8-12-thread-x-1-1-4-orb-1-5-8-12-thread-male" xlink:type="simple">https://www.titanfittings.com/1-1-4-jic-1-5-8-12-thread-x-1-1-4-orb-1-5-8-12-thread-male</text:a></text:p>
          </table:table-cell>
          <table:table-cell table:style-name="ce16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20-16 JIC To O-Ring Elbow Connector</text:p>
          </table:table-cell>
          <table:table-cell table:style-name="ce9" office:value-type="string" calcext:value-type="string">
            <text:p>6801-20-16</text:p>
          </table:table-cell>
          <table:table-cell table:style-name="ce15" office:value-type="string" calcext:value-type="string">
            <text:p>Federal Fluid Power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string" calcext:value-type="string">
            <text:p>UNKWN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8"/>
          <table:table-cell table:style-name="ce15" office:value-type="string" calcext:value-type="string">
            <text:p>NPT</text:p>
          </table:table-cell>
          <table:table-cell table:style-name="ce15" office:value-type="string" calcext:value-type="string">
            <text:p><text:a xlink:href="https://www.titanfittings.com/90-elbow-1-1-4-jic-1-5-8-12-thread-x-1-orb-1-5-16-12-thread-male-hydraulic-fittings" xlink:type="simple">https://www.titanfittings.com/90-elbow-1-1-4-jic-1-5-8-12-thread-x-1-orb-1-5-16-12-thread-male-hydraulic-fittings</text:a></text:p>
          </table:table-cell>
          <table:table-cell table:style-name="ce16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20 JIC To O-Ring Elbow Connector</text:p>
          </table:table-cell>
          <table:table-cell table:style-name="ce10" office:value-type="string" calcext:value-type="string">
            <text:p>6801-20-20</text:p>
          </table:table-cell>
          <table:table-cell table:style-name="ce14" office:value-type="string" calcext:value-type="string">
            <text:p>Service Manufacturing Supply</text:p>
          </table:table-cell>
          <table:table-cell table:style-name="ce17" office:value-type="float" office:value="8" calcext:value-type="float">
            <text:p>8</text:p>
          </table:table-cell>
          <table:table-cell table:style-name="ce14" office:value-type="string" calcext:value-type="string">
            <text:p>Shared btwn HAZL AND MAZL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8"/>
          <table:table-cell table:style-name="ce15" office:value-type="string" calcext:value-type="string">
            <text:p>NPT</text:p>
          </table:table-cell>
          <table:table-cell table:style-name="ce14" office:value-type="string" calcext:value-type="string">
            <text:p><text:a xlink:href="https://www.titanfittings.com/90-elbow-1-1-4-jic-1-5-8-12-thread-x-1-1-4-orb-1-5-8-12-thread-male-hydraulic-fittings" xlink:type="simple">https://www.titanfittings.com/90-elbow-1-1-4-jic-1-5-8-12-thread-x-1-1-4-orb-1-5-8-12-thread-male-hydraulic-fittings</text:a></text:p>
          </table:table-cell>
          <table:table-cell table:style-name="ce17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16 JIC O-Ring Elbow 90 Degree</text:p>
          </table:table-cell>
          <table:table-cell table:style-name="ce9" office:value-type="string" calcext:value-type="string">
            <text:p>6801-16-16</text:p>
          </table:table-cell>
          <table:table-cell table:style-name="ce15" office:value-type="string" calcext:value-type="string">
            <text:p>Federal Fluid Power</text:p>
          </table:table-cell>
          <table:table-cell table:style-name="ce16" office:value-type="float" office:value="8" calcext:value-type="float">
            <text:p>8</text:p>
          </table:table-cell>
          <table:table-cell table:style-name="ce15" office:value-type="string" calcext:value-type="string">
            <text:p>HAZL ONLY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8"/>
          <table:table-cell table:style-name="ce15" office:value-type="string" calcext:value-type="string">
            <text:p>NPT</text:p>
          </table:table-cell>
          <table:table-cell table:style-name="ce15" office:value-type="string" calcext:value-type="string">
            <text:p><text:a xlink:href="https://www.titanfittings.com/90-elbow-1-jic-1-5-16-12-thread-x-1-orb-1-5-16-12-thread-male-hydraulic-fittings" xlink:type="simple">https://www.titanfittings.com/90-elbow-1-jic-1-5-16-12-thread-x-1-orb-1-5-16-12-thread-male-hydraulic-fittings</text:a></text:p>
          </table:table-cell>
          <table:table-cell table:style-name="ce16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90 Degree Elbow 1-1/4" Male JIC (1-7/8"-12 thread) x 1-1/4" NPTF Male</text:p>
          </table:table-cell>
          <table:table-cell table:style-name="ce10" office:value-type="string" calcext:value-type="string">
            <text:p>2501-20-20</text:p>
          </table:table-cell>
          <table:table-cell table:style-name="ce14" office:value-type="string" calcext:value-type="string">
            <text:p>Federal Fluid Power</text:p>
          </table:table-cell>
          <table:table-cell table:style-name="ce17" office:value-type="float" office:value="6" calcext:value-type="float">
            <text:p>6</text:p>
          </table:table-cell>
          <table:table-cell table:style-name="ce14" office:value-type="string" calcext:value-type="string">
            <text:p>UNKWN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8"/>
          <table:table-cell table:style-name="ce15" office:value-type="string" calcext:value-type="string">
            <text:p>NPT</text:p>
          </table:table-cell>
          <table:table-cell table:style-name="ce14" office:value-type="string" calcext:value-type="string">
            <text:p><text:a xlink:href="https://www.titanfittings.com/adapters-and-fittings/hydraulic-adapters/steel-hydraulic-adapters/37-degree-jic-an-fittings/2501/90-elbow-1-1-4-male-jic-1-7-8-12-thread-x-1-1-4-nptf-male" xlink:type="simple">https://www.titanfittings.com/adapters-and-fittings/hydraulic-adapters/steel-hydraulic-adapters/37-degree-jic-an-fittings/2501/90-elbow-1-1-4-male-jic-1-7-8-12-thread-x-1-1-4-nptf-male</text:a></text:p>
          </table:table-cell>
          <table:table-cell table:style-name="ce17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Branch Tee 1-1/4" Male JIC (1-5/8"-12 thread) x 1-1/4" Male JIC x 1 1/4" ORB (1 5/8"-12 thread) MaleBranch Tee 1-1/4" Male JIC (1-5/8"-12 thread) x 1-1/4" Male JIC x 1 1/4" ORB (1 5/8"-12 thread) Male</text:p>
          </table:table-cell>
          <table:table-cell table:style-name="ce9" office:value-type="string" calcext:value-type="string">
            <text:p>6803-20-20-20</text:p>
          </table:table-cell>
          <table:table-cell table:style-name="ce15" office:value-type="string" calcext:value-type="string">
            <text:p>Federal Fluid Power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string" calcext:value-type="string">
            <text:p>UNKWN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8"/>
          <table:table-cell table:style-name="ce15" office:value-type="string" calcext:value-type="string">
            <text:p>NPT</text:p>
          </table:table-cell>
          <table:table-cell table:style-name="ce15" office:value-type="string" calcext:value-type="string">
            <text:p><text:a xlink:href="https://www.titanfittings.com/branch-tee-1-1-4-male-jic-1-5-8-12-thread-x-1-1-4-male-jic-x-1-1-4-orb-1-5-8-12-thread-male" xlink:type="simple">https://www.titanfittings.com/branch-tee-1-1-4-male-jic-1-5-8-12-thread-x-1-1-4-male-jic-x-1-1-4-orb-1-5-8-12-thread-male</text:a></text:p>
          </table:table-cell>
          <table:table-cell table:style-name="ce16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Hydraulic O-Ring Hollow Hex Head Plug | 1-7/8-12 Male O-Ring Boss | Steel, (SAE) 1-7/8” 12 Thread</text:p>
          </table:table-cell>
          <table:table-cell table:style-name="ce9" office:value-type="string" calcext:value-type="string">
            <text:p>6408-24</text:p>
          </table:table-cell>
          <table:table-cell table:style-name="ce15" office:value-type="string" calcext:value-type="string">
            <text:p>Federal Fluid Power</text:p>
          </table:table-cell>
          <table:table-cell table:style-name="ce16" office:value-type="float" office:value="3" calcext:value-type="float">
            <text:p>3</text:p>
          </table:table-cell>
          <table:table-cell table:style-name="ce15" office:value-type="string" calcext:value-type="string">
            <text:p>UNKWN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8"/>
          <table:table-cell table:style-name="ce15" office:value-type="string" calcext:value-type="string">
            <text:p>NPT</text:p>
          </table:table-cell>
          <table:table-cell table:style-name="ce15" office:value-type="string" calcext:value-type="string">
            <text:p><text:a xlink:href="https://www.titanfittings.com/hex-head-plug-1-1-2-orb-male" xlink:type="simple">https://www.titanfittings.com/hex-head-plug-1-1-2-orb-male</text:a></text:p>
          </table:table-cell>
          <table:table-cell table:style-name="ce16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Hydraulic O-Ring Hollow Hex Head Plug | 16</text:p>
          </table:table-cell>
          <table:table-cell table:style-name="ce10" office:value-type="string" calcext:value-type="string">
            <text:p>6408-16</text:p>
          </table:table-cell>
          <table:table-cell table:style-name="ce14" office:value-type="string" calcext:value-type="string">
            <text:p>Federal Fluid Power</text:p>
          </table:table-cell>
          <table:table-cell table:style-name="ce17" office:value-type="float" office:value="11" calcext:value-type="float">
            <text:p>11</text:p>
          </table:table-cell>
          <table:table-cell table:style-name="ce14" office:value-type="string" calcext:value-type="string">
            <text:p>UNKWN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8"/>
          <table:table-cell table:style-name="ce15" office:value-type="string" calcext:value-type="string">
            <text:p>NPT</text:p>
          </table:table-cell>
          <table:table-cell table:style-name="ce14" office:value-type="string" calcext:value-type="string">
            <text:p><text:a xlink:href="https://www.titanfittings.com/sae-o-ring-boss-orb-solid-hex-head-plug-fitting-6408-16-solid-hex-head-plug-1-orb-male" xlink:type="simple">https://www.titanfittings.com/sae-o-ring-boss-orb-solid-hex-head-plug-fitting-6408-16-solid-hex-head-plug-1-orb-male</text:a></text:p>
          </table:table-cell>
          <table:table-cell table:style-name="ce17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Hydraulic O-Ring Hollow Hex Head Plug | 8</text:p>
          </table:table-cell>
          <table:table-cell table:style-name="ce9" office:value-type="string" calcext:value-type="string">
            <text:p>6408-8</text:p>
          </table:table-cell>
          <table:table-cell table:style-name="ce15" office:value-type="string" calcext:value-type="string">
            <text:p>Federal Fluid Power</text:p>
          </table:table-cell>
          <table:table-cell table:style-name="ce16" office:value-type="float" office:value="67" calcext:value-type="float">
            <text:p>67</text:p>
          </table:table-cell>
          <table:table-cell table:style-name="ce15" office:value-type="string" calcext:value-type="string">
            <text:p>UNKWN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8"/>
          <table:table-cell table:style-name="ce15" office:value-type="string" calcext:value-type="string">
            <text:p>NPT</text:p>
          </table:table-cell>
          <table:table-cell table:style-name="ce15" office:value-type="string" calcext:value-type="string">
            <text:p><text:a xlink:href="https://www.titanfittings.com/sae-o-ring-boss-orb-solid-hex-head-plug-fitting-6408-08-solid-hex-head-plug-1-2-orb-male" xlink:type="simple">https://www.titanfittings.com/sae-o-ring-boss-orb-solid-hex-head-plug-fitting-6408-08-solid-hex-head-plug-1-2-orb-male</text:a></text:p>
          </table:table-cell>
          <table:table-cell table:style-name="ce16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MORB Hollow Hex Plug</text:p>
          </table:table-cell>
          <table:table-cell table:style-name="ce10" office:value-type="string" calcext:value-type="string">
            <text:p>6408-20</text:p>
          </table:table-cell>
          <table:table-cell table:style-name="ce14" office:value-type="string" calcext:value-type="string">
            <text:p>Federal Fluid Power</text:p>
          </table:table-cell>
          <table:table-cell table:style-name="ce17" office:value-type="float" office:value="9" calcext:value-type="float">
            <text:p>9</text:p>
          </table:table-cell>
          <table:table-cell table:style-name="ce14" office:value-type="string" calcext:value-type="string">
            <text:p>UNKWN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8"/>
          <table:table-cell table:style-name="ce15" office:value-type="string" calcext:value-type="string">
            <text:p>NPT</text:p>
          </table:table-cell>
          <table:table-cell table:style-name="ce17" table:number-columns-repeated="6"/>
          <table:table-cell table:number-columns-repeated="16369"/>
        </table:table-row>
        <table:table-row table:style-name="ro1">
          <table:table-cell table:style-name="ce3" office:value-type="string" calcext:value-type="string">
            <text:p>1 5/8"-12 SAE, AA6351-T6 ALUMINUM WELD FLANGE</text:p>
          </table:table-cell>
          <table:table-cell table:style-name="ce9" office:value-type="string" calcext:value-type="string">
            <text:p>WFA-20-AL</text:p>
          </table:table-cell>
          <table:table-cell table:style-name="ce15" office:value-type="string" calcext:value-type="string">
            <text:p>LENZ</text:p>
          </table:table-cell>
          <table:table-cell table:style-name="ce16" office:value-type="float" office:value="18" calcext:value-type="float">
            <text:p>18</text:p>
          </table:table-cell>
          <table:table-cell table:style-name="ce15" office:value-type="string" calcext:value-type="string">
            <text:p>UNKWN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8"/>
          <table:table-cell table:style-name="ce15" office:value-type="string" calcext:value-type="string">
            <text:p>NPT</text:p>
          </table:table-cell>
          <table:table-cell table:style-name="ce15" office:value-type="string" calcext:value-type="string">
            <text:p><text:a xlink:href="https://mail.lenzinc.com/product/wfa-20-al" xlink:type="simple">https://mail.lenzinc.com/product/wfa-20-al</text:a></text:p>
          </table:table-cell>
          <table:table-cell table:style-name="ce16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20MAORB-20FPS 90 ELBOW FORGED</text:p>
          </table:table-cell>
          <table:table-cell table:style-name="ce10" office:value-type="string" calcext:value-type="string">
            <text:p>6901-20-20</text:p>
          </table:table-cell>
          <table:table-cell table:style-name="ce14" office:value-type="string" calcext:value-type="string">
            <text:p>Federal Fluid Power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string" calcext:value-type="string">
            <text:p>UNKWN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8"/>
          <table:table-cell table:style-name="ce15" office:value-type="string" calcext:value-type="string">
            <text:p>NPT</text:p>
          </table:table-cell>
          <table:table-cell table:style-name="ce14" office:value-type="string" calcext:value-type="string">
            <text:p><text:a xlink:href="https://brennaninc.com/fittings/tube-fittings-and-adapters/6901-nwo-fg/" xlink:type="simple">https://brennaninc.com/fittings/tube-fittings-and-adapters/6901-nwo-fg/</text:a></text:p>
          </table:table-cell>
          <table:table-cell table:style-name="ce17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TRAIGHT REDUCER FJ-MJ</text:p>
          </table:table-cell>
          <table:table-cell table:style-name="ce9" office:value-type="string" calcext:value-type="string">
            <text:p>6400-20-24</text:p>
          </table:table-cell>
          <table:table-cell table:style-name="ce15" office:value-type="string" calcext:value-type="string">
            <text:p>Federal Fluid Power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UNKWN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8"/>
          <table:table-cell table:style-name="ce15" office:value-type="string" calcext:value-type="string">
            <text:p>NPT</text:p>
          </table:table-cell>
          <table:table-cell table:style-name="ce15" office:value-type="string" calcext:value-type="string">
            <text:p><text:a xlink:href="https://www.motion.com/products/sku/00316877?srsltid=AfmBOoqRo2_2PVLmYQ-1XDO1Ks9wB1Iiz7uFAjjRDLr9v2PzGa9SOIA1" xlink:type="simple">https://www.motion.com/products/sku/00316877?srsltid=AfmBOoqRo2_2PVLmYQ-1XDO1Ks9wB1Iiz7uFAjjRDLr9v2PzGa9SOIA1</text:a></text:p>
          </table:table-cell>
          <table:table-cell table:style-name="ce21" office:value-type="currency" office:currency="USD" office:value="39.16" calcext:value-type="currency">
            <text:p>$39.16</text:p>
          </table:table-cell>
          <table:table-cell table:style-name="ce16" table:number-columns-repeated="4"/>
          <table:table-cell table:number-columns-repeated="16369"/>
        </table:table-row>
        <table:table-row table:style-name="ro1">
          <table:table-cell table:style-name="ce3" office:value-type="string" calcext:value-type="string">
            <text:p>Male NPTF x20-16 Female NPTF Hex Reducer Bushing</text:p>
          </table:table-cell>
          <table:table-cell table:style-name="ce10" office:value-type="string" calcext:value-type="string">
            <text:p>5406-20-16</text:p>
          </table:table-cell>
          <table:table-cell table:style-name="ce14" office:value-type="string" calcext:value-type="string">
            <text:p>Federal Fluid Power</text:p>
          </table:table-cell>
          <table:table-cell table:style-name="ce17" office:value-type="float" office:value="9" calcext:value-type="float">
            <text:p>9</text:p>
          </table:table-cell>
          <table:table-cell table:style-name="ce14" office:value-type="string" calcext:value-type="string">
            <text:p>UNKWN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8"/>
          <table:table-cell table:style-name="ce15" office:value-type="string" calcext:value-type="string">
            <text:p>NPT</text:p>
          </table:table-cell>
          <table:table-cell table:style-name="ce14" office:value-type="string" calcext:value-type="string">
            <text:p><text:a xlink:href="https://www.titanfittings.com/adapters-and-fittings/hydraulic-adapters/steel-hydraulic-adapters/npt-fittings/5406/hex-reducer-bushing-1-1-4-nptf-male-x-1-nptf-female" xlink:type="simple">https://www.titanfittings.com/adapters-and-fittings/hydraulic-adapters/steel-hydraulic-adapters/npt-fittings/5406/hex-reducer-bushing-1-1-4-nptf-male-x-1-nptf-female</text:a></text:p>
          </table:table-cell>
          <table:table-cell table:style-name="ce17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Male NPTF x12-4 Female NPTF Hex Reducer Bushing</text:p>
          </table:table-cell>
          <table:table-cell table:style-name="ce9" office:value-type="string" calcext:value-type="string">
            <text:p>5406-12-4</text:p>
          </table:table-cell>
          <table:table-cell table:style-name="ce15" office:value-type="string" calcext:value-type="string">
            <text:p>Federal Fluid Power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UNKWN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8"/>
          <table:table-cell table:style-name="ce15" office:value-type="string" calcext:value-type="string">
            <text:p>NPT</text:p>
          </table:table-cell>
          <table:table-cell table:style-name="ce15" office:value-type="string" calcext:value-type="string">
            <text:p><text:a xlink:href="https://www.titanfittings.com/adapters-and-fittings/hydraulic-adapters/steel-hydraulic-adapters/npt-fittings/5406/hex-reducer-bushing-3-4-nptf-male-x-1-4-nptf-female" xlink:type="simple">https://www.titanfittings.com/adapters-and-fittings/hydraulic-adapters/steel-hydraulic-adapters/npt-fittings/5406/hex-reducer-bushing-3-4-nptf-male-x-1-4-nptf-female</text:a></text:p>
          </table:table-cell>
          <table:table-cell table:style-name="ce16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90 Degree Elbow 1-1/2" NPTF Male x 1-1/4" NPSM Swivel</text:p>
          </table:table-cell>
          <table:table-cell table:style-name="ce9" office:value-type="string" calcext:value-type="string">
            <text:p>1501-24-20</text:p>
          </table:table-cell>
          <table:table-cell table:style-name="ce15" office:value-type="string" calcext:value-type="string">
            <text:p>Federal Fluid Power</text:p>
          </table:table-cell>
          <table:table-cell table:style-name="ce16" office:value-type="float" office:value="4" calcext:value-type="float">
            <text:p>4</text:p>
          </table:table-cell>
          <table:table-cell table:style-name="ce15" office:value-type="string" calcext:value-type="string">
            <text:p>UNKWN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8"/>
          <table:table-cell table:style-name="ce15" office:value-type="string" calcext:value-type="string">
            <text:p>NPT</text:p>
          </table:table-cell>
          <table:table-cell table:style-name="ce15" office:value-type="string" calcext:value-type="string">
            <text:p><text:a xlink:href="https://www.titanfittings.com/adapters-and-fittings/hydraulic-adapters/steel-hydraulic-adapters/npt-female-swivel-npsm/1501/90-elbow-1-1-2-nptf-male-x-1-1-4-npsm-swivel?srsltid=AfmBOopuyLLKpJW0PlFxMS6-zskDQJ30bb_7-jNRdQgVCfCFQA98whSn" xlink:type="simple">https://www.titanfittings.com/adapters-and-fittings/hydraulic-adapters/steel-hydraulic-adapters/npt-female-swivel-npsm/1501/90-elbow-1-1-2-nptf-male-x-1-1-4-npsm-swivel?srsltid=AfmBOopuyLLKpJW0PlFxMS6-zskDQJ30bb_7-jNRdQgVCfCFQA98whSn</text:a></text:p>
          </table:table-cell>
          <table:table-cell table:style-name="ce21" office:value-type="currency" office:currency="USD" office:value="46.79" calcext:value-type="currency">
            <text:p>$46.79</text:p>
          </table:table-cell>
          <table:table-cell table:style-name="ce16" table:number-columns-repeated="4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32 JIC Male Connector</text:p>
          </table:table-cell>
          <table:table-cell table:style-name="ce10" office:value-type="string" calcext:value-type="string">
            <text:p>2404-32</text:p>
          </table:table-cell>
          <table:table-cell table:style-name="ce14" office:value-type="string" calcext:value-type="string">
            <text:p>Federal Fluid Power</text:p>
          </table:table-cell>
          <table:table-cell table:style-name="ce17" office:value-type="float" office:value="15" calcext:value-type="float">
            <text:p>15</text:p>
          </table:table-cell>
          <table:table-cell table:style-name="ce14" office:value-type="string" calcext:value-type="string">
            <text:p>UNKWN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8"/>
          <table:table-cell table:style-name="ce15" office:value-type="string" calcext:value-type="string">
            <text:p>NPT</text:p>
          </table:table-cell>
          <table:table-cell table:style-name="ce14" office:value-type="string" calcext:value-type="string">
            <text:p><text:a xlink:href="https://www.onehydraulics.com/products/2404-32-32?srsltid=AfmBOoo0aJkVc9cjb3LbSxDsqe_4U6EYvfC70a4-CzVLkeMvflAIZGq5" xlink:type="simple">https://www.onehydraulics.com/products/2404-32-32?srsltid=AfmBOoo0aJkVc9cjb3LbSxDsqe_4U6EYvfC70a4-CzVLkeMvflAIZGq5</text:a></text:p>
          </table:table-cell>
          <table:table-cell table:style-name="ce17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16 JIC Hex Pipe Nipple Union</text:p>
          </table:table-cell>
          <table:table-cell table:style-name="ce9" office:value-type="string" calcext:value-type="string">
            <text:p>5404-16-16</text:p>
          </table:table-cell>
          <table:table-cell table:style-name="ce15" office:value-type="string" calcext:value-type="string">
            <text:p>Federal Fluid Power</text:p>
          </table:table-cell>
          <table:table-cell table:style-name="ce16" office:value-type="float" office:value="6" calcext:value-type="float">
            <text:p>6</text:p>
          </table:table-cell>
          <table:table-cell table:style-name="ce15" office:value-type="string" calcext:value-type="string">
            <text:p>NO USE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8"/>
          <table:table-cell table:style-name="ce15" office:value-type="string" calcext:value-type="string">
            <text:p>NPT</text:p>
          </table:table-cell>
          <table:table-cell table:style-name="ce15" office:value-type="string" calcext:value-type="string">
            <text:p><text:a xlink:href="https://www.titanfittings.com/adapters-and-fittings/hydraulic-adapters/steel-hydraulic-adapters/npt-fittings/5404/1-nptf-male-x-1-nptf-male" xlink:type="simple">https://www.titanfittings.com/adapters-and-fittings/hydraulic-adapters/steel-hydraulic-adapters/npt-fittings/5404/1-nptf-male-x-1-nptf-male</text:a></text:p>
          </table:table-cell>
          <table:table-cell table:style-name="ce16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16-12 JIC Male Connector</text:p>
          </table:table-cell>
          <table:table-cell table:style-name="ce10" office:value-type="string" calcext:value-type="string">
            <text:p>2404-16-12</text:p>
          </table:table-cell>
          <table:table-cell table:style-name="ce14" office:value-type="string" calcext:value-type="string">
            <text:p>Federal Fluid Power</text:p>
          </table:table-cell>
          <table:table-cell table:style-name="ce17" office:value-type="float" office:value="25" calcext:value-type="float">
            <text:p>25</text:p>
          </table:table-cell>
          <table:table-cell table:style-name="ce14" office:value-type="string" calcext:value-type="string">
            <text:p>UNKWN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8"/>
          <table:table-cell table:style-name="ce15" office:value-type="string" calcext:value-type="string">
            <text:p>NPT</text:p>
          </table:table-cell>
          <table:table-cell table:style-name="ce14" office:value-type="string" calcext:value-type="string">
            <text:p><text:a xlink:href="https://www.titanfittings.com/adapters-and-fittings/hydraulic-adapters/steel-hydraulic-adapters/37-degree-jic-an-fittings/2404/1-male-jic-1-5-16-12-thread-x-3-4-nptf-male" xlink:type="simple">https://www.titanfittings.com/adapters-and-fittings/hydraulic-adapters/steel-hydraulic-adapters/37-degree-jic-an-fittings/2404/1-male-jic-1-5-16-12-thread-x-3-4-nptf-male</text:a></text:p>
          </table:table-cell>
          <table:table-cell table:style-name="ce17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12-6 O-Ring to Pipe Adapter</text:p>
          </table:table-cell>
          <table:table-cell table:style-name="ce9" office:value-type="string" calcext:value-type="string">
            <text:p>6401-12-6</text:p>
          </table:table-cell>
          <table:table-cell table:style-name="ce15" office:value-type="string" calcext:value-type="string">
            <text:p>Federal Fluid Power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string" calcext:value-type="string">
            <text:p>UNKWN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8"/>
          <table:table-cell table:style-name="ce15" office:value-type="string" calcext:value-type="string">
            <text:p>NPT</text:p>
          </table:table-cell>
          <table:table-cell table:style-name="ce15" office:value-type="string" calcext:value-type="string">
            <text:p><text:a xlink:href="https://www.titanfittings.com/3-4-orb-male-x-3-8-nptf-male" xlink:type="simple">https://www.titanfittings.com/3-4-orb-male-x-3-8-nptf-male</text:a></text:p>
          </table:table-cell>
          <table:table-cell table:style-name="ce16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12-6 JIC Male Connector</text:p>
          </table:table-cell>
          <table:table-cell table:style-name="ce10" office:value-type="string" calcext:value-type="string">
            <text:p>5404-12-6</text:p>
          </table:table-cell>
          <table:table-cell table:style-name="ce14" office:value-type="string" calcext:value-type="string">
            <text:p>Federal Fluid Power</text:p>
          </table:table-cell>
          <table:table-cell table:style-name="ce17" office:value-type="float" office:value="3" calcext:value-type="float">
            <text:p>3</text:p>
          </table:table-cell>
          <table:table-cell table:style-name="ce14" office:value-type="string" calcext:value-type="string">
            <text:p>UNKWN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8"/>
          <table:table-cell table:style-name="ce15" office:value-type="string" calcext:value-type="string">
            <text:p>NPT</text:p>
          </table:table-cell>
          <table:table-cell table:style-name="ce14" office:value-type="string" calcext:value-type="string">
            <text:p><text:a xlink:href="https://www.titanfittings.com/adapters-and-fittings/hydraulic-adapters/steel-hydraulic-adapters/npt-fittings/5404/3-4-nptf-male-x-3-8-nptf-male" xlink:type="simple">https://www.titanfittings.com/adapters-and-fittings/hydraulic-adapters/steel-hydraulic-adapters/npt-fittings/5404/3-4-nptf-male-x-3-8-nptf-male</text:a></text:p>
          </table:table-cell>
          <table:table-cell table:style-name="ce17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4 JIC Male Connector</text:p>
          </table:table-cell>
          <table:table-cell table:style-name="ce9" office:value-type="string" calcext:value-type="string">
            <text:p>5404-4-4</text:p>
          </table:table-cell>
          <table:table-cell table:style-name="ce15" office:value-type="string" calcext:value-type="string">
            <text:p>Federal Fluid Power</text:p>
          </table:table-cell>
          <table:table-cell table:style-name="ce16" office:value-type="float" office:value="18" calcext:value-type="float">
            <text:p>18</text:p>
          </table:table-cell>
          <table:table-cell table:style-name="ce15" office:value-type="string" calcext:value-type="string">
            <text:p>UNKWN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8"/>
          <table:table-cell table:style-name="ce15" office:value-type="string" calcext:value-type="string">
            <text:p>NPT</text:p>
          </table:table-cell>
          <table:table-cell table:style-name="ce15" office:value-type="string" calcext:value-type="string">
            <text:p><text:a xlink:href="https://www.titanfittings.com/adapters-and-fittings/hydraulic-adapters/steel-hydraulic-adapters/npt-fittings/5404/1-4-nptf-male-x-1-4-nptf-male" xlink:type="simple">https://www.titanfittings.com/adapters-and-fittings/hydraulic-adapters/steel-hydraulic-adapters/npt-fittings/5404/1-4-nptf-male-x-1-4-nptf-male</text:a></text:p>
          </table:table-cell>
          <table:table-cell table:style-name="ce16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4-2 JIC Male Connector</text:p>
          </table:table-cell>
          <table:table-cell table:style-name="ce10" office:value-type="string" calcext:value-type="string">
            <text:p>5404-4-2</text:p>
          </table:table-cell>
          <table:table-cell table:style-name="ce14" office:value-type="string" calcext:value-type="string">
            <text:p>Federal Fluid Power</text:p>
          </table:table-cell>
          <table:table-cell table:style-name="ce17" office:value-type="float" office:value="8" calcext:value-type="float">
            <text:p>8</text:p>
          </table:table-cell>
          <table:table-cell table:style-name="ce14" office:value-type="string" calcext:value-type="string">
            <text:p>UNKWN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8"/>
          <table:table-cell table:style-name="ce15" office:value-type="string" calcext:value-type="string">
            <text:p>NPT</text:p>
          </table:table-cell>
          <table:table-cell table:style-name="ce14" office:value-type="string" calcext:value-type="string">
            <text:p><text:a xlink:href="https://www.titanfittings.com/adapters-and-fittings/hydraulic-adapters/steel-hydraulic-adapters/npt-fittings/5404/1-4-nptf-male-x-1-8-nptf-male" xlink:type="simple">https://www.titanfittings.com/adapters-and-fittings/hydraulic-adapters/steel-hydraulic-adapters/npt-fittings/5404/1-4-nptf-male-x-1-8-nptf-male</text:a></text:p>
          </table:table-cell>
          <table:table-cell table:style-name="ce17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6-8 JIC To O-Ring Branch Tee</text:p>
          </table:table-cell>
          <table:table-cell table:style-name="ce9" office:value-type="string" calcext:value-type="string">
            <text:p>6803-6-6-8</text:p>
          </table:table-cell>
          <table:table-cell table:style-name="ce15" office:value-type="string" calcext:value-type="string">
            <text:p>Federal Fluid Power</text:p>
          </table:table-cell>
          <table:table-cell table:style-name="ce16" office:value-type="float" office:value="6" calcext:value-type="float">
            <text:p>6</text:p>
          </table:table-cell>
          <table:table-cell table:style-name="ce15" office:value-type="string" calcext:value-type="string">
            <text:p>UNKWN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8"/>
          <table:table-cell table:style-name="ce15" office:value-type="string" calcext:value-type="string">
            <text:p>NPT</text:p>
          </table:table-cell>
          <table:table-cell table:style-name="ce15" office:value-type="string" calcext:value-type="string">
            <text:p><text:a xlink:href="https://www.titanfittings.com/branch-tee-3-8-male-jic-9-16-18-thread-x-3-8-male-jic-9-16-18-thread-x-1-2-orb-3-4-16-thread-male" xlink:type="simple">https://www.titanfittings.com/branch-tee-3-8-male-jic-9-16-18-thread-x-3-8-male-jic-9-16-18-thread-x-1-2-orb-3-4-16-thread-male</text:a></text:p>
          </table:table-cell>
          <table:table-cell table:style-name="ce16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4-4-6 JIC To O-Ring Branch Tee</text:p>
          </table:table-cell>
          <table:table-cell table:style-name="ce10" office:value-type="string" calcext:value-type="string">
            <text:p>6803-4-4-6</text:p>
          </table:table-cell>
          <table:table-cell table:style-name="ce14" office:value-type="string" calcext:value-type="string">
            <text:p>Federal Fluid Power</text:p>
          </table:table-cell>
          <table:table-cell table:style-name="ce17" office:value-type="float" office:value="7" calcext:value-type="float">
            <text:p>7</text:p>
          </table:table-cell>
          <table:table-cell table:style-name="ce14" office:value-type="string" calcext:value-type="string">
            <text:p>UNKWN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8"/>
          <table:table-cell table:style-name="ce15" office:value-type="string" calcext:value-type="string">
            <text:p>NPT</text:p>
          </table:table-cell>
          <table:table-cell table:style-name="ce14" office:value-type="string" calcext:value-type="string">
            <text:p><text:a xlink:href="https://www.titanfittings.com/branch-tee-1-4-male-jic-7-16-20-thread-x-1-4-male-jic-7-16-20-thread-x-3-8-orb-9-16-18-thread-male" xlink:type="simple">https://www.titanfittings.com/branch-tee-1-4-male-jic-7-16-20-thread-x-1-4-male-jic-7-16-20-thread-x-3-8-orb-9-16-18-thread-male</text:a></text:p>
          </table:table-cell>
          <table:table-cell table:style-name="ce17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12 JIC To O-Ring Branch Tee</text:p>
          </table:table-cell>
          <table:table-cell table:style-name="ce9" office:value-type="string" calcext:value-type="string">
            <text:p>6803-12-12-12</text:p>
          </table:table-cell>
          <table:table-cell table:style-name="ce15" office:value-type="string" calcext:value-type="string">
            <text:p>Federal Fluid Power</text:p>
          </table:table-cell>
          <table:table-cell table:style-name="ce16" office:value-type="float" office:value="21" calcext:value-type="float">
            <text:p>21</text:p>
          </table:table-cell>
          <table:table-cell table:style-name="ce15" office:value-type="string" calcext:value-type="string">
            <text:p>UNKWN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8"/>
          <table:table-cell table:style-name="ce15" office:value-type="string" calcext:value-type="string">
            <text:p>NPT</text:p>
          </table:table-cell>
          <table:table-cell table:style-name="ce15" office:value-type="string" calcext:value-type="string">
            <text:p><text:a xlink:href="https://www.titanfittings.com/branch-tee-3-4-male-jic-1-1-16-12-thread-x-3-4-male-jic-x-3-4-orb-1-1-16-12-thread-male" xlink:type="simple">https://www.titanfittings.com/branch-tee-3-4-male-jic-1-1-16-12-thread-x-3-4-male-jic-x-3-4-orb-1-1-16-12-thread-male</text:a></text:p>
          </table:table-cell>
          <table:table-cell table:style-name="ce16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12-12-10 JIC To O-Ring Branch Tee</text:p>
          </table:table-cell>
          <table:table-cell table:style-name="ce10" office:value-type="string" calcext:value-type="string">
            <text:p>6803-12-12-10</text:p>
          </table:table-cell>
          <table:table-cell table:style-name="ce14" office:value-type="string" calcext:value-type="string">
            <text:p>Federal Fluid Power</text:p>
          </table:table-cell>
          <table:table-cell table:style-name="ce17" office:value-type="float" office:value="4" calcext:value-type="float">
            <text:p>4</text:p>
          </table:table-cell>
          <table:table-cell table:style-name="ce14" office:value-type="string" calcext:value-type="string">
            <text:p>UNKWN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8"/>
          <table:table-cell table:style-name="ce15" office:value-type="string" calcext:value-type="string">
            <text:p>NPT</text:p>
          </table:table-cell>
          <table:table-cell table:style-name="ce14" office:value-type="string" calcext:value-type="string">
            <text:p><text:a xlink:href="https://www.titanfittings.com/branch-tee-3-4-male-jic-1-1-16-12-thread-x-3-4-male-jic-1-1-16-12-thread-x-5-8-orb-7-8-14-thread-male" xlink:type="simple">https://www.titanfittings.com/branch-tee-3-4-male-jic-1-1-16-12-thread-x-3-4-male-jic-1-1-16-12-thread-x-5-8-orb-7-8-14-thread-male</text:a></text:p>
          </table:table-cell>
          <table:table-cell table:style-name="ce17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12-20 JIC To O-Ring Connector</text:p>
          </table:table-cell>
          <table:table-cell table:style-name="ce10" office:value-type="string" calcext:value-type="string">
            <text:p>6400-12-20</text:p>
          </table:table-cell>
          <table:table-cell table:style-name="ce14" office:value-type="string" calcext:value-type="string">
            <text:p>Federal Fluid Power</text:p>
          </table:table-cell>
          <table:table-cell table:style-name="ce17" office:value-type="float" office:value="2" calcext:value-type="float">
            <text:p>2</text:p>
          </table:table-cell>
          <table:table-cell table:style-name="ce14" office:value-type="string" calcext:value-type="string">
            <text:p>UNKWN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8"/>
          <table:table-cell table:style-name="ce15" office:value-type="string" calcext:value-type="string">
            <text:p>NPT</text:p>
          </table:table-cell>
          <table:table-cell table:style-name="ce14" office:value-type="string" calcext:value-type="string">
            <text:p><text:a xlink:href="https://www.titanfittings.com/3-4-jic-1-1-16-12-thread-x-1-1-4-orb-1-5-8-12-thread-male" xlink:type="simple">https://www.titanfittings.com/3-4-jic-1-1-16-12-thread-x-1-1-4-orb-1-5-8-12-thread-male</text:a></text:p>
          </table:table-cell>
          <table:table-cell table:style-name="ce17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12-16 JIC To O-Ring Connector</text:p>
          </table:table-cell>
          <table:table-cell table:style-name="ce9" office:value-type="string" calcext:value-type="string">
            <text:p>6400-12-16</text:p>
          </table:table-cell>
          <table:table-cell table:style-name="ce15" office:value-type="string" calcext:value-type="string">
            <text:p>Federal Fluid Power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string" calcext:value-type="string">
            <text:p>UNKWN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8"/>
          <table:table-cell table:style-name="ce15" office:value-type="string" calcext:value-type="string">
            <text:p>NPT</text:p>
          </table:table-cell>
          <table:table-cell table:style-name="ce15" office:value-type="string" calcext:value-type="string">
            <text:p><text:a xlink:href="https://www.titanfittings.com/3-4-jic-1-1-16-12-thread-x-1-orb-1-5-16-12-thread-male" xlink:type="simple">https://www.titanfittings.com/3-4-jic-1-1-16-12-thread-x-1-orb-1-5-16-12-thread-male</text:a></text:p>
          </table:table-cell>
          <table:table-cell table:style-name="ce16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6 JIC Male Elbow 90 Degree</text:p>
          </table:table-cell>
          <table:table-cell table:style-name="ce10" office:value-type="string" calcext:value-type="string">
            <text:p>5500-6-6</text:p>
          </table:table-cell>
          <table:table-cell table:style-name="ce14" office:value-type="string" calcext:value-type="string">
            <text:p>Federal Fluid Power</text:p>
          </table:table-cell>
          <table:table-cell table:style-name="ce17" office:value-type="float" office:value="18" calcext:value-type="float">
            <text:p>18</text:p>
          </table:table-cell>
          <table:table-cell table:style-name="ce14" office:value-type="string" calcext:value-type="string">
            <text:p>UNKWN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8"/>
          <table:table-cell table:style-name="ce15" office:value-type="string" calcext:value-type="string">
            <text:p>NPT</text:p>
          </table:table-cell>
          <table:table-cell table:style-name="ce14" office:value-type="string" calcext:value-type="string">
            <text:p><text:a xlink:href="https://www.titanfittings.com/adapters-and-fittings/hydraulic-adapters/steel-hydraulic-adapters/npt-fittings/5500" xlink:type="simple">https://www.titanfittings.com/adapters-and-fittings/hydraulic-adapters/steel-hydraulic-adapters/npt-fittings/5500</text:a></text:p>
          </table:table-cell>
          <table:table-cell table:style-name="ce17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2502-04-04 | #4 MALE JIC X 1/4" FEMALE PIPE 90 DEGREE ELBOW | 2502-4-4</text:p>
          </table:table-cell>
          <table:table-cell table:style-name="ce9" office:value-type="string" calcext:value-type="string">
            <text:p>2502-4-4</text:p>
          </table:table-cell>
          <table:table-cell table:style-name="ce15" office:value-type="string" calcext:value-type="string">
            <text:p>Federal Fluid Power</text:p>
          </table:table-cell>
          <table:table-cell table:style-name="ce16" office:value-type="float" office:value="20" calcext:value-type="float">
            <text:p>20</text:p>
          </table:table-cell>
          <table:table-cell table:style-name="ce15" office:value-type="string" calcext:value-type="string">
            <text:p>UNKWN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8"/>
          <table:table-cell table:style-name="ce15" office:value-type="string" calcext:value-type="string">
            <text:p>NPT</text:p>
          </table:table-cell>
          <table:table-cell table:style-name="ce15" office:value-type="string" calcext:value-type="string">
            <text:p><text:a xlink:href="https://www.titanfittings.com/adapters-and-fittings/hydraulic-adapters/steel-hydraulic-adapters/37-degree-jic-an-fittings/2502" xlink:type="simple">https://www.titanfittings.com/adapters-and-fittings/hydraulic-adapters/steel-hydraulic-adapters/37-degree-jic-an-fittings/2502</text:a></text:p>
          </table:table-cell>
          <table:table-cell table:style-name="ce16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Female 37 Degree 4-6 JIC Swivel x Female NPTF</text:p>
          </table:table-cell>
          <table:table-cell table:style-name="ce10" office:value-type="string" calcext:value-type="string">
            <text:p>6506-4-6</text:p>
          </table:table-cell>
          <table:table-cell table:style-name="ce14" office:value-type="string" calcext:value-type="string">
            <text:p>Federal Fluid Power</text:p>
          </table:table-cell>
          <table:table-cell table:style-name="ce17" office:value-type="float" office:value="41" calcext:value-type="float">
            <text:p>41</text:p>
          </table:table-cell>
          <table:table-cell table:style-name="ce14" office:value-type="string" calcext:value-type="string">
            <text:p>UNKWN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8"/>
          <table:table-cell table:style-name="ce15" office:value-type="string" calcext:value-type="string">
            <text:p>NPT</text:p>
          </table:table-cell>
          <table:table-cell table:style-name="ce14" office:value-type="string" calcext:value-type="string">
            <text:p><text:a xlink:href="https://www.titanfittings.com/1-4-nptf-female-x-3-8-jic-9-16-18-thread-female-swivel" xlink:type="simple">https://www.titanfittings.com/1-4-nptf-female-x-3-8-jic-9-16-18-thread-female-swivel</text:a></text:p>
          </table:table-cell>
          <table:table-cell table:style-name="ce17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Female 37 Degree 4 JIC Swivel x Female NPTF</text:p>
          </table:table-cell>
          <table:table-cell table:style-name="ce9" office:value-type="string" calcext:value-type="string">
            <text:p>6506-4-4</text:p>
          </table:table-cell>
          <table:table-cell table:style-name="ce15" office:value-type="string" calcext:value-type="string">
            <text:p>Federal Fluid Power</text:p>
          </table:table-cell>
          <table:table-cell table:style-name="ce16" office:value-type="float" office:value="19" calcext:value-type="float">
            <text:p>19</text:p>
          </table:table-cell>
          <table:table-cell table:style-name="ce15" office:value-type="string" calcext:value-type="string">
            <text:p>UNKWN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8"/>
          <table:table-cell table:style-name="ce15" office:value-type="string" calcext:value-type="string">
            <text:p>NPT</text:p>
          </table:table-cell>
          <table:table-cell table:style-name="ce15" office:value-type="string" calcext:value-type="string">
            <text:p><text:a xlink:href="https://www.titanfittings.com/1-4-nptf-female-x-1-4-jic-7-16-20-thread-female-swivel" xlink:type="simple">https://www.titanfittings.com/1-4-nptf-female-x-1-4-jic-7-16-20-thread-female-swivel</text:a></text:p>
          </table:table-cell>
          <table:table-cell table:style-name="ce16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Bulkhead Straight Adapter - 1/4 in Male Pipe Rigid x 1/4 in Male JIC 37 Degree Flare, Stainless Steel</text:p>
          </table:table-cell>
          <table:table-cell table:style-name="ce10" office:value-type="string" calcext:value-type="string">
            <text:p>2706-4-4</text:p>
          </table:table-cell>
          <table:table-cell table:style-name="ce14" office:value-type="string" calcext:value-type="string">
            <text:p>Federal Fluid Power</text:p>
          </table:table-cell>
          <table:table-cell table:style-name="ce17" office:value-type="float" office:value="7" calcext:value-type="float">
            <text:p>7</text:p>
          </table:table-cell>
          <table:table-cell table:style-name="ce14" office:value-type="string" calcext:value-type="string">
            <text:p>UNKWN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8"/>
          <table:table-cell table:style-name="ce15" office:value-type="string" calcext:value-type="string">
            <text:p>NPT</text:p>
          </table:table-cell>
          <table:table-cell table:style-name="ce14" office:value-type="string" calcext:value-type="string">
            <text:p><text:a xlink:href="https://www.titanfittings.com/1-4-nptf-male-x-1-4-male-jic-7-16-20-thread-bulkhead" xlink:type="simple">https://www.titanfittings.com/1-4-nptf-male-x-1-4-male-jic-7-16-20-thread-bulkhead</text:a></text:p>
          </table:table-cell>
          <table:table-cell table:style-name="ce17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4-2 JIC Male Elbow</text:p>
          </table:table-cell>
          <table:table-cell table:style-name="ce9" office:value-type="string" calcext:value-type="string">
            <text:p>2501-4-2</text:p>
          </table:table-cell>
          <table:table-cell table:style-name="ce15" office:value-type="string" calcext:value-type="string">
            <text:p>Federal Fluid Power</text:p>
          </table:table-cell>
          <table:table-cell table:style-name="ce16" office:value-type="float" office:value="0" calcext:value-type="float">
            <text:p>0</text:p>
          </table:table-cell>
          <table:table-cell table:style-name="ce15" office:value-type="string" calcext:value-type="string">
            <text:p>UNKWN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8"/>
          <table:table-cell table:style-name="ce15" office:value-type="string" calcext:value-type="string">
            <text:p>NPT</text:p>
          </table:table-cell>
          <table:table-cell table:style-name="ce15" office:value-type="string" calcext:value-type="string">
            <text:p><text:a xlink:href="https://www.titanfittings.com/adapters-and-fittings/hydraulic-adapters/steel-hydraulic-adapters/37-degree-jic-an-fittings/2501/90-elbow-1-4-male-jic-7-16-20-thread-x-1-8-nptf-male" xlink:type="simple">https://www.titanfittings.com/adapters-and-fittings/hydraulic-adapters/steel-hydraulic-adapters/37-degree-jic-an-fittings/2501/90-elbow-1-4-male-jic-7-16-20-thread-x-1-8-nptf-male</text:a></text:p>
          </table:table-cell>
          <table:table-cell table:style-name="ce16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1/4 Female NPTF X 1/4 Female NPTF Pipe Coupling</text:p>
          </table:table-cell>
          <table:table-cell table:style-name="ce10" office:value-type="string" calcext:value-type="string">
            <text:p>5000-4-4</text:p>
          </table:table-cell>
          <table:table-cell table:style-name="ce14" office:value-type="string" calcext:value-type="string">
            <text:p>Federal Fluid Power</text:p>
          </table:table-cell>
          <table:table-cell table:style-name="ce17" office:value-type="float" office:value="5" calcext:value-type="float">
            <text:p>5</text:p>
          </table:table-cell>
          <table:table-cell table:style-name="ce14" office:value-type="string" calcext:value-type="string">
            <text:p>UNKWN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8"/>
          <table:table-cell table:style-name="ce15" office:value-type="string" calcext:value-type="string">
            <text:p>NPT</text:p>
          </table:table-cell>
          <table:table-cell table:style-name="ce14" office:value-type="string" calcext:value-type="string">
            <text:p><text:a xlink:href="https://www.titanfittings.com/adapters-and-fittings/hydraulic-adapters/steel-hydraulic-adapters/npt-fittings/5000/1-8-nptf-female-x-1-8-nptf-female-clone-clone-clone" xlink:type="simple">https://www.titanfittings.com/adapters-and-fittings/hydraulic-adapters/steel-hydraulic-adapters/npt-fittings/5000/1-8-nptf-female-x-1-8-nptf-female-clone-clone-clone</text:a></text:p>
          </table:table-cell>
          <table:table-cell table:style-name="ce17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traight Adapter - 2 in Male JIC 37 Degree Flare x 2 in Male O-Ring Boss, Steel</text:p>
          </table:table-cell>
          <table:table-cell table:style-name="ce9" office:value-type="string" calcext:value-type="string">
            <text:p>6400-32-32</text:p>
          </table:table-cell>
          <table:table-cell table:style-name="ce15" office:value-type="string" calcext:value-type="string">
            <text:p>Federal Fluid Power</text:p>
          </table:table-cell>
          <table:table-cell table:style-name="ce16" office:value-type="float" office:value="0" calcext:value-type="float">
            <text:p>0</text:p>
          </table:table-cell>
          <table:table-cell table:style-name="ce15" office:value-type="string" calcext:value-type="string">
            <text:p>HAZL ONLY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8"/>
          <table:table-cell table:style-name="ce15" office:value-type="string" calcext:value-type="string">
            <text:p>NPT</text:p>
          </table:table-cell>
          <table:table-cell table:style-name="ce15" office:value-type="string" calcext:value-type="string">
            <text:p><text:a xlink:href="https://www.titanfittings.com/2-jic-2-1-2-12-thread-x-2-orb-male" xlink:type="simple">https://www.titanfittings.com/2-jic-2-1-2-12-thread-x-2-orb-male</text:a></text:p>
          </table:table-cell>
          <table:table-cell table:style-name="ce21" office:value-type="currency" office:currency="USD" office:value="113.78" calcext:value-type="currency">
            <text:p>$113.78</text:p>
          </table:table-cell>
          <table:table-cell table:style-name="ce16" table:number-columns-repeated="4"/>
          <table:table-cell table:number-columns-repeated="16369"/>
        </table:table-row>
        <table:table-row table:style-name="ro1">
          <table:table-cell table:style-name="ce3" office:value-type="string" calcext:value-type="string">
            <text:p>#32 SAE/ORB Male x #32 SAE/ORB Male Adj.</text:p>
          </table:table-cell>
          <table:table-cell table:style-name="ce10" office:value-type="string" calcext:value-type="string">
            <text:p>6407-32-32</text:p>
          </table:table-cell>
          <table:table-cell table:style-name="ce14" office:value-type="string" calcext:value-type="string">
            <text:p>Federal Fluid Power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string" calcext:value-type="string">
            <text:p>HAZL ONLY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8"/>
          <table:table-cell table:style-name="ce15" office:value-type="string" calcext:value-type="string">
            <text:p>NPT</text:p>
          </table:table-cell>
          <table:table-cell table:style-name="ce14" office:value-type="string" calcext:value-type="string">
            <text:p><text:a xlink:href="https://www.titanfittings.com/adjustable-union-2-orb-male-x-2-orb-male" xlink:type="simple">https://www.titanfittings.com/adjustable-union-2-orb-male-x-2-orb-male</text:a></text:p>
          </table:table-cell>
          <table:table-cell table:style-name="ce22" office:value-type="currency" office:currency="USD" office:value="57.67" calcext:value-type="currency">
            <text:p>$57.67</text:p>
          </table:table-cell>
          <table:table-cell table:style-name="ce17" table:number-columns-repeated="4"/>
          <table:table-cell table:number-columns-repeated="16369"/>
        </table:table-row>
        <table:table-row table:style-name="ro1">
          <table:table-cell table:style-name="ce3" office:value-type="string" calcext:value-type="string">
            <text:p>Uni-Crimp Ferrule</text:p>
          </table:table-cell>
          <table:table-cell table:style-name="ce10" office:value-type="string" calcext:value-type="string">
            <text:p>UCF6-20</text:p>
          </table:table-cell>
          <table:table-cell table:style-name="ce14" office:value-type="string" calcext:value-type="string">
            <text:p>Federal Fluid Power</text:p>
          </table:table-cell>
          <table:table-cell table:style-name="ce17" office:value-type="float" office:value="24" calcext:value-type="float">
            <text:p>24</text:p>
          </table:table-cell>
          <table:table-cell table:style-name="ce14" office:value-type="string" calcext:value-type="string">
            <text:p>UNKWN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8"/>
          <table:table-cell table:style-name="ce15" office:value-type="string" calcext:value-type="string">
            <text:p>NPT</text:p>
          </table:table-cell>
          <table:table-cell table:style-name="ce14" office:value-type="string" calcext:value-type="string">
            <text:p><text:a xlink:href="https://boschhydraulic.com/uni-crimp-ferrule-ucf6-20/" xlink:type="simple">https://boschhydraulic.com/uni-crimp-ferrule-ucf6-20/</text:a></text:p>
          </table:table-cell>
          <table:table-cell table:style-name="ce17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16 JIC Male 45 Degree Elbow</text:p>
          </table:table-cell>
          <table:table-cell table:style-name="ce10" office:value-type="string" calcext:value-type="string">
            <text:p>2503-16-16</text:p>
          </table:table-cell>
          <table:table-cell table:style-name="ce14" office:value-type="string" calcext:value-type="string">
            <text:p>Federal Fluid Power</text:p>
          </table:table-cell>
          <table:table-cell table:style-name="ce17" office:value-type="float" office:value="2" calcext:value-type="float">
            <text:p>2</text:p>
          </table:table-cell>
          <table:table-cell table:style-name="ce14" office:value-type="string" calcext:value-type="string">
            <text:p>UNKWN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8"/>
          <table:table-cell table:style-name="ce15" office:value-type="string" calcext:value-type="string">
            <text:p>NPT</text:p>
          </table:table-cell>
          <table:table-cell table:style-name="ce14" office:value-type="string" calcext:value-type="string">
            <text:p><text:a xlink:href="https://www.titanfittings.com/45-elbow-1-male-jic-1-5-16-12-thread-x-1-nptf-male" xlink:type="simple">https://www.titanfittings.com/45-elbow-1-male-jic-1-5-16-12-thread-x-1-nptf-male</text:a></text:p>
          </table:table-cell>
          <table:table-cell table:style-name="ce17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12-16 JIC Female Connector</text:p>
          </table:table-cell>
          <table:table-cell table:style-name="ce10" office:value-type="string" calcext:value-type="string">
            <text:p>2405-12-16</text:p>
          </table:table-cell>
          <table:table-cell table:style-name="ce14" office:value-type="string" calcext:value-type="string">
            <text:p>Federal Fluid Power</text:p>
          </table:table-cell>
          <table:table-cell table:style-name="ce17" office:value-type="float" office:value="1" calcext:value-type="float">
            <text:p>1</text:p>
          </table:table-cell>
          <table:table-cell table:style-name="ce14" office:value-type="string" calcext:value-type="string">
            <text:p>UNKWN</text:p>
          </table:table-cell>
          <table:table-cell table:style-name="ce14" office:value-type="string" calcext:value-type="string">
            <text:p>AC</text:p>
          </table:table-cell>
          <table:table-cell table:style-name="ce17"/>
          <table:table-cell table:style-name="ce18"/>
          <table:table-cell table:style-name="ce15" office:value-type="string" calcext:value-type="string">
            <text:p>NPT</text:p>
          </table:table-cell>
          <table:table-cell table:style-name="ce14" office:value-type="string" calcext:value-type="string">
            <text:p><text:a xlink:href="https://www.titanfittings.com/adapters-and-fittings/hydraulic-adapters/steel-hydraulic-adapters/37-degree-jic-an-fittings/2405/3-4-male-jic-1-1-16-12-thread-x-1-nptf-female" xlink:type="simple">https://www.titanfittings.com/adapters-and-fittings/hydraulic-adapters/steel-hydraulic-adapters/37-degree-jic-an-fittings/2405/3-4-male-jic-1-1-16-12-thread-x-1-nptf-female</text:a></text:p>
          </table:table-cell>
          <table:table-cell table:style-name="ce17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3-Way High Pressure Ball Valve 9/16-18</text:p>
          </table:table-cell>
          <table:table-cell table:style-name="ce9" office:value-type="string" calcext:value-type="string">
            <text:p>SAE6</text:p>
          </table:table-cell>
          <table:table-cell table:style-name="ce15" office:value-type="string" calcext:value-type="string">
            <text:p>Federal Fluid Power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string" calcext:value-type="string">
            <text:p>Shared btwn HAZL AND MAZL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8"/>
          <table:table-cell table:style-name="ce15" office:value-type="string" calcext:value-type="string">
            <text:p>Valve</text:p>
          </table:table-cell>
          <table:table-cell table:style-name="ce15" office:value-type="string" calcext:value-type="string">
            <text:p><text:a xlink:href="https://www.baileyhydraulics.com/Weld-On-Ports-SAE-SAE-6/" xlink:type="simple">https://www.baileyhydraulics.com/Weld-On-Ports-SAE-SAE-6/</text:a></text:p>
          </table:table-cell>
          <table:table-cell table:style-name="ce16" table:number-columns-repeated="5"/>
          <table:table-cell table:number-columns-repeated="16369"/>
        </table:table-row>
        <table:table-row table:style-name="ro1">
          <table:table-cell table:style-name="ce3" office:value-type="string" calcext:value-type="string">
            <text:p>Ball Valve</text:p>
          </table:table-cell>
          <table:table-cell table:style-name="ce9" office:value-type="string" calcext:value-type="string">
            <text:p>BVAL-2000S-4321 SAE VLV</text:p>
          </table:table-cell>
          <table:table-cell table:style-name="ce15" office:value-type="string" calcext:value-type="string">
            <text:p>Federal Fluid Power</text:p>
          </table:table-cell>
          <table:table-cell table:style-name="ce16" office:value-type="float" office:value="0" calcext:value-type="float">
            <text:p>0</text:p>
          </table:table-cell>
          <table:table-cell table:style-name="ce15" office:value-type="string" calcext:value-type="string">
            <text:p>HAZL ONLY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8"/>
          <table:table-cell table:style-name="ce15" office:value-type="string" calcext:value-type="string">
            <text:p>Valve</text:p>
          </table:table-cell>
          <table:table-cell table:style-name="ce15" office:value-type="string" calcext:value-type="string">
            <text:p><text:a xlink:href="https://www.motion.com/products/sku/02034757" xlink:type="simple">https://www.motion.com/products/sku/02034757</text:a></text:p>
          </table:table-cell>
          <table:table-cell table:style-name="ce21" office:value-type="currency" office:currency="USD" office:value="131.35" calcext:value-type="currency">
            <text:p>$131.35</text:p>
          </table:table-cell>
          <table:table-cell table:style-name="ce16" table:number-columns-repeated="4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16 (1") Crimp On Fitting</text:p>
          </table:table-cell>
          <table:table-cell table:style-name="ce10" office:value-type="string" calcext:value-type="string">
            <text:p>16G-16FJX</text:p>
          </table:table-cell>
          <table:table-cell table:style-name="ce14" office:value-type="string" calcext:value-type="string">
            <text:p>Service Manufacturing Supply</text:p>
          </table:table-cell>
          <table:table-cell table:style-name="ce17"/>
          <table:table-cell table:style-name="ce14" office:value-type="string" calcext:value-type="string">
            <text:p>HAZL ONLY</text:p>
          </table:table-cell>
          <table:table-cell table:style-name="ce17" table:number-columns-repeated="10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16 (1") Crimp On Fitting 90 Degree</text:p>
          </table:table-cell>
          <table:table-cell table:style-name="ce9" office:value-type="string" calcext:value-type="string">
            <text:p>16G-16FJX90</text:p>
          </table:table-cell>
          <table:table-cell table:style-name="ce15" office:value-type="string" calcext:value-type="string">
            <text:p>Service Manufacturing Supply</text:p>
          </table:table-cell>
          <table:table-cell table:style-name="ce16"/>
          <table:table-cell table:style-name="ce15" office:value-type="string" calcext:value-type="string">
            <text:p>HAZL ONLY</text:p>
          </table:table-cell>
          <table:table-cell table:style-name="ce16" table:number-columns-repeated="10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20 (1.25") Crimp On Fitting</text:p>
          </table:table-cell>
          <table:table-cell table:style-name="ce9" office:value-type="string" calcext:value-type="string">
            <text:p>20G-20FJX</text:p>
          </table:table-cell>
          <table:table-cell table:style-name="ce15" office:value-type="string" calcext:value-type="string">
            <text:p>Service Manufacturing Supply</text:p>
          </table:table-cell>
          <table:table-cell table:style-name="ce16"/>
          <table:table-cell table:style-name="ce15" office:value-type="string" calcext:value-type="string">
            <text:p>HAZL ONLY</text:p>
          </table:table-cell>
          <table:table-cell table:style-name="ce16" table:number-columns-repeated="10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20 (1.25") Crimp On Fitting 45 Degree</text:p>
          </table:table-cell>
          <table:table-cell table:style-name="ce10" office:value-type="string" calcext:value-type="string">
            <text:p>20G-20FJX45</text:p>
          </table:table-cell>
          <table:table-cell table:style-name="ce14" office:value-type="string" calcext:value-type="string">
            <text:p>Service Manufacturing Supply</text:p>
          </table:table-cell>
          <table:table-cell table:style-name="ce17"/>
          <table:table-cell table:style-name="ce14" office:value-type="string" calcext:value-type="string">
            <text:p>HAZL ONLY</text:p>
          </table:table-cell>
          <table:table-cell table:style-name="ce17" table:number-columns-repeated="10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20 (1.25") Crimp On Fitting 90 Degree</text:p>
          </table:table-cell>
          <table:table-cell table:style-name="ce9" office:value-type="string" calcext:value-type="string">
            <text:p>20G-20FJX90</text:p>
          </table:table-cell>
          <table:table-cell table:style-name="ce15" office:value-type="string" calcext:value-type="string">
            <text:p>Service Manufacturing Supply</text:p>
          </table:table-cell>
          <table:table-cell table:style-name="ce16"/>
          <table:table-cell table:style-name="ce15" office:value-type="string" calcext:value-type="string">
            <text:p>HAZL ONLY</text:p>
          </table:table-cell>
          <table:table-cell table:style-name="ce16" table:number-columns-repeated="10"/>
          <table:table-cell table:number-columns-repeated="16369"/>
        </table:table-row>
        <table:table-row table:style-name="ro1">
          <table:table-cell table:style-name="ce3" office:value-type="string" calcext:value-type="string">
            <text:p>Jump Size | Female JIC | 90 Degree Elbow | Swivel | for 3/8" Hose ID</text:p>
          </table:table-cell>
          <table:table-cell table:style-name="ce10" office:value-type="string" calcext:value-type="string">
            <text:p>0606-04FJX90</text:p>
          </table:table-cell>
          <table:table-cell table:style-name="ce14" office:value-type="string" calcext:value-type="string">
            <text:p>Federal Fluid Power</text:p>
          </table:table-cell>
          <table:table-cell table:style-name="ce17" office:value-type="float" office:value="5" calcext:value-type="float">
            <text:p>5</text:p>
          </table:table-cell>
          <table:table-cell table:style-name="ce14" office:value-type="string" calcext:value-type="string">
            <text:p>UNKWN</text:p>
          </table:table-cell>
          <table:table-cell table:style-name="ce14" office:value-type="string" calcext:value-type="string">
            <text:p>AC</text:p>
          </table:table-cell>
          <table:table-cell table:style-name="ce17" table:number-columns-repeated="9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4 (0.25") Crimp On Fitting 90 Degree</text:p>
          </table:table-cell>
          <table:table-cell table:style-name="ce9" office:value-type="string" calcext:value-type="string">
            <text:p>04G-04FJX90M</text:p>
          </table:table-cell>
          <table:table-cell table:style-name="ce15" office:value-type="string" calcext:value-type="string">
            <text:p>Federal Fluid Power</text:p>
          </table:table-cell>
          <table:table-cell table:style-name="ce16"/>
          <table:table-cell table:style-name="ce15" office:value-type="string" calcext:value-type="string">
            <text:p>MAZL ONLY</text:p>
          </table:table-cell>
          <table:table-cell table:style-name="ce16" table:number-columns-repeated="10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12 (0.75") Crimp On Fitting 45 Degree</text:p>
          </table:table-cell>
          <table:table-cell table:style-name="ce10" office:value-type="string" calcext:value-type="string">
            <text:p>12G-12MJ45</text:p>
          </table:table-cell>
          <table:table-cell table:style-name="ce14" office:value-type="string" calcext:value-type="string">
            <text:p>Federal Fluid Power</text:p>
          </table:table-cell>
          <table:table-cell table:style-name="ce17"/>
          <table:table-cell table:style-name="ce14" office:value-type="string" calcext:value-type="string">
            <text:p>MAZL ONLY</text:p>
          </table:table-cell>
          <table:table-cell table:style-name="ce17" table:number-columns-repeated="10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12 (0.75") Crimp On Fitting 90 Degree -Long</text:p>
          </table:table-cell>
          <table:table-cell table:style-name="ce9" office:value-type="string" calcext:value-type="string">
            <text:p>B2-JCFX90-1212</text:p>
          </table:table-cell>
          <table:table-cell table:style-name="ce15" office:value-type="string" calcext:value-type="string">
            <text:p>Federal Fluid Power</text:p>
          </table:table-cell>
          <table:table-cell table:style-name="ce16" office:value-type="float" office:value="27" calcext:value-type="float">
            <text:p>27</text:p>
          </table:table-cell>
          <table:table-cell table:style-name="ce15" office:value-type="string" calcext:value-type="string">
            <text:p>MAZL ONLY</text:p>
          </table:table-cell>
          <table:table-cell table:style-name="ce15" office:value-type="string" calcext:value-type="string">
            <text:p>AC</text:p>
          </table:table-cell>
          <table:table-cell table:style-name="ce16" table:number-columns-repeated="9"/>
          <table:table-cell table:number-columns-repeated="16369"/>
        </table:table-row>
        <table:table-row table:style-name="ro1">
          <table:table-cell table:style-name="ce3" office:value-type="string" calcext:value-type="string">
            <text:p>JIC Female Swivel Fitting for 1/4" ID Hose</text:p>
          </table:table-cell>
          <table:table-cell table:style-name="ce10" office:value-type="string" calcext:value-type="string">
            <text:p>B2-JCFX-4-4</text:p>
          </table:table-cell>
          <table:table-cell table:style-name="ce14" office:value-type="string" calcext:value-type="string">
            <text:p>Federal Fluid Power</text:p>
          </table:table-cell>
          <table:table-cell table:style-name="ce17" office:value-type="float" office:value="50" calcext:value-type="float">
            <text:p>50</text:p>
          </table:table-cell>
          <table:table-cell table:style-name="ce14" office:value-type="string" calcext:value-type="string">
            <text:p>Shared btwn HAZL AND MAZL</text:p>
          </table:table-cell>
          <table:table-cell table:style-name="ce14" office:value-type="string" calcext:value-type="string">
            <text:p>AC</text:p>
          </table:table-cell>
          <table:table-cell table:style-name="ce17" table:number-columns-repeated="9"/>
          <table:table-cell table:number-columns-repeated="16369"/>
        </table:table-row>
        <table:table-row table:style-name="ro1">
          <table:table-cell table:style-name="ce3" office:value-type="string" calcext:value-type="string">
            <text:p>90 Degree Female JIC Swivel Medium Long Drop Tube Elbow Fitting for 1/2" ID Hose</text:p>
          </table:table-cell>
          <table:table-cell table:style-name="ce10" office:value-type="string" calcext:value-type="string">
            <text:p>B2-JCFX90-0808</text:p>
          </table:table-cell>
          <table:table-cell table:style-name="ce14" office:value-type="string" calcext:value-type="string">
            <text:p>Federal Fluid Power</text:p>
          </table:table-cell>
          <table:table-cell table:style-name="ce17" office:value-type="float" office:value="15" calcext:value-type="float">
            <text:p>15</text:p>
          </table:table-cell>
          <table:table-cell table:style-name="ce14" office:value-type="string" calcext:value-type="string">
            <text:p>UNKWN</text:p>
          </table:table-cell>
          <table:table-cell table:style-name="ce14" office:value-type="string" calcext:value-type="string">
            <text:p>AC</text:p>
          </table:table-cell>
          <table:table-cell table:style-name="ce17" table:number-columns-repeated="9"/>
          <table:table-cell table:number-columns-repeated="16369"/>
        </table:table-row>
        <table:table-row table:style-name="ro1">
          <table:table-cell table:style-name="ce3" office:value-type="string" calcext:value-type="string">
            <text:p>90 Degree Female JIC Swivel Medium Long Drop Tube Elbow Fitting for 1/2” ID Hose</text:p>
          </table:table-cell>
          <table:table-cell table:style-name="ce9" office:value-type="string" calcext:value-type="string">
            <text:p>K-08</text:p>
          </table:table-cell>
          <table:table-cell table:style-name="ce15" office:value-type="string" calcext:value-type="string">
            <text:p>Federal Fluid Power</text:p>
          </table:table-cell>
          <table:table-cell table:style-name="ce16" office:value-type="float" office:value="17" calcext:value-type="float">
            <text:p>17</text:p>
          </table:table-cell>
          <table:table-cell table:style-name="ce15" office:value-type="string" calcext:value-type="string">
            <text:p>UNKWN</text:p>
          </table:table-cell>
          <table:table-cell table:style-name="ce15" office:value-type="string" calcext:value-type="string">
            <text:p>AC</text:p>
          </table:table-cell>
          <table:table-cell table:style-name="ce16" table:number-columns-repeated="9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12 (0.75") Crimp On Fitting 90 Degree</text:p>
          </table:table-cell>
          <table:table-cell table:style-name="ce10" office:value-type="string" calcext:value-type="string">
            <text:p>12G-12FJX90</text:p>
          </table:table-cell>
          <table:table-cell table:style-name="ce14" office:value-type="string" calcext:value-type="string">
            <text:p>Federal Fluid Power</text:p>
          </table:table-cell>
          <table:table-cell table:style-name="ce17"/>
          <table:table-cell table:style-name="ce14" office:value-type="string" calcext:value-type="string">
            <text:p>MAZL ONLY</text:p>
          </table:table-cell>
          <table:table-cell table:style-name="ce17" table:number-columns-repeated="10"/>
          <table:table-cell table:number-columns-repeated="16369"/>
        </table:table-row>
        <table:table-row table:style-name="ro1">
          <table:table-cell table:style-name="ce3" office:value-type="string" calcext:value-type="string">
            <text:p>Super Swivel Straight</text:p>
          </table:table-cell>
          <table:table-cell table:style-name="ce9" office:value-type="string" calcext:value-type="string">
            <text:p>SS-MJB-12XMJ</text:p>
          </table:table-cell>
          <table:table-cell table:style-name="ce15" office:value-type="string" calcext:value-type="string">
            <text:p>Federal Fluid Power</text:p>
          </table:table-cell>
          <table:table-cell table:style-name="ce16"/>
          <table:table-cell table:style-name="ce15" office:value-type="string" calcext:value-type="string">
            <text:p>MAZL ONLY</text:p>
          </table:table-cell>
          <table:table-cell table:style-name="ce16" table:number-columns-repeated="10"/>
          <table:table-cell table:number-columns-repeated="16369"/>
        </table:table-row>
        <table:table-row table:style-name="ro1">
          <table:table-cell table:style-name="ce3" office:value-type="string" calcext:value-type="string">
            <text:p>Super Swivel</text:p>
          </table:table-cell>
          <table:table-cell table:style-name="ce10" office:value-type="string" calcext:value-type="string">
            <text:p>SS-12-MJ-12XFP</text:p>
          </table:table-cell>
          <table:table-cell table:style-name="ce14" office:value-type="string" calcext:value-type="string">
            <text:p>Federal Fluid Power</text:p>
          </table:table-cell>
          <table:table-cell table:style-name="ce17"/>
          <table:table-cell table:style-name="ce14" office:value-type="string" calcext:value-type="string">
            <text:p>MAZL ONLY</text:p>
          </table:table-cell>
          <table:table-cell table:style-name="ce17" table:number-columns-repeated="10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4 (0.25") Crimp On Fitting</text:p>
          </table:table-cell>
          <table:table-cell table:style-name="ce9" office:value-type="string" calcext:value-type="string">
            <text:p>04G-04FJX</text:p>
          </table:table-cell>
          <table:table-cell table:style-name="ce15" office:value-type="string" calcext:value-type="string">
            <text:p>Service Manufacturing Supply</text:p>
          </table:table-cell>
          <table:table-cell table:style-name="ce16"/>
          <table:table-cell table:style-name="ce15" office:value-type="string" calcext:value-type="string">
            <text:p>Shared btwn HAZL AND MAZL</text:p>
          </table:table-cell>
          <table:table-cell table:style-name="ce16" table:number-columns-repeated="10"/>
          <table:table-cell table:number-columns-repeated="16369"/>
        </table:table-row>
        <table:table-row table:style-name="ro1">
          <table:table-cell table:style-name="ce3" office:value-type="string" calcext:value-type="string">
            <text:p>Size 12 (0.75") Crimp On Fitting</text:p>
          </table:table-cell>
          <table:table-cell table:style-name="ce10" office:value-type="string" calcext:value-type="string">
            <text:p>12G12FJX45</text:p>
          </table:table-cell>
          <table:table-cell table:style-name="ce14" office:value-type="string" calcext:value-type="string">
            <text:p>Service Manufacturing Supply</text:p>
          </table:table-cell>
          <table:table-cell table:style-name="ce17" office:value-type="float" office:value="7" calcext:value-type="float">
            <text:p>7</text:p>
          </table:table-cell>
          <table:table-cell table:style-name="ce14" office:value-type="string" calcext:value-type="string">
            <text:p>Shared btwn HAZL AND MAZL</text:p>
          </table:table-cell>
          <table:table-cell table:style-name="ce14" office:value-type="string" calcext:value-type="string">
            <text:p>AC</text:p>
          </table:table-cell>
          <table:table-cell table:style-name="ce17" table:number-columns-repeated="9"/>
          <table:table-cell table:number-columns-repeated="16369"/>
        </table:table-row>
        <table:table-row table:style-name="ro1">
          <table:table-cell table:style-name="ce3" office:value-type="string" calcext:value-type="string">
            <text:p>1212 JIC Female Swivel</text:p>
          </table:table-cell>
          <table:table-cell table:style-name="ce10" office:value-type="string" calcext:value-type="string">
            <text:p>F2-1212-JFS</text:p>
          </table:table-cell>
          <table:table-cell table:style-name="ce14" office:value-type="string" calcext:value-type="string">
            <text:p>Federal Fluid Power</text:p>
          </table:table-cell>
          <table:table-cell table:style-name="ce17" office:value-type="float" office:value="52" calcext:value-type="float">
            <text:p>52</text:p>
          </table:table-cell>
          <table:table-cell table:style-name="ce14" office:value-type="string" calcext:value-type="string">
            <text:p>Shared btwn HAZL AND MAZL</text:p>
          </table:table-cell>
          <table:table-cell table:style-name="ce14" office:value-type="string" calcext:value-type="string">
            <text:p>AC</text:p>
          </table:table-cell>
          <table:table-cell table:style-name="ce17" table:number-columns-repeated="9"/>
          <table:table-cell table:number-columns-repeated="16369"/>
        </table:table-row>
        <table:table-row table:style-name="ro1">
          <table:table-cell table:style-name="ce3" office:value-type="string" calcext:value-type="string">
            <text:p>Male NPTF x6 Female NPTF Hex Reducer Bushing</text:p>
          </table:table-cell>
          <table:table-cell table:style-name="ce10" office:value-type="string" calcext:value-type="string">
            <text:p>5406-6</text:p>
          </table:table-cell>
          <table:table-cell table:style-name="ce14" office:value-type="string" calcext:value-type="string">
            <text:p>Federal Fluid Power</text:p>
          </table:table-cell>
          <table:table-cell table:style-name="ce17" office:value-type="float" office:value="29" calcext:value-type="float">
            <text:p>29</text:p>
          </table:table-cell>
          <table:table-cell table:style-name="ce14" office:value-type="string" calcext:value-type="string">
            <text:p>UNKWN</text:p>
          </table:table-cell>
          <table:table-cell table:style-name="ce14" office:value-type="string" calcext:value-type="string">
            <text:p>AC</text:p>
          </table:table-cell>
          <table:table-cell table:style-name="ce17" table:number-columns-repeated="9"/>
          <table:table-cell table:number-columns-repeated="16369"/>
        </table:table-row>
        <table:table-row table:style-name="ro1">
          <table:table-cell table:style-name="ce3" office:value-type="string" calcext:value-type="string">
            <text:p>Male NPTF x4 Female NPTF Hex Reducer Bushing</text:p>
          </table:table-cell>
          <table:table-cell table:style-name="ce9" office:value-type="string" calcext:value-type="string">
            <text:p>5406-4</text:p>
          </table:table-cell>
          <table:table-cell table:style-name="ce15" office:value-type="string" calcext:value-type="string">
            <text:p>Federal Fluid Power</text:p>
          </table:table-cell>
          <table:table-cell table:style-name="ce16" office:value-type="float" office:value="49" calcext:value-type="float">
            <text:p>49</text:p>
          </table:table-cell>
          <table:table-cell table:style-name="ce15" office:value-type="string" calcext:value-type="string">
            <text:p>UNKWN</text:p>
          </table:table-cell>
          <table:table-cell table:style-name="ce15" office:value-type="string" calcext:value-type="string">
            <text:p>AC</text:p>
          </table:table-cell>
          <table:table-cell table:style-name="ce16" table:number-columns-repeated="9"/>
          <table:table-cell table:number-columns-repeated="16369"/>
        </table:table-row>
        <table:table-row table:style-name="ro1">
          <table:table-cell table:style-name="ce3" office:value-type="string" calcext:value-type="string">
            <text:p>Male NPTF x8 Female NPTF Hex Reducer Bushing</text:p>
          </table:table-cell>
          <table:table-cell table:style-name="ce10" office:value-type="string" calcext:value-type="string">
            <text:p>5406-8</text:p>
          </table:table-cell>
          <table:table-cell table:style-name="ce14" office:value-type="string" calcext:value-type="string">
            <text:p>Federal Fluid Power</text:p>
          </table:table-cell>
          <table:table-cell table:style-name="ce17" office:value-type="float" office:value="3" calcext:value-type="float">
            <text:p>3</text:p>
          </table:table-cell>
          <table:table-cell table:style-name="ce14" office:value-type="string" calcext:value-type="string">
            <text:p>UNKWN</text:p>
          </table:table-cell>
          <table:table-cell table:style-name="ce14" office:value-type="string" calcext:value-type="string">
            <text:p>AC</text:p>
          </table:table-cell>
          <table:table-cell table:style-name="ce17" table:number-columns-repeated="9"/>
          <table:table-cell table:number-columns-repeated="16369"/>
        </table:table-row>
        <table:table-row table:style-name="ro1">
          <table:table-cell table:style-name="ce3" office:value-type="string" calcext:value-type="string">
            <text:p>Zinga - Filter Element Spin-On 10 Micron Aqua-Zorb Length 10.9” Thread 1-1/2” 16 LE Series</text:p>
          </table:table-cell>
          <table:table-cell table:style-name="ce9" office:value-type="string" calcext:value-type="string">
            <text:p>LE-10AZ</text:p>
          </table:table-cell>
          <table:table-cell table:style-name="ce15" office:value-type="string" calcext:value-type="string">
            <text:p>Federal Fluid Power</text:p>
          </table:table-cell>
          <table:table-cell table:style-name="ce16" office:value-type="float" office:value="0" calcext:value-type="float">
            <text:p>0</text:p>
          </table:table-cell>
          <table:table-cell table:style-name="ce15" office:value-type="string" calcext:value-type="string">
            <text:p>Shared btwn HAZL AND MAZL</text:p>
          </table:table-cell>
          <table:table-cell table:style-name="ce15" office:value-type="string" calcext:value-type="string">
            <text:p>AC</text:p>
          </table:table-cell>
          <table:table-cell table:style-name="ce16"/>
          <table:table-cell table:style-name="ce18"/>
          <table:table-cell table:style-name="ce16"/>
          <table:table-cell table:style-name="ce15" office:value-type="string" calcext:value-type="string">
            <text:p><text:a xlink:href="https://www.amazon.com/ZA-10-AZ-Aqua-Zorb-Threads-Diameter/dp/B01D0BD5N4" xlink:type="simple">https://www.amazon.com/ZA-10-AZ-Aqua-Zorb-Threads-Diameter/dp/B01D0BD5N4</text:a></text:p>
          </table:table-cell>
          <table:table-cell table:style-name="ce16" table:number-columns-repeated="2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12 JIC - 12 JIC Swivel Elbow Extension</text:p>
          </table:table-cell>
          <table:table-cell table:style-name="ce10" office:value-type="string" calcext:value-type="string">
            <text:p>90-Extension-12-12</text:p>
          </table:table-cell>
          <table:table-cell table:style-name="ce14" office:value-type="string" calcext:value-type="string">
            <text:p>Federal Fluid Power</text:p>
          </table:table-cell>
          <table:table-cell table:style-name="ce17" office:value-type="float" office:value="3" calcext:value-type="float">
            <text:p>3</text:p>
          </table:table-cell>
          <table:table-cell table:style-name="ce14" office:value-type="string" calcext:value-type="string">
            <text:p>UNKWN</text:p>
          </table:table-cell>
          <table:table-cell table:style-name="ce14" office:value-type="string" calcext:value-type="string">
            <text:p>AC</text:p>
          </table:table-cell>
          <table:table-cell table:style-name="ce17" table:number-columns-repeated="9"/>
          <table:table-cell table:number-columns-repeated="16369"/>
        </table:table-row>
        <table:table-row table:style-name="ro1">
          <table:table-cell table:style-name="ce5"/>
          <table:table-cell table:style-name="ce12"/>
          <table:table-cell table:style-name="ce16" table:number-columns-repeated="13"/>
          <table:table-cell table:number-columns-repeated="16369"/>
        </table:table-row>
        <table:table-row table:style-name="ro1">
          <table:table-cell table:style-name="ce5"/>
          <table:table-cell table:style-name="ce13"/>
          <table:table-cell table:style-name="ce17" table:number-columns-repeated="13"/>
          <table:table-cell table:number-columns-repeated="16369"/>
        </table:table-row>
        <table:table-row table:style-name="ro1">
          <table:table-cell table:style-name="ce5"/>
          <table:table-cell table:style-name="ce12"/>
          <table:table-cell table:style-name="ce16" table:number-columns-repeated="13"/>
          <table:table-cell table:number-columns-repeated="16369"/>
        </table:table-row>
        <table:table-row table:style-name="ro1">
          <table:table-cell table:style-name="ce5"/>
          <table:table-cell table:style-name="ce13"/>
          <table:table-cell table:style-name="ce17" table:number-columns-repeated="13"/>
          <table:table-cell table:number-columns-repeated="16369"/>
        </table:table-row>
        <table:table-row table:style-name="ro1" table:number-rows-repeated="104829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Helvetica Neue" svg:font-family="'Helvetica Neue'"/>
    <style:font-face style:name="Helvetica Neue Medium" svg:font-family="'Helvetica Neue Medium'"/>
    <style:font-face style:name="Helvetica Neue1" svg:font-family="'Helvetica Neue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2">
      <number:year number:style="long"/>
      <number:text>-</number:text>
      <number:month/>
      <number:text>-</number:text>
      <number:day/>
    </number:date-style>
    <number:currency-style style:name="N153">
      <number:currency-symbol number:language="en" number:country="US">$</number:currency-symbol>
      <number:number number:decimal-places="2" number:min-decimal-places="2" number:min-integer-digits="1"/>
    </number:currency-style>
    <style:style style:name="Default" style:family="table-cell">
      <style:table-cell-properties fo:wrap-option="wrap" style:rotation-align="none" style:vertical-align="top"/>
      <style:text-properties style:font-name="Helvetica Neue" fo:font-family="'Helvetica Neue'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Helvetica Neue" fo:font-family="'Helvetica Neue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>
        <loext:char-complex-color loext:theme-type="hyperlink" loext:color-type="theme"/>
      </style:text-properties>
    </style:style>
    <draw:marker draw:name="Arrowheads_20_1" draw:display-name="Arrowheads 1" svg:viewBox="0 0 20 30" svg:d="M10 0l-10 30h20z"/>
    <loext:theme loext:name="Blank">
      <loext:theme-colors loext:name="Blank">
        <loext:color loext:name="dark1" loext:color="#000000"/>
        <loext:color loext:name="light1" loext:color="#ffffff"/>
        <loext:color loext:name="dark2" loext:color="#5e5e5e"/>
        <loext:color loext:name="light2" loext:color="#d5d5d5"/>
        <loext:color loext:name="accent1" loext:color="#00a2ff"/>
        <loext:color loext:name="accent2" loext:color="#16e7cf"/>
        <loext:color loext:name="accent3" loext:color="#61d836"/>
        <loext:color loext:name="accent4" loext:color="#ffd932"/>
        <loext:color loext:name="accent5" loext:color="#ff644e"/>
        <loext:color loext:name="accent6" loext:color="#ff42a1"/>
        <loext:color loext:name="hyperlink" loext:color="#0000ff"/>
        <loext:color loext:name="followed-hyperlink" loext:color="#ff00ff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0.25in" fo:margin-left="1in" fo:margin-right="1in" style:print-page-order="ttb" style:first-page-number="continue" style:scale-to-X="1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75in" fo:margin-left="0in" fo:margin-right="0in" fo:margin-top="0.5835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Helvetica Neue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_20_1_20_-_20_odsToCSV" style:display-name="PageStyle_Sheet 1 - odsToCSV" style:page-layout-name="Mpm3">
      <style:header style:display="false"/>
      <style:header-left style:display="false"/>
      <style:header-first style:display="false"/>
      <style:footer>
        <text:p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en Richards</meta:initial-creator>
    <dc:creator>Benjamin Richards</dc:creator>
    <meta:creation-date>2025-04-02T20:33:48</meta:creation-date>
    <dc:date>2025-04-04T21:10:23</dc:date>
    <meta:generator>LibreOffice/24.2.7.2$Linux_X86_64 LibreOffice_project/420$Build-2</meta:generator>
    <meta:document-statistic meta:table-count="1" meta:cell-count="2346" meta:object-count="0"/>
    <meta:user-defined meta:name="AppVersion">16.0300</meta:user-defined>
  </office:meta>
</office:document-meta>
</file>